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3.709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3.455cm"/>
    </style:style>
    <style:style style:name="co11" style:family="table-column">
      <style:table-column-properties fo:break-before="auto" style:column-width="5.971cm"/>
    </style:style>
    <style:style style:name="co12" style:family="table-column">
      <style:table-column-properties fo:break-before="auto" style:column-width="6.634cm"/>
    </style:style>
    <style:style style:name="co13" style:family="table-column">
      <style:table-column-properties fo:break-before="auto" style:column-width="7.271cm"/>
    </style:style>
    <style:style style:name="co14" style:family="table-column">
      <style:table-column-properties fo:break-before="auto" style:column-width="4.173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3cm"/>
    </style:style>
    <style:style style:name="co18" style:family="table-column">
      <style:table-column-properties fo:break-before="auto" style:column-width="2.5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fo:background-color="#ccffff"/>
      <style:text-properties style:text-position=""/>
    </style:style>
    <style:style style:name="ce3" style:family="table-cell" style:parent-style-name="Default" style:data-style-name="N100">
      <style:table-cell-properties fo:border-bottom="0.06pt solid #000000" fo:background-color="#ccffff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 style:data-style-name="N100">
      <style:text-properties style:text-position=""/>
    </style:style>
    <style:style style:name="ce6" style:family="table-cell" style:parent-style-name="Default" style:data-style-name="N100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ackground-color="#ccffff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0084d1" fo:border-left="none" fo:border-right="none" fo:border-top="0.06pt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0084d1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ackground-color="#ff9966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33" fo:border="0.06pt solid 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row table:style-name="ro1">
          <table:table-cell table:style-name="Default" office:value-type="string">
            <text:p>Pedestrian-density</text:p>
          </table:table-cell>
          <table:table-cell table:style-name="Default" office:value-type="string">
            <text:p>Door-width</text:p>
          </table:table-cell>
          <table:table-cell table:style-name="Default" office:value-type="string">
            <text:p>Sensor-range</text:p>
          </table:table-cell>
          <table:table-cell table:style-name="Default" office:value-type="string">
            <text:p>Time-to-close</text:p>
          </table:table-cell>
          <table:table-cell table:style-name="Default" office:value-type="string">
            <text:p>Delay-before-closing</text:p>
          </table:table-cell>
          <table:table-cell table:style-name="Default" office:value-type="string">
            <text:p>Average-exits</text:p>
          </table:table-cell>
          <table:table-cell table:style-name="Default" office:value-type="string">
            <text:p>Average-age</text:p>
          </table:table-cell>
          <table:table-cell table:style-name="Default" office:value-type="string">
            <text:p>Average-waiting-time</text:p>
          </table:table-cell>
          <table:table-cell table:style-name="Default" office:value-type="string">
            <text:p>Waiting-pedestrians-ratio</text:p>
          </table:table-cell>
          <table:table-cell table:style-name="Default" office:value-type="string">
            <text:p>Exits-count-cumulative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36.5555555555556">
            <text:p>36,5555555556</text:p>
          </table:table-cell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46.65">
            <text:p>46,65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4390243902439">
            <text:p>0,2243902439</text:p>
          </table:table-cell>
          <table:table-cell office:value-type="float" office:value="39.3260869565217">
            <text:p>39,3260869565</text:p>
          </table:table-cell>
          <table:table-cell office:value-type="float" office:value="0.0434782608695652">
            <text:p>0,0434782609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9024390243902">
            <text:p>0,2390243902</text:p>
          </table:table-cell>
          <table:table-cell office:value-type="float" office:value="45.8469387755102">
            <text:p>45,8469387755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,1111111111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8.3118279569892">
            <text:p>38,311827957</text:p>
          </table:table-cell>
          <table:table-cell office:value-type="float" office:value="0.0860215053763441">
            <text:p>0,0860215054</text:p>
          </table:table-cell>
          <table:table-cell office:value-type="float" office:value="0.0588235294117647">
            <text:p>0,0588235294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1463414634146">
            <text:p>0,2414634146</text:p>
          </table:table-cell>
          <table:table-cell office:value-type="float" office:value="40.5555555555556">
            <text:p>40,5555555556</text:p>
          </table:table-cell>
          <table:table-cell office:value-type="float" office:value="0.0505050505050505">
            <text:p>0,050505050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0243902439024">
            <text:p>0,1902439024</text:p>
          </table:table-cell>
          <table:table-cell office:value-type="float" office:value="38.8589743589744">
            <text:p>38,858974359</text:p>
          </table:table-cell>
          <table:table-cell office:value-type="float" office:value="0.0256410256410256">
            <text:p>0,0256410256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8.4731182795699">
            <text:p>38,4731182796</text:p>
          </table:table-cell>
          <table:table-cell office:value-type="float" office:value="0.010752688172043">
            <text:p>0,010752688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35.9876543209876">
            <text:p>35,987654321</text:p>
          </table:table-cell>
          <table:table-cell office:value-type="float" office:value="0.0246913580246914">
            <text:p>0,024691358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35.9690721649484">
            <text:p>35,9690721649</text:p>
          </table:table-cell>
          <table:table-cell office:value-type="float" office:value="0.0103092783505155">
            <text:p>0,010309278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0487804878049">
            <text:p>0,1804878049</text:p>
          </table:table-cell>
          <table:table-cell office:value-type="float" office:value="41.7702702702703">
            <text:p>41,7702702703</text:p>
          </table:table-cell>
          <table:table-cell office:value-type="float" office:value="0.0675675675675676">
            <text:p>0,06756756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1463414634146">
            <text:p>0,2414634146</text:p>
          </table:table-cell>
          <table:table-cell office:value-type="float" office:value="38.2626262626263">
            <text:p>38,2626262626</text:p>
          </table:table-cell>
          <table:table-cell office:value-type="float" office:value="0.0202020202020202">
            <text:p>0,020202020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43.76">
            <text:p>43,76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36.2272727272727">
            <text:p>36,227272727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609756097561">
            <text:p>0,256097561</text:p>
          </table:table-cell>
          <table:table-cell office:value-type="float" office:value="39.3619047619048">
            <text:p>39,3619047619</text:p>
          </table:table-cell>
          <table:table-cell office:value-type="float" office:value="0.0285714285714286">
            <text:p>0,028571428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5.1935483870968">
            <text:p>35,1935483871</text:p>
          </table:table-cell>
          <table:table-cell office:value-type="float" office:value="0.0645161290322581">
            <text:p>0,064516129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45.4742268041237">
            <text:p>45,4742268041</text:p>
          </table:table-cell>
          <table:table-cell office:value-type="float" office:value="0.0206185567010309">
            <text:p>0,020618556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48780487804878">
            <text:p>0,1487804878</text:p>
          </table:table-cell>
          <table:table-cell office:value-type="float" office:value="38.6885245901639">
            <text:p>38,6885245902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6585365853658">
            <text:p>0,2365853659</text:p>
          </table:table-cell>
          <table:table-cell office:value-type="float" office:value="37.8247422680412">
            <text:p>37,824742268</text:p>
          </table:table-cell>
          <table:table-cell office:value-type="float" office:value="0.0103092783505155">
            <text:p>0,010309278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40.5625">
            <text:p>40,5625</text:p>
          </table:table-cell>
          <table:table-cell office:value-type="float" office:value="0.0208333333333333">
            <text:p>0,020833333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0975609756098">
            <text:p>0,5609756098</text:p>
          </table:table-cell>
          <table:table-cell table:style-name="Default" office:value-type="float" office:value="43.2695652173913">
            <text:p>43,2695652174</text:p>
          </table:table-cell>
          <table:table-cell table:style-name="Default" office:value-type="float" office:value="0.104347826086957">
            <text:p>0,104347826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0">
            <text:p>23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4390243902439">
            <text:p>0,5243902439</text:p>
          </table:table-cell>
          <table:table-cell table:style-name="Default" office:value-type="float" office:value="42.0372093023256">
            <text:p>42,0372093023</text:p>
          </table:table-cell>
          <table:table-cell table:style-name="Default" office:value-type="float" office:value="0.125581395348837">
            <text:p>0,12558139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5">
            <text:p>21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390243902439">
            <text:p>0,543902439</text:p>
          </table:table-cell>
          <table:table-cell table:style-name="Default" office:value-type="float" office:value="41.4932735426009">
            <text:p>41,4932735426</text:p>
          </table:table-cell>
          <table:table-cell table:style-name="Default" office:value-type="float" office:value="0.0852017937219731">
            <text:p>0,085201793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3170731707317">
            <text:p>0,5731707317</text:p>
          </table:table-cell>
          <table:table-cell table:style-name="Default" office:value-type="float" office:value="42.1276595744681">
            <text:p>42,1276595745</text:p>
          </table:table-cell>
          <table:table-cell table:style-name="Default" office:value-type="float" office:value="0.0468085106382979">
            <text:p>0,04680851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5">
            <text:p>23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4878048780488">
            <text:p>0,5048780488</text:p>
          </table:table-cell>
          <table:table-cell table:style-name="Default" office:value-type="float" office:value="40.0144927536232">
            <text:p>40,0144927536</text:p>
          </table:table-cell>
          <table:table-cell table:style-name="Default" office:value-type="float" office:value="0.0676328502415459">
            <text:p>0,06763285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7">
            <text:p>20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3170731707317">
            <text:p>0,5731707317</text:p>
          </table:table-cell>
          <table:table-cell table:style-name="Default" office:value-type="float" office:value="40.9574468085106">
            <text:p>40,9574468085</text:p>
          </table:table-cell>
          <table:table-cell table:style-name="Default" office:value-type="float" office:value="0.0212765957446808">
            <text:p>0,02127659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5">
            <text:p>23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5609756097561">
            <text:p>0,556097561</text:p>
          </table:table-cell>
          <table:table-cell table:style-name="Default" office:value-type="float" office:value="38.6929824561403">
            <text:p>38,6929824561</text:p>
          </table:table-cell>
          <table:table-cell table:style-name="Default" office:value-type="float" office:value="0.0964912280701754">
            <text:p>0,096491228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8">
            <text:p>228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6829268292683">
            <text:p>0,5268292683</text:p>
          </table:table-cell>
          <table:table-cell table:style-name="Default" office:value-type="float" office:value="41.337962962963">
            <text:p>41,337962963</text:p>
          </table:table-cell>
          <table:table-cell table:style-name="Default" office:value-type="float" office:value="0.0462962962962963">
            <text:p>0,046296296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6">
            <text:p>21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14634146341463">
            <text:p>0,6146341463</text:p>
          </table:table-cell>
          <table:table-cell table:style-name="Default" office:value-type="float" office:value="39.6865079365079">
            <text:p>39,6865079365</text:p>
          </table:table-cell>
          <table:table-cell table:style-name="Default" office:value-type="float" office:value="0.0198412698412698">
            <text:p>0,0198412698</text:p>
          </table:table-cell>
          <table:table-cell table:style-name="Default" office:value-type="float" office:value="0.0666666666666667">
            <text:p>0,0666666667</text:p>
          </table:table-cell>
          <table:table-cell table:style-name="Default" office:value-type="float" office:value="252">
            <text:p>25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5609756097561">
            <text:p>0,5756097561</text:p>
          </table:table-cell>
          <table:table-cell table:style-name="Default" office:value-type="float" office:value="40.1991525423729">
            <text:p>40,1991525424</text:p>
          </table:table-cell>
          <table:table-cell table:style-name="Default" office:value-type="float" office:value="0.0296610169491525">
            <text:p>0,029661016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6">
            <text:p>23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0243902439024">
            <text:p>0,5902439024</text:p>
          </table:table-cell>
          <table:table-cell table:style-name="Default" office:value-type="float" office:value="39.698347107438">
            <text:p>39,6983471074</text:p>
          </table:table-cell>
          <table:table-cell table:style-name="Default" office:value-type="float" office:value="0.00413223140495868">
            <text:p>0,00413223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2">
            <text:p>24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8048780487805">
            <text:p>0,5780487805</text:p>
          </table:table-cell>
          <table:table-cell table:style-name="Default" office:value-type="float" office:value="40.8776371308017">
            <text:p>40,8776371308</text:p>
          </table:table-cell>
          <table:table-cell table:style-name="Default" office:value-type="float" office:value="0.0675105485232068">
            <text:p>0,0675105485</text:p>
          </table:table-cell>
          <table:table-cell table:style-name="Default" office:value-type="float" office:value="0.032258064516129">
            <text:p>0,0322580645</text:p>
          </table:table-cell>
          <table:table-cell table:style-name="Default" office:value-type="float" office:value="237">
            <text:p>23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7317073170732">
            <text:p>0,6073170732</text:p>
          </table:table-cell>
          <table:table-cell table:style-name="Default" office:value-type="float" office:value="40.2248995983936">
            <text:p>40,2248995984</text:p>
          </table:table-cell>
          <table:table-cell table:style-name="Default" office:value-type="float" office:value="0.0522088353413655">
            <text:p>0,05220883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9">
            <text:p>24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5853658536585">
            <text:p>0,5658536585</text:p>
          </table:table-cell>
          <table:table-cell table:style-name="Default" office:value-type="float" office:value="39.6163793103448">
            <text:p>39,6163793103</text:p>
          </table:table-cell>
          <table:table-cell table:style-name="Default" office:value-type="float" office:value="0.0991379310344828">
            <text:p>0,0991379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2">
            <text:p>23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2926829268293">
            <text:p>0,5829268293</text:p>
          </table:table-cell>
          <table:table-cell table:style-name="Default" office:value-type="float" office:value="38.8953974895397">
            <text:p>38,8953974895</text:p>
          </table:table-cell>
          <table:table-cell table:style-name="Default" office:value-type="float" office:value="0.0836820083682008">
            <text:p>0,08368200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9">
            <text:p>23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14634146341463">
            <text:p>0,6146341463</text:p>
          </table:table-cell>
          <table:table-cell table:style-name="Default" office:value-type="float" office:value="41.6111111111111">
            <text:p>41,6111111111</text:p>
          </table:table-cell>
          <table:table-cell table:style-name="Default" office:value-type="float" office:value="0.107142857142857">
            <text:p>0,107142857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2">
            <text:p>25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0731707317073">
            <text:p>0,5707317073</text:p>
          </table:table-cell>
          <table:table-cell table:style-name="Default" office:value-type="float" office:value="41.3803418803419">
            <text:p>41,3803418803</text:p>
          </table:table-cell>
          <table:table-cell table:style-name="Default" office:value-type="float" office:value="0.047008547008547">
            <text:p>0,04700854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4">
            <text:p>23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6341463414634">
            <text:p>0,5463414634</text:p>
          </table:table-cell>
          <table:table-cell table:style-name="Default" office:value-type="float" office:value="42.8928571428571">
            <text:p>42,8928571429</text:p>
          </table:table-cell>
          <table:table-cell table:style-name="Default" office:value-type="float" office:value="0.142857142857143">
            <text:p>0,14285714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4">
            <text:p>22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390243902439">
            <text:p>0,543902439</text:p>
          </table:table-cell>
          <table:table-cell table:style-name="Default" office:value-type="float" office:value="39.9955156950673">
            <text:p>39,9955156951</text:p>
          </table:table-cell>
          <table:table-cell table:style-name="Default" office:value-type="float" office:value="0.0986547085201794">
            <text:p>0,098654708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9512195121951">
            <text:p>0,5195121951</text:p>
          </table:table-cell>
          <table:table-cell table:style-name="Default" office:value-type="float" office:value="39.0281690140845">
            <text:p>39,0281690141</text:p>
          </table:table-cell>
          <table:table-cell table:style-name="Default" office:value-type="float" office:value="0.0469483568075117">
            <text:p>0,04694835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3">
            <text:p>21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92682926829268">
            <text:p>0,8926829268</text:p>
          </table:table-cell>
          <table:table-cell office:value-type="float" office:value="41.6065573770492">
            <text:p>41,606557377</text:p>
          </table:table-cell>
          <table:table-cell office:value-type="float" office:value="0.325136612021858">
            <text:p>0,325136612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14634146341463">
            <text:p>0,9146341463</text:p>
          </table:table-cell>
          <table:table-cell office:value-type="float" office:value="41.496">
            <text:p>41,496</text:p>
          </table:table-cell>
          <table:table-cell office:value-type="float" office:value="0.472">
            <text:p>0,472</text:p>
          </table:table-cell>
          <table:table-cell office:value-type="float" office:value="0.46875">
            <text:p>0,46875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29268292682927">
            <text:p>0,6292682927</text:p>
          </table:table-cell>
          <table:table-cell office:value-type="float" office:value="43.0813953488372">
            <text:p>43,0813953488</text:p>
          </table:table-cell>
          <table:table-cell office:value-type="float" office:value="1.73255813953488">
            <text:p>1,7325581395</text:p>
          </table:table-cell>
          <table:table-cell office:value-type="float" office:value="0.770833333333333">
            <text:p>0,7708333333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3414634146341">
            <text:p>0,8634146341</text:p>
          </table:table-cell>
          <table:table-cell office:value-type="float" office:value="42.7994350282486">
            <text:p>42,7994350282</text:p>
          </table:table-cell>
          <table:table-cell office:value-type="float" office:value="0.282485875706215">
            <text:p>0,2824858757</text:p>
          </table:table-cell>
          <table:table-cell office:value-type="float" office:value="0.0208333333333333">
            <text:p>0,0208333333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51219512195122">
            <text:p>0,8512195122</text:p>
          </table:table-cell>
          <table:table-cell office:value-type="float" office:value="42.0257879656161">
            <text:p>42,0257879656</text:p>
          </table:table-cell>
          <table:table-cell office:value-type="float" office:value="0.277936962750716">
            <text:p>0,2779369628</text:p>
          </table:table-cell>
          <table:table-cell office:value-type="float" office:value="0.5">
            <text:p>0,5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07317073170732">
            <text:p>0,8073170732</text:p>
          </table:table-cell>
          <table:table-cell office:value-type="float" office:value="42.4199395770393">
            <text:p>42,419939577</text:p>
          </table:table-cell>
          <table:table-cell office:value-type="float" office:value="0.253776435045317">
            <text:p>0,253776435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3.3403693931398">
            <text:p>43,3403693931</text:p>
          </table:table-cell>
          <table:table-cell office:value-type="float" office:value="0.321899736147757">
            <text:p>0,3218997361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3414634146341">
            <text:p>0,8634146341</text:p>
          </table:table-cell>
          <table:table-cell office:value-type="float" office:value="40.1977401129944">
            <text:p>40,197740113</text:p>
          </table:table-cell>
          <table:table-cell office:value-type="float" office:value="0.290960451977401">
            <text:p>0,290960452</text:p>
          </table:table-cell>
          <table:table-cell office:value-type="float" office:value="0.0263157894736842">
            <text:p>0,0263157895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8780487804878">
            <text:p>0,887804878</text:p>
          </table:table-cell>
          <table:table-cell office:value-type="float" office:value="42.6510989010989">
            <text:p>42,6510989011</text:p>
          </table:table-cell>
          <table:table-cell office:value-type="float" office:value="0.274725274725275">
            <text:p>0,2747252747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75609756097561">
            <text:p>0,7756097561</text:p>
          </table:table-cell>
          <table:table-cell office:value-type="float" office:value="41.3427672955975">
            <text:p>41,3427672956</text:p>
          </table:table-cell>
          <table:table-cell office:value-type="float" office:value="0.534591194968553">
            <text:p>0,534591195</text:p>
          </table:table-cell>
          <table:table-cell office:value-type="float" office:value="0.426666666666667">
            <text:p>0,4266666667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24390243902439">
            <text:p>0,9243902439</text:p>
          </table:table-cell>
          <table:table-cell office:value-type="float" office:value="41.509234828496">
            <text:p>41,5092348285</text:p>
          </table:table-cell>
          <table:table-cell office:value-type="float" office:value="0.258575197889182">
            <text:p>0,2585751979</text:p>
          </table:table-cell>
          <table:table-cell office:value-type="float" office:value="0.0217391304347826">
            <text:p>0,0217391304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48780487804878">
            <text:p>0,7487804878</text:p>
          </table:table-cell>
          <table:table-cell office:value-type="float" office:value="41.9804560260586">
            <text:p>41,9804560261</text:p>
          </table:table-cell>
          <table:table-cell office:value-type="float" office:value="0.514657980456026">
            <text:p>0,5146579805</text:p>
          </table:table-cell>
          <table:table-cell office:value-type="float" office:value="0.768518518518518">
            <text:p>0,7685185185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04878048780488">
            <text:p>0,6048780488</text:p>
          </table:table-cell>
          <table:table-cell office:value-type="float" office:value="42.5685483870968">
            <text:p>42,5685483871</text:p>
          </table:table-cell>
          <table:table-cell office:value-type="float" office:value="2.03225806451613">
            <text:p>2,0322580645</text:p>
          </table:table-cell>
          <table:table-cell office:value-type="float" office:value="0.82967032967033">
            <text:p>0,8296703297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51219512195122">
            <text:p>0,8512195122</text:p>
          </table:table-cell>
          <table:table-cell office:value-type="float" office:value="42.1862464183381">
            <text:p>42,1862464183</text:p>
          </table:table-cell>
          <table:table-cell office:value-type="float" office:value="0.30945558739255">
            <text:p>0,3094555874</text:p>
          </table:table-cell>
          <table:table-cell office:value-type="float" office:value="0.0227272727272727">
            <text:p>0,0227272727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53658536585366">
            <text:p>0,9536585366</text:p>
          </table:table-cell>
          <table:table-cell office:value-type="float" office:value="40.3913043478261">
            <text:p>40,3913043478</text:p>
          </table:table-cell>
          <table:table-cell office:value-type="float" office:value="0.20460358056266">
            <text:p>0,2046035806</text:p>
          </table:table-cell>
          <table:table-cell office:value-type="float" office:value="0.02">
            <text:p>0,02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5609756097561">
            <text:p>0,956097561</text:p>
          </table:table-cell>
          <table:table-cell office:value-type="float" office:value="42.4234693877551">
            <text:p>42,4234693878</text:p>
          </table:table-cell>
          <table:table-cell office:value-type="float" office:value="0.24234693877551">
            <text:p>0,2423469388</text:p>
          </table:table-cell>
          <table:table-cell office:value-type="float" office:value="0.0192307692307692">
            <text:p>0,0192307692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8292682926829">
            <text:p>0,8682926829</text:p>
          </table:table-cell>
          <table:table-cell office:value-type="float" office:value="40.6320224719101">
            <text:p>40,6320224719</text:p>
          </table:table-cell>
          <table:table-cell office:value-type="float" office:value="0.382022471910112">
            <text:p>0,3820224719</text:p>
          </table:table-cell>
          <table:table-cell office:value-type="float" office:value="0.08">
            <text:p>0,08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85365853658537">
            <text:p>0,7853658537</text:p>
          </table:table-cell>
          <table:table-cell office:value-type="float" office:value="44.555900621118">
            <text:p>44,5559006211</text:p>
          </table:table-cell>
          <table:table-cell office:value-type="float" office:value="0.87888198757764">
            <text:p>0,8788819876</text:p>
          </table:table-cell>
          <table:table-cell office:value-type="float" office:value="0.7">
            <text:p>0,7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58536585365854">
            <text:p>0,8585365854</text:p>
          </table:table-cell>
          <table:table-cell office:value-type="float" office:value="41.6392045454546">
            <text:p>41,6392045455</text:p>
          </table:table-cell>
          <table:table-cell office:value-type="float" office:value="0.227272727272727">
            <text:p>0,2272727273</text:p>
          </table:table-cell>
          <table:table-cell office:value-type="float" office:value="0.0204081632653061">
            <text:p>0,0204081633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table:style-name="ce3" office:value-type="string">
            <text:p>1,0</text:p>
          </table:table-cell>
          <table:table-cell table:number-columns-repeated="2" table:style-name="ce7" office:value-type="float" office:value="12">
            <text:p>1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919512195121951">
            <text:p>0,9195121951</text:p>
          </table:table-cell>
          <table:table-cell table:style-name="ce7" office:value-type="float" office:value="41.604774535809">
            <text:p>41,6047745358</text:p>
          </table:table-cell>
          <table:table-cell table:style-name="ce7" office:value-type="float" office:value="0.135278514588859">
            <text:p>0,1352785146</text:p>
          </table:table-cell>
          <table:table-cell table:style-name="ce7" office:value-type="float" office:value="0.0232558139534884">
            <text:p>0,023255814</text:p>
          </table:table-cell>
          <table:table-cell table:style-name="ce7" office:value-type="float" office:value="377">
            <text:p>377</text:p>
          </table:table-cell>
        </table:table-row>
        <table:table-row table:style-name="ro2">
          <table:table-cell table:style-name="ce4" office:value-type="float" office:value="0.25">
            <text:p>0,2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31707317073171">
            <text:p>0,2317073171</text:p>
          </table:table-cell>
          <table:table-cell table:style-name="ce4" office:value-type="float" office:value="44.7052631578947">
            <text:p>44,7052631579</text:p>
          </table:table-cell>
          <table:table-cell table:style-name="ce4" office:value-type="float" office:value="0.0210526315789474">
            <text:p>0,02105263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5">
            <text:p>9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90243902439024">
            <text:p>0,1902439024</text:p>
          </table:table-cell>
          <table:table-cell table:style-name="Default" office:value-type="float" office:value="39.8076923076923">
            <text:p>39,8076923077</text:p>
          </table:table-cell>
          <table:table-cell table:style-name="Default" office:value-type="float" office:value="0.0512820512820513">
            <text:p>0,05128205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609756097561">
            <text:p>0,256097561</text:p>
          </table:table-cell>
          <table:table-cell table:style-name="Default" office:value-type="float" office:value="42.1904761904762">
            <text:p>42,1904761905</text:p>
          </table:table-cell>
          <table:table-cell table:style-name="Default" office:value-type="float" office:value="0.0190476190476191">
            <text:p>0,01904761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09756097560976">
            <text:p>0,2097560976</text:p>
          </table:table-cell>
          <table:table-cell table:style-name="Default" office:value-type="float" office:value="36.2558139534884">
            <text:p>36,2558139535</text:p>
          </table:table-cell>
          <table:table-cell table:style-name="Default" office:value-type="float" office:value="0.0116279069767442">
            <text:p>0,0116279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68292682926829">
            <text:p>0,1682926829</text:p>
          </table:table-cell>
          <table:table-cell table:style-name="Default" office:value-type="float" office:value="38.4202898550725">
            <text:p>38,4202898551</text:p>
          </table:table-cell>
          <table:table-cell table:style-name="Default" office:value-type="float" office:value="0.0289855072463768">
            <text:p>0,028985507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9">
            <text:p>6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8536585365854">
            <text:p>0,2585365854</text:p>
          </table:table-cell>
          <table:table-cell table:style-name="Default" office:value-type="float" office:value="41.9716981132075">
            <text:p>41,9716981132</text:p>
          </table:table-cell>
          <table:table-cell table:style-name="Default" office:value-type="float" office:value="0.0471698113207547">
            <text:p>0,04716981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6">
            <text:p>10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37.6847826086956">
            <text:p>37,6847826087</text:p>
          </table:table-cell>
          <table:table-cell table:style-name="Default" office:value-type="float" office:value="0.0108695652173913">
            <text:p>0,01086956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4146341463415">
            <text:p>0,2341463415</text:p>
          </table:table-cell>
          <table:table-cell table:style-name="Default" office:value-type="float" office:value="39.34375">
            <text:p>39,34375</text:p>
          </table:table-cell>
          <table:table-cell table:style-name="Default" office:value-type="float" office:value="0.0520833333333333">
            <text:p>0,052083333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9268292682927">
            <text:p>0,2292682927</text:p>
          </table:table-cell>
          <table:table-cell table:style-name="Default" office:value-type="float" office:value="37.3723404255319">
            <text:p>37,3723404255</text:p>
          </table:table-cell>
          <table:table-cell table:style-name="Default" office:value-type="float" office:value="0.0212765957446808">
            <text:p>0,02127659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">
            <text:p>9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390243902439">
            <text:p>0,243902439</text:p>
          </table:table-cell>
          <table:table-cell table:style-name="Default" office:value-type="float" office:value="42.28">
            <text:p>42,28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0">
            <text:p>100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8780487804878">
            <text:p>0,2487804878</text:p>
          </table:table-cell>
          <table:table-cell table:style-name="Default" office:value-type="float" office:value="42.0980392156863">
            <text:p>42,0980392157</text:p>
          </table:table-cell>
          <table:table-cell table:style-name="Default" office:value-type="float" office:value="0.0490196078431373">
            <text:p>0,049019607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609756097561">
            <text:p>0,256097561</text:p>
          </table:table-cell>
          <table:table-cell table:style-name="Default" office:value-type="float" office:value="35.0285714285714">
            <text:p>35,0285714286</text:p>
          </table:table-cell>
          <table:table-cell table:style-name="Default" office:value-type="float" office:value="0.0476190476190476">
            <text:p>0,04761904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5">
            <text:p>10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9024390243902">
            <text:p>0,2390243902</text:p>
          </table:table-cell>
          <table:table-cell table:style-name="Default" office:value-type="float" office:value="39.9591836734694">
            <text:p>39,9591836735</text:p>
          </table:table-cell>
          <table:table-cell table:style-name="Default" office:value-type="float" office:value="0.0204081632653061">
            <text:p>0,020408163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7073170731707">
            <text:p>0,2170731707</text:p>
          </table:table-cell>
          <table:table-cell table:style-name="Default" office:value-type="float" office:value="36.5730337078652">
            <text:p>36,5730337079</text:p>
          </table:table-cell>
          <table:table-cell table:style-name="Default" office:value-type="float" office:value="0.0224719101123595">
            <text:p>0,022471910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9512195121951">
            <text:p>0,2195121951</text:p>
          </table:table-cell>
          <table:table-cell table:style-name="Default" office:value-type="float" office:value="41.5111111111111">
            <text:p>41,5111111111</text:p>
          </table:table-cell>
          <table:table-cell table:style-name="Default" office:value-type="float" office:value="0.0333333333333333">
            <text:p>0,033333333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1707317073171">
            <text:p>0,2317073171</text:p>
          </table:table-cell>
          <table:table-cell table:style-name="Default" office:value-type="float" office:value="40.8315789473684">
            <text:p>40,8315789474</text:p>
          </table:table-cell>
          <table:table-cell table:style-name="Default" office:value-type="float" office:value="0.0105263157894737">
            <text:p>0,010526315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36.9230769230769">
            <text:p>36,9230769231</text:p>
          </table:table-cell>
          <table:table-cell table:style-name="Default" office:value-type="float" office:value="0.032967032967033">
            <text:p>0,03296703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80487804878049">
            <text:p>0,2804878049</text:p>
          </table:table-cell>
          <table:table-cell table:style-name="Default" office:value-type="float" office:value="40.4260869565217">
            <text:p>40,4260869565</text:p>
          </table:table-cell>
          <table:table-cell table:style-name="Default" office:value-type="float" office:value="0.00869565217391305">
            <text:p>0,008695652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15">
            <text:p>11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9268292682927">
            <text:p>0,2292682927</text:p>
          </table:table-cell>
          <table:table-cell table:style-name="Default" office:value-type="float" office:value="35.7021276595745">
            <text:p>35,7021276596</text:p>
          </table:table-cell>
          <table:table-cell table:style-name="Default" office:value-type="float" office:value="0.0531914893617021">
            <text:p>0,053191489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">
            <text:p>9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4634146341463">
            <text:p>0,2146341463</text:p>
          </table:table-cell>
          <table:table-cell table:style-name="Default" office:value-type="float" office:value="38.0568181818182">
            <text:p>38,0568181818</text:p>
          </table:table-cell>
          <table:table-cell table:style-name="Default" office:value-type="float" office:value="0.0113636363636364">
            <text:p>0,011363636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31707317073171">
            <text:p>0,5317073171</text:p>
          </table:table-cell>
          <table:table-cell office:value-type="float" office:value="39.5733944954128">
            <text:p>39,5733944954</text:p>
          </table:table-cell>
          <table:table-cell office:value-type="float" office:value="0.0229357798165138">
            <text:p>0,022935779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42.7316017316017">
            <text:p>42,7316017316</text:p>
          </table:table-cell>
          <table:table-cell office:value-type="float" office:value="0.038961038961039">
            <text:p>0,038961039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0487804878049">
            <text:p>0,5804878049</text:p>
          </table:table-cell>
          <table:table-cell office:value-type="float" office:value="41.4285714285714">
            <text:p>41,4285714286</text:p>
          </table:table-cell>
          <table:table-cell office:value-type="float" office:value="0.0210084033613445">
            <text:p>0,0210084034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53658536585366">
            <text:p>0,5536585366</text:p>
          </table:table-cell>
          <table:table-cell office:value-type="float" office:value="40.1189427312775">
            <text:p>40,1189427313</text:p>
          </table:table-cell>
          <table:table-cell office:value-type="float" office:value="0.0440528634361234">
            <text:p>0,0440528634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2926829268293">
            <text:p>0,5829268293</text:p>
          </table:table-cell>
          <table:table-cell office:value-type="float" office:value="41.4393305439331">
            <text:p>41,4393305439</text:p>
          </table:table-cell>
          <table:table-cell office:value-type="float" office:value="0.0711297071129707">
            <text:p>0,071129707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95121951219512">
            <text:p>0,5951219512</text:p>
          </table:table-cell>
          <table:table-cell office:value-type="float" office:value="45.4918032786885">
            <text:p>45,4918032787</text:p>
          </table:table-cell>
          <table:table-cell office:value-type="float" office:value="0.0163934426229508">
            <text:p>0,0163934426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14634146341463">
            <text:p>0,6146341463</text:p>
          </table:table-cell>
          <table:table-cell office:value-type="float" office:value="41.3531746031746">
            <text:p>41,3531746032</text:p>
          </table:table-cell>
          <table:table-cell office:value-type="float" office:value="0.0555555555555556">
            <text:p>0,0555555556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5609756097561">
            <text:p>0,556097561</text:p>
          </table:table-cell>
          <table:table-cell office:value-type="float" office:value="42.4342105263158">
            <text:p>42,4342105263</text:p>
          </table:table-cell>
          <table:table-cell office:value-type="float" office:value="0.0570175438596491">
            <text:p>0,0570175439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68292682926829">
            <text:p>0,5682926829</text:p>
          </table:table-cell>
          <table:table-cell office:value-type="float" office:value="43.8454935622318">
            <text:p>43,8454935622</text:p>
          </table:table-cell>
          <table:table-cell office:value-type="float" office:value="0.107296137339056">
            <text:p>0,107296137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490243902439024">
            <text:p>0,4902439024</text:p>
          </table:table-cell>
          <table:table-cell office:value-type="float" office:value="37.9900497512438">
            <text:p>37,9900497512</text:p>
          </table:table-cell>
          <table:table-cell office:value-type="float" office:value="0.0348258706467662">
            <text:p>0,034825870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90243902439024">
            <text:p>0,5902439024</text:p>
          </table:table-cell>
          <table:table-cell office:value-type="float" office:value="41.4876033057851">
            <text:p>41,4876033058</text:p>
          </table:table-cell>
          <table:table-cell office:value-type="float" office:value="0.0247933884297521">
            <text:p>0,024793388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73170731707317">
            <text:p>0,5731707317</text:p>
          </table:table-cell>
          <table:table-cell office:value-type="float" office:value="41.068085106383">
            <text:p>41,0680851064</text:p>
          </table:table-cell>
          <table:table-cell office:value-type="float" office:value="0.025531914893617">
            <text:p>0,0255319149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48780487804878">
            <text:p>0,5487804878</text:p>
          </table:table-cell>
          <table:table-cell office:value-type="float" office:value="42.4177777777778">
            <text:p>42,4177777778</text:p>
          </table:table-cell>
          <table:table-cell office:value-type="float" office:value="0.0488888888888889">
            <text:p>0,048888888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78048780487805">
            <text:p>0,5780487805</text:p>
          </table:table-cell>
          <table:table-cell office:value-type="float" office:value="41.4852320675106">
            <text:p>41,4852320675</text:p>
          </table:table-cell>
          <table:table-cell office:value-type="float" office:value="0.0337552742616034">
            <text:p>0,0337552743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17073170731707">
            <text:p>0,5170731707</text:p>
          </table:table-cell>
          <table:table-cell office:value-type="float" office:value="41.6933962264151">
            <text:p>41,6933962264</text:p>
          </table:table-cell>
          <table:table-cell office:value-type="float" office:value="0.080188679245283">
            <text:p>0,0801886792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04878048780488">
            <text:p>0,6048780488</text:p>
          </table:table-cell>
          <table:table-cell office:value-type="float" office:value="38.2056451612903">
            <text:p>38,2056451613</text:p>
          </table:table-cell>
          <table:table-cell office:value-type="float" office:value="0.0120967741935484">
            <text:p>0,0120967742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1219512195122">
            <text:p>0,512195122</text:p>
          </table:table-cell>
          <table:table-cell office:value-type="float" office:value="40.7952380952381">
            <text:p>40,7952380952</text:p>
          </table:table-cell>
          <table:table-cell office:value-type="float" office:value="0.0857142857142857">
            <text:p>0,0857142857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0487804878049">
            <text:p>0,5804878049</text:p>
          </table:table-cell>
          <table:table-cell office:value-type="float" office:value="42.046218487395">
            <text:p>42,0462184874</text:p>
          </table:table-cell>
          <table:table-cell office:value-type="float" office:value="0.0126050420168067">
            <text:p>0,01260504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34146341463415">
            <text:p>0,5341463415</text:p>
          </table:table-cell>
          <table:table-cell office:value-type="float" office:value="41.0365296803653">
            <text:p>41,0365296804</text:p>
          </table:table-cell>
          <table:table-cell office:value-type="float" office:value="0.0182648401826484">
            <text:p>0,0182648402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582926829268293">
            <text:p>0,5829268293</text:p>
          </table:table-cell>
          <table:table-cell office:value-type="float" office:value="39.7866108786611">
            <text:p>39,7866108787</text:p>
          </table:table-cell>
          <table:table-cell office:value-type="float" office:value="0.0251046025104602">
            <text:p>0,0251046025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65853658536585">
            <text:p>0,8658536585</text:p>
          </table:table-cell>
          <table:table-cell table:style-name="Default" office:value-type="float" office:value="41.1746478873239">
            <text:p>41,1746478873</text:p>
          </table:table-cell>
          <table:table-cell table:style-name="Default" office:value-type="float" office:value="0.177464788732394">
            <text:p>0,177464788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5">
            <text:p>35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5609756097561">
            <text:p>0,856097561</text:p>
          </table:table-cell>
          <table:table-cell table:style-name="Default" office:value-type="float" office:value="40.3874643874644">
            <text:p>40,3874643875</text:p>
          </table:table-cell>
          <table:table-cell table:style-name="Default" office:value-type="float" office:value="0.0598290598290598">
            <text:p>0,05982905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1">
            <text:p>35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4390243902439">
            <text:p>0,943902439</text:p>
          </table:table-cell>
          <table:table-cell table:style-name="Default" office:value-type="float" office:value="39.7906976744186">
            <text:p>39,7906976744</text:p>
          </table:table-cell>
          <table:table-cell table:style-name="Default" office:value-type="float" office:value="0.0956072351421189">
            <text:p>0,095607235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87">
            <text:p>38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92682926829268">
            <text:p>0,8926829268</text:p>
          </table:table-cell>
          <table:table-cell table:style-name="Default" office:value-type="float" office:value="41.7950819672131">
            <text:p>41,7950819672</text:p>
          </table:table-cell>
          <table:table-cell table:style-name="Default" office:value-type="float" office:value="0.0683060109289618">
            <text:p>0,06830601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66">
            <text:p>36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5609756097561">
            <text:p>0,856097561</text:p>
          </table:table-cell>
          <table:table-cell table:style-name="Default" office:value-type="float" office:value="47.3646723646724">
            <text:p>47,3646723647</text:p>
          </table:table-cell>
          <table:table-cell table:style-name="Default" office:value-type="float" office:value="0.361823361823362">
            <text:p>0,3618233618</text:p>
          </table:table-cell>
          <table:table-cell table:style-name="Default" office:value-type="float" office:value="0.0612244897959184">
            <text:p>0,0612244898</text:p>
          </table:table-cell>
          <table:table-cell table:style-name="Default" office:value-type="float" office:value="351">
            <text:p>35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58536585365854">
            <text:p>0,8585365854</text:p>
          </table:table-cell>
          <table:table-cell table:style-name="Default" office:value-type="float" office:value="45.0795454545455">
            <text:p>45,0795454545</text:p>
          </table:table-cell>
          <table:table-cell table:style-name="Default" office:value-type="float" office:value="0.255681818181818">
            <text:p>0,2556818182</text:p>
          </table:table-cell>
          <table:table-cell table:style-name="Default" office:value-type="float" office:value="0.0196078431372549">
            <text:p>0,0196078431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04878048780488">
            <text:p>0,9048780488</text:p>
          </table:table-cell>
          <table:table-cell table:style-name="Default" office:value-type="float" office:value="41.0566037735849">
            <text:p>41,0566037736</text:p>
          </table:table-cell>
          <table:table-cell table:style-name="Default" office:value-type="float" office:value="0.0862533692722372">
            <text:p>0,086253369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71">
            <text:p>37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68292682926829">
            <text:p>0,8682926829</text:p>
          </table:table-cell>
          <table:table-cell table:style-name="Default" office:value-type="float" office:value="41.1292134831461">
            <text:p>41,1292134831</text:p>
          </table:table-cell>
          <table:table-cell table:style-name="Default" office:value-type="float" office:value="0.25">
            <text:p>0,25</text:p>
          </table:table-cell>
          <table:table-cell table:style-name="Default" office:value-type="float" office:value="0.177777777777778">
            <text:p>0,1777777778</text:p>
          </table:table-cell>
          <table:table-cell table:style-name="Default" office:value-type="float" office:value="356">
            <text:p>35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41463414634146">
            <text:p>0,9414634146</text:p>
          </table:table-cell>
          <table:table-cell table:style-name="Default" office:value-type="float" office:value="44.1010362694301">
            <text:p>44,1010362694</text:p>
          </table:table-cell>
          <table:table-cell table:style-name="Default" office:value-type="float" office:value="0.352331606217617">
            <text:p>0,3523316062</text:p>
          </table:table-cell>
          <table:table-cell table:style-name="Default" office:value-type="float" office:value="0.0769230769230769">
            <text:p>0,0769230769</text:p>
          </table:table-cell>
          <table:table-cell table:style-name="Default" office:value-type="float" office:value="386">
            <text:p>38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19512195121951">
            <text:p>0,8195121951</text:p>
          </table:table-cell>
          <table:table-cell table:style-name="Default" office:value-type="float" office:value="39.7857142857143">
            <text:p>39,7857142857</text:p>
          </table:table-cell>
          <table:table-cell table:style-name="Default" office:value-type="float" office:value="0.0803571428571429">
            <text:p>0,0803571429</text:p>
          </table:table-cell>
          <table:table-cell table:style-name="Default" office:value-type="float" office:value="0.0212765957446808">
            <text:p>0,0212765957</text:p>
          </table:table-cell>
          <table:table-cell table:style-name="Default" office:value-type="float" office:value="336">
            <text:p>33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02439024390244">
            <text:p>0,9024390244</text:p>
          </table:table-cell>
          <table:table-cell table:style-name="Default" office:value-type="float" office:value="40.8864864864865">
            <text:p>40,8864864865</text:p>
          </table:table-cell>
          <table:table-cell table:style-name="Default" office:value-type="float" office:value="0.175675675675676">
            <text:p>0,17567567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70">
            <text:p>37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90243902439024">
            <text:p>0,8902439024</text:p>
          </table:table-cell>
          <table:table-cell table:style-name="Default" office:value-type="float" office:value="40.7424657534247">
            <text:p>40,7424657534</text:p>
          </table:table-cell>
          <table:table-cell table:style-name="Default" office:value-type="float" office:value="0.298630136986301">
            <text:p>0,29863013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65">
            <text:p>36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95121951219512">
            <text:p>0,6951219512</text:p>
          </table:table-cell>
          <table:table-cell table:style-name="Default" office:value-type="float" office:value="39.4421052631579">
            <text:p>39,4421052632</text:p>
          </table:table-cell>
          <table:table-cell table:style-name="Default" office:value-type="float" office:value="0.526315789473684">
            <text:p>0,5263157895</text:p>
          </table:table-cell>
          <table:table-cell table:style-name="Default" office:value-type="float" office:value="0.591397849462366">
            <text:p>0,5913978495</text:p>
          </table:table-cell>
          <table:table-cell table:style-name="Default" office:value-type="float" office:value="285">
            <text:p>28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34146341463415">
            <text:p>0,8341463415</text:p>
          </table:table-cell>
          <table:table-cell table:style-name="Default" office:value-type="float" office:value="42.3801169590643">
            <text:p>42,3801169591</text:p>
          </table:table-cell>
          <table:table-cell table:style-name="Default" office:value-type="float" office:value="0.195906432748538">
            <text:p>0,19590643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42">
            <text:p>34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34146341463415">
            <text:p>0,9341463415</text:p>
          </table:table-cell>
          <table:table-cell table:style-name="Default" office:value-type="float" office:value="39.1383812010444">
            <text:p>39,138381201</text:p>
          </table:table-cell>
          <table:table-cell table:style-name="Default" office:value-type="float" office:value="0.159268929503916">
            <text:p>0,159268929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83">
            <text:p>383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8780487804878">
            <text:p>0,987804878</text:p>
          </table:table-cell>
          <table:table-cell table:style-name="Default" office:value-type="float" office:value="39.7358024691358">
            <text:p>39,7358024691</text:p>
          </table:table-cell>
          <table:table-cell table:style-name="Default" office:value-type="float" office:value="0.0790123456790123">
            <text:p>0,0790123457</text:p>
          </table:table-cell>
          <table:table-cell table:style-name="Default" office:value-type="float" office:value="0.0217391304347826">
            <text:p>0,0217391304</text:p>
          </table:table-cell>
          <table:table-cell table:style-name="Default" office:value-type="float" office:value="405">
            <text:p>40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26829268292683">
            <text:p>0,9268292683</text:p>
          </table:table-cell>
          <table:table-cell table:style-name="Default" office:value-type="float" office:value="42.8289473684211">
            <text:p>42,8289473684</text:p>
          </table:table-cell>
          <table:table-cell table:style-name="Default" office:value-type="float" office:value="0.652631578947368">
            <text:p>0,652631578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48780487804878">
            <text:p>0,8487804878</text:p>
          </table:table-cell>
          <table:table-cell table:style-name="Default" office:value-type="float" office:value="42.5862068965517">
            <text:p>42,5862068966</text:p>
          </table:table-cell>
          <table:table-cell table:style-name="Default" office:value-type="float" office:value="0.123563218390805">
            <text:p>0,12356321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48">
            <text:p>34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60975609756097">
            <text:p>0,8609756098</text:p>
          </table:table-cell>
          <table:table-cell table:style-name="Default" office:value-type="float" office:value="40.1614730878187">
            <text:p>40,1614730878</text:p>
          </table:table-cell>
          <table:table-cell table:style-name="Default" office:value-type="float" office:value="0.0906515580736544">
            <text:p>0,0906515581</text:p>
          </table:table-cell>
          <table:table-cell table:style-name="Default" office:value-type="float" office:value="0.0232558139534884">
            <text:p>0,023255814</text:p>
          </table:table-cell>
          <table:table-cell table:style-name="Default" office:value-type="float" office:value="353">
            <text:p>353</text:p>
          </table:table-cell>
        </table:table-row>
        <table:table-row table:style-name="ro2">
          <table:table-cell table:style-name="ce6" office:value-type="string">
            <text:p>1,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931707317073171">
            <text:p>0,9317073171</text:p>
          </table:table-cell>
          <table:table-cell table:style-name="ce8" office:value-type="float" office:value="41.1256544502618">
            <text:p>41,1256544503</text:p>
          </table:table-cell>
          <table:table-cell table:style-name="ce8" office:value-type="float" office:value="0.0549738219895288">
            <text:p>0,054973822</text:p>
          </table:table-cell>
          <table:table-cell table:style-name="ce8" office:value-type="float" office:value="0.0227272727272727">
            <text:p>0,0227272727</text:p>
          </table:table-cell>
          <table:table-cell table:style-name="ce8" office:value-type="float" office:value="382">
            <text:p>3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41">
            <text:p>41</text:p>
          </table:table-cell>
          <table:table-cell office:value-type="float" office:value="0.0106382978723404">
            <text:p>0,010638297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37.2840909090909">
            <text:p>37,2840909091</text:p>
          </table:table-cell>
          <table:table-cell office:value-type="float" office:value="0.0113636363636364">
            <text:p>0,01136363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8292682926829">
            <text:p>0,2682926829</text:p>
          </table:table-cell>
          <table:table-cell office:value-type="float" office:value="40.5454545454546">
            <text:p>40,5454545455</text:p>
          </table:table-cell>
          <table:table-cell office:value-type="float" office:value="0.0272727272727273">
            <text:p>0,027272727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60975609756098">
            <text:p>0,2609756098</text:p>
          </table:table-cell>
          <table:table-cell office:value-type="float" office:value="38.5794392523364">
            <text:p>38,5794392523</text:p>
          </table:table-cell>
          <table:table-cell office:value-type="float" office:value="0.0373831775700935">
            <text:p>0,0373831776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41.8333333333333">
            <text:p>41,8333333333</text:p>
          </table:table-cell>
          <table:table-cell office:value-type="float" office:value="0.0208333333333333">
            <text:p>0,020833333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37.0375">
            <text:p>37,0375</text:p>
          </table:table-cell>
          <table:table-cell office:value-type="float" office:value="0.0375">
            <text:p>0,037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609756097561">
            <text:p>0,256097561</text:p>
          </table:table-cell>
          <table:table-cell office:value-type="float" office:value="41.6190476190476">
            <text:p>41,619047619</text:p>
          </table:table-cell>
          <table:table-cell office:value-type="float" office:value="0.0190476190476191">
            <text:p>0,019047619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2439024390244">
            <text:p>0,2024390244</text:p>
          </table:table-cell>
          <table:table-cell office:value-type="float" office:value="41.4819277108434">
            <text:p>41,4819277108</text:p>
          </table:table-cell>
          <table:table-cell office:value-type="float" office:value="0.0240963855421687">
            <text:p>0,024096385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5121951219">
            <text:p>0,212195122</text:p>
          </table:table-cell>
          <table:table-cell office:value-type="float" office:value="39.1264367816092">
            <text:p>39,1264367816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36.1875">
            <text:p>36,1875</text:p>
          </table:table-cell>
          <table:table-cell office:value-type="float" office:value="0.0375">
            <text:p>0,037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2195121951219">
            <text:p>0,212195122</text:p>
          </table:table-cell>
          <table:table-cell office:value-type="float" office:value="38.4597701149425">
            <text:p>38,4597701149</text:p>
          </table:table-cell>
          <table:table-cell office:value-type="float" office:value="0.0229885057471264">
            <text:p>0,022988505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4146341463415">
            <text:p>0,2341463415</text:p>
          </table:table-cell>
          <table:table-cell office:value-type="float" office:value="41.34375">
            <text:p>41,34375</text:p>
          </table:table-cell>
          <table:table-cell office:value-type="float" office:value="0.0520833333333333">
            <text:p>0,052083333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7.8315789473684">
            <text:p>37,8315789474</text:p>
          </table:table-cell>
          <table:table-cell office:value-type="float" office:value="0.0526315789473684">
            <text:p>0,052631578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53658536585366">
            <text:p>0,2536585366</text:p>
          </table:table-cell>
          <table:table-cell office:value-type="float" office:value="41.3269230769231">
            <text:p>41,3269230769</text:p>
          </table:table-cell>
          <table:table-cell office:value-type="float" office:value="0.00961538461538462">
            <text:p>0,009615384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38.1162790697674">
            <text:p>38,1162790698</text:p>
          </table:table-cell>
          <table:table-cell office:value-type="float" office:value="0.0116279069767442">
            <text:p>0,01162790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41.46">
            <text:p>41,46</text:p>
          </table:table-cell>
          <table:table-cell office:value-type="float" office:value="0.02">
            <text:p>0,02</text:p>
          </table:table-cell>
          <table:table-cell office:value-type="float" office:value="0.142857142857143">
            <text:p>0,142857142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40.5681818181818">
            <text:p>40,5681818182</text:p>
          </table:table-cell>
          <table:table-cell office:value-type="float" office:value="0.0113636363636364">
            <text:p>0,011363636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09756097560976">
            <text:p>0,2097560976</text:p>
          </table:table-cell>
          <table:table-cell office:value-type="float" office:value="39.1395348837209">
            <text:p>39,1395348837</text:p>
          </table:table-cell>
          <table:table-cell office:value-type="float" office:value="0.0232558139534884">
            <text:p>0,02325581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40.0125">
            <text:p>40,0125</text:p>
          </table:table-cell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26829268292683">
            <text:p>0,2268292683</text:p>
          </table:table-cell>
          <table:table-cell office:value-type="float" office:value="39.9462365591398">
            <text:p>39,9462365591</text:p>
          </table:table-cell>
          <table:table-cell office:value-type="float" office:value="0.010752688172043">
            <text:p>0,0107526882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7073170731707">
            <text:p>0,5170731707</text:p>
          </table:table-cell>
          <table:table-cell table:style-name="Default" office:value-type="float" office:value="43.5660377358491">
            <text:p>43,5660377358</text:p>
          </table:table-cell>
          <table:table-cell table:style-name="Default" office:value-type="float" office:value="0.0849056603773585">
            <text:p>0,08490566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2">
            <text:p>21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6585365853659">
            <text:p>0,5365853659</text:p>
          </table:table-cell>
          <table:table-cell table:style-name="Default" office:value-type="float" office:value="40.9045454545455">
            <text:p>40,9045454545</text:p>
          </table:table-cell>
          <table:table-cell table:style-name="Default" office:value-type="float" office:value="0.0545454545454545">
            <text:p>0,054545454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1707317073171">
            <text:p>0,5317073171</text:p>
          </table:table-cell>
          <table:table-cell table:style-name="Default" office:value-type="float" office:value="39.3853211009174">
            <text:p>39,3853211009</text:p>
          </table:table-cell>
          <table:table-cell table:style-name="Default" office:value-type="float" office:value="0.0137614678899083">
            <text:p>0,013761467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8">
            <text:p>218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5853658536585">
            <text:p>0,5658536585</text:p>
          </table:table-cell>
          <table:table-cell table:style-name="Default" office:value-type="float" office:value="41.125">
            <text:p>41,125</text:p>
          </table:table-cell>
          <table:table-cell table:style-name="Default" office:value-type="float" office:value="0.0258620689655172">
            <text:p>0,02586206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2">
            <text:p>23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0243902439024">
            <text:p>0,5902439024</text:p>
          </table:table-cell>
          <table:table-cell table:style-name="Default" office:value-type="float" office:value="39.1157024793388">
            <text:p>39,1157024793</text:p>
          </table:table-cell>
          <table:table-cell table:style-name="Default" office:value-type="float" office:value="0.00413223140495868">
            <text:p>0,00413223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2">
            <text:p>24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6585365853659">
            <text:p>0,5365853659</text:p>
          </table:table-cell>
          <table:table-cell table:style-name="Default" office:value-type="float" office:value="40.1045454545455">
            <text:p>40,1045454545</text:p>
          </table:table-cell>
          <table:table-cell table:style-name="Default" office:value-type="float" office:value="0.0227272727272727">
            <text:p>0,02272727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5365853658537">
            <text:p>0,5853658537</text:p>
          </table:table-cell>
          <table:table-cell table:style-name="Default" office:value-type="float" office:value="40.3916666666667">
            <text:p>40,3916666667</text:p>
          </table:table-cell>
          <table:table-cell table:style-name="Default" office:value-type="float" office:value="0.0125">
            <text:p>0,01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0">
            <text:p>24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6585365853659">
            <text:p>0,5365853659</text:p>
          </table:table-cell>
          <table:table-cell table:style-name="Default" office:value-type="float" office:value="42.6863636363636">
            <text:p>42,6863636364</text:p>
          </table:table-cell>
          <table:table-cell table:style-name="Default" office:value-type="float" office:value="0.00909090909090909">
            <text:p>0,00909090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2439024390244">
            <text:p>0,6024390244</text:p>
          </table:table-cell>
          <table:table-cell table:style-name="Default" office:value-type="float" office:value="40.0323886639676">
            <text:p>40,032388664</text:p>
          </table:table-cell>
          <table:table-cell table:style-name="Default" office:value-type="float" office:value="0.0242914979757085">
            <text:p>0,0242914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7">
            <text:p>24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0243902439024">
            <text:p>0,5902439024</text:p>
          </table:table-cell>
          <table:table-cell table:style-name="Default" office:value-type="float" office:value="42.0867768595041">
            <text:p>42,0867768595</text:p>
          </table:table-cell>
          <table:table-cell table:style-name="Default" office:value-type="float" office:value="0.0619834710743802">
            <text:p>0,06198347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2">
            <text:p>24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0487804878049">
            <text:p>0,5804878049</text:p>
          </table:table-cell>
          <table:table-cell table:style-name="Default" office:value-type="float" office:value="41.9285714285714">
            <text:p>41,9285714286</text:p>
          </table:table-cell>
          <table:table-cell table:style-name="Default" office:value-type="float" office:value="0.0126050420168067">
            <text:p>0,01260504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8">
            <text:p>238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0731707317073">
            <text:p>0,5707317073</text:p>
          </table:table-cell>
          <table:table-cell table:style-name="Default" office:value-type="float" office:value="41.525641025641">
            <text:p>41,5256410256</text:p>
          </table:table-cell>
          <table:table-cell table:style-name="Default" office:value-type="float" office:value="0.0341880341880342">
            <text:p>0,034188034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4">
            <text:p>23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0975609756098">
            <text:p>0,5609756098</text:p>
          </table:table-cell>
          <table:table-cell table:style-name="Default" office:value-type="float" office:value="40.3130434782609">
            <text:p>40,3130434783</text:p>
          </table:table-cell>
          <table:table-cell table:style-name="Default" office:value-type="float" office:value="0.00434782608695652">
            <text:p>0,0043478261</text:p>
          </table:table-cell>
          <table:table-cell table:style-name="Default" office:value-type="float" office:value="0.0344827586206897">
            <text:p>0,0344827586</text:p>
          </table:table-cell>
          <table:table-cell table:style-name="Default" office:value-type="float" office:value="230">
            <text:p>23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9268292682927">
            <text:p>0,5292682927</text:p>
          </table:table-cell>
          <table:table-cell table:style-name="Default" office:value-type="float" office:value="41.0322580645161">
            <text:p>41,0322580645</text:p>
          </table:table-cell>
          <table:table-cell table:style-name="Default" office:value-type="float" office:value="0.0368663594470046">
            <text:p>0,036866359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7">
            <text:p>21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9512195121951">
            <text:p>0,5195121951</text:p>
          </table:table-cell>
          <table:table-cell table:style-name="Default" office:value-type="float" office:value="40.1596244131455">
            <text:p>40,1596244131</text:p>
          </table:table-cell>
          <table:table-cell table:style-name="Default" office:value-type="float" office:value="0.0187793427230047">
            <text:p>0,01877934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3">
            <text:p>21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0731707317073">
            <text:p>0,5707317073</text:p>
          </table:table-cell>
          <table:table-cell table:style-name="Default" office:value-type="float" office:value="38.2094017094017">
            <text:p>38,2094017094</text:p>
          </table:table-cell>
          <table:table-cell table:style-name="Default" office:value-type="float" office:value="0.0128205128205128">
            <text:p>0,012820512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4">
            <text:p>23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8780487804878">
            <text:p>0,5487804878</text:p>
          </table:table-cell>
          <table:table-cell table:style-name="Default" office:value-type="float" office:value="42.4622222222222">
            <text:p>42,4622222222</text:p>
          </table:table-cell>
          <table:table-cell table:style-name="Default" office:value-type="float" office:value="0.0177777777777778">
            <text:p>0,017777777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5">
            <text:p>22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1951219512195">
            <text:p>0,5219512195</text:p>
          </table:table-cell>
          <table:table-cell table:style-name="Default" office:value-type="float" office:value="42.285046728972">
            <text:p>42,285046729</text:p>
          </table:table-cell>
          <table:table-cell table:style-name="Default" office:value-type="float" office:value="0.00934579439252336">
            <text:p>0,009345794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4">
            <text:p>21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5609756097561">
            <text:p>0,556097561</text:p>
          </table:table-cell>
          <table:table-cell table:style-name="Default" office:value-type="float" office:value="40.7631578947368">
            <text:p>40,7631578947</text:p>
          </table:table-cell>
          <table:table-cell table:style-name="Default" office:value-type="float" office:value="0.0087719298245614">
            <text:p>0,0087719298</text:p>
          </table:table-cell>
          <table:table-cell table:style-name="Default" office:value-type="float" office:value="0.032258064516129">
            <text:p>0,0322580645</text:p>
          </table:table-cell>
          <table:table-cell table:style-name="Default" office:value-type="float" office:value="228">
            <text:p>228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3414634146341">
            <text:p>0,5634146341</text:p>
          </table:table-cell>
          <table:table-cell table:style-name="Default" office:value-type="float" office:value="40.3896103896104">
            <text:p>40,3896103896</text:p>
          </table:table-cell>
          <table:table-cell table:style-name="Default" office:value-type="float" office:value="0.0346320346320346">
            <text:p>0,034632034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1">
            <text:p>23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09756097560976">
            <text:p>0,8097560976</text:p>
          </table:table-cell>
          <table:table-cell office:value-type="float" office:value="40.7349397590362">
            <text:p>40,734939759</text:p>
          </table:table-cell>
          <table:table-cell office:value-type="float" office:value="0.0572289156626506">
            <text:p>0,0572289157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34146341463415">
            <text:p>0,9341463415</text:p>
          </table:table-cell>
          <table:table-cell office:value-type="float" office:value="40.9634464751958">
            <text:p>40,9634464752</text:p>
          </table:table-cell>
          <table:table-cell office:value-type="float" office:value="0.0626631853785901">
            <text:p>0,0626631854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95121951219512">
            <text:p>0,8951219512</text:p>
          </table:table-cell>
          <table:table-cell office:value-type="float" office:value="42.5613079019074">
            <text:p>42,5613079019</text:p>
          </table:table-cell>
          <table:table-cell office:value-type="float" office:value="0.17983651226158">
            <text:p>0,1798365123</text:p>
          </table:table-cell>
          <table:table-cell office:value-type="float" office:value="0.0344827586206897">
            <text:p>0,0344827586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80487804878049">
            <text:p>0,8804878049</text:p>
          </table:table-cell>
          <table:table-cell office:value-type="float" office:value="40.4016620498615">
            <text:p>40,4016620499</text:p>
          </table:table-cell>
          <table:table-cell office:value-type="float" office:value="0.0470914127423823">
            <text:p>0,0470914127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36585365853659">
            <text:p>0,8365853659</text:p>
          </table:table-cell>
          <table:table-cell office:value-type="float" office:value="41.1632653061225">
            <text:p>41,1632653061</text:p>
          </table:table-cell>
          <table:table-cell office:value-type="float" office:value="0.104956268221574">
            <text:p>0,1049562682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04878048780488">
            <text:p>0,9048780488</text:p>
          </table:table-cell>
          <table:table-cell office:value-type="float" office:value="41.2722371967655">
            <text:p>41,2722371968</text:p>
          </table:table-cell>
          <table:table-cell office:value-type="float" office:value="0.0673854447439353">
            <text:p>0,067385444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53658536585366">
            <text:p>0,9536585366</text:p>
          </table:table-cell>
          <table:table-cell office:value-type="float" office:value="41.1841432225064">
            <text:p>41,1841432225</text:p>
          </table:table-cell>
          <table:table-cell office:value-type="float" office:value="0.0383631713554987">
            <text:p>0,0383631714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46341463414634">
            <text:p>0,8463414634</text:p>
          </table:table-cell>
          <table:table-cell office:value-type="float" office:value="41.8818443804035">
            <text:p>41,8818443804</text:p>
          </table:table-cell>
          <table:table-cell office:value-type="float" office:value="0.037463976945245">
            <text:p>0,0374639769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85365853658537">
            <text:p>0,9853658537</text:p>
          </table:table-cell>
          <table:table-cell office:value-type="float" office:value="42.6163366336634">
            <text:p>42,6163366337</text:p>
          </table:table-cell>
          <table:table-cell office:value-type="float" office:value="0.103960396039604">
            <text:p>0,103960396</text:p>
          </table:table-cell>
          <table:table-cell office:value-type="float" office:value="0.0588235294117647">
            <text:p>0,0588235294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75609756097561">
            <text:p>0,9756097561</text:p>
          </table:table-cell>
          <table:table-cell office:value-type="float" office:value="42.7525">
            <text:p>42,7525</text:p>
          </table:table-cell>
          <table:table-cell office:value-type="float" office:value="0.135">
            <text:p>0,13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80487804878049">
            <text:p>0,8804878049</text:p>
          </table:table-cell>
          <table:table-cell office:value-type="float" office:value="43.0415512465374">
            <text:p>43,0415512465</text:p>
          </table:table-cell>
          <table:table-cell office:value-type="float" office:value="0.141274238227147">
            <text:p>0,1412742382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26829268292683">
            <text:p>0,8268292683</text:p>
          </table:table-cell>
          <table:table-cell office:value-type="float" office:value="40.9882005899705">
            <text:p>40,98820059</text:p>
          </table:table-cell>
          <table:table-cell office:value-type="float" office:value="0.0383480825958702">
            <text:p>0,0383480826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58536585365854">
            <text:p>0,9585365854</text:p>
          </table:table-cell>
          <table:table-cell office:value-type="float" office:value="39.3358778625954">
            <text:p>39,3358778626</text:p>
          </table:table-cell>
          <table:table-cell office:value-type="float" office:value="0.0534351145038168">
            <text:p>0,0534351145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07317073170732">
            <text:p>0,8073170732</text:p>
          </table:table-cell>
          <table:table-cell office:value-type="float" office:value="41.6555891238671">
            <text:p>41,6555891239</text:p>
          </table:table-cell>
          <table:table-cell office:value-type="float" office:value="0.0604229607250755">
            <text:p>0,0604229607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0.7211796246649">
            <text:p>40,7211796247</text:p>
          </table:table-cell>
          <table:table-cell office:value-type="float" office:value="0.0402144772117963">
            <text:p>0,0402144772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02439024390244">
            <text:p>0,9024390244</text:p>
          </table:table-cell>
          <table:table-cell office:value-type="float" office:value="40.4405405405405">
            <text:p>40,4405405405</text:p>
          </table:table-cell>
          <table:table-cell office:value-type="float" office:value="0.0783783783783784">
            <text:p>0,0783783784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26829268292683">
            <text:p>0,9268292683</text:p>
          </table:table-cell>
          <table:table-cell office:value-type="float" office:value="44.4684210526316">
            <text:p>44,4684210526</text:p>
          </table:table-cell>
          <table:table-cell office:value-type="float" office:value="0.157894736842105">
            <text:p>0,1578947368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73170731707317">
            <text:p>0,8731707317</text:p>
          </table:table-cell>
          <table:table-cell office:value-type="float" office:value="39.8798882681564">
            <text:p>39,8798882682</text:p>
          </table:table-cell>
          <table:table-cell office:value-type="float" office:value="0.0335195530726257">
            <text:p>0,0335195531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2.9973190348525">
            <text:p>42,9973190349</text:p>
          </table:table-cell>
          <table:table-cell office:value-type="float" office:value="0.152815013404826">
            <text:p>0,152815013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88780487804878">
            <text:p>0,887804878</text:p>
          </table:table-cell>
          <table:table-cell office:value-type="float" office:value="42.5192307692308">
            <text:p>42,5192307692</text:p>
          </table:table-cell>
          <table:table-cell office:value-type="float" office:value="0.032967032967033">
            <text:p>0,032967033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table:style-name="ce4" office:value-type="float" office:value="0.25">
            <text:p>0,25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12195121951219">
            <text:p>0,212195122</text:p>
          </table:table-cell>
          <table:table-cell table:style-name="ce4" office:value-type="float" office:value="37.8505747126437">
            <text:p>37,850574712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7">
            <text:p>87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1463414634146">
            <text:p>0,2414634146</text:p>
          </table:table-cell>
          <table:table-cell table:style-name="Default" office:value-type="float" office:value="40.6767676767677">
            <text:p>40,67676767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9">
            <text:p>9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39.010989010989">
            <text:p>39,010989011</text:p>
          </table:table-cell>
          <table:table-cell table:style-name="Default" office:value-type="float" office:value="0.010989010989011">
            <text:p>0,0109890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07317073170732">
            <text:p>0,2073170732</text:p>
          </table:table-cell>
          <table:table-cell table:style-name="Default" office:value-type="float" office:value="38.8">
            <text:p>38,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9512195121951">
            <text:p>0,2195121951</text:p>
          </table:table-cell>
          <table:table-cell table:style-name="Default" office:value-type="float" office:value="41.1444444444444">
            <text:p>41,1444444444</text:p>
          </table:table-cell>
          <table:table-cell table:style-name="Default" office:value-type="float" office:value="0.0111111111111111">
            <text:p>0,01111111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04878048780488">
            <text:p>0,2048780488</text:p>
          </table:table-cell>
          <table:table-cell table:style-name="Default" office:value-type="float" office:value="43.1071428571429">
            <text:p>43,107142857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39.7472527472527">
            <text:p>39,7472527473</text:p>
          </table:table-cell>
          <table:table-cell table:style-name="Default" office:value-type="float" office:value="0.010989010989011">
            <text:p>0,0109890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9512195121951">
            <text:p>0,2195121951</text:p>
          </table:table-cell>
          <table:table-cell table:style-name="Default" office:value-type="float" office:value="41.2333333333333">
            <text:p>41,233333333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0">
            <text:p>90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41.1847826086957">
            <text:p>41,18478260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1707317073171">
            <text:p>0,2317073171</text:p>
          </table:table-cell>
          <table:table-cell table:style-name="Default" office:value-type="float" office:value="35.6315789473684">
            <text:p>35,631578947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1219512195122">
            <text:p>0,2512195122</text:p>
          </table:table-cell>
          <table:table-cell table:style-name="Default" office:value-type="float" office:value="38.8834951456311">
            <text:p>38,883495145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1463414634146">
            <text:p>0,2414634146</text:p>
          </table:table-cell>
          <table:table-cell table:style-name="Default" office:value-type="float" office:value="38.010101010101">
            <text:p>38,010101010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9">
            <text:p>9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6341463414634">
            <text:p>0,2463414634</text:p>
          </table:table-cell>
          <table:table-cell table:style-name="Default" office:value-type="float" office:value="40.3168316831683">
            <text:p>40,3168316832</text:p>
          </table:table-cell>
          <table:table-cell table:style-name="Default" office:value-type="float" office:value="0.0297029702970297">
            <text:p>0,02970297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1">
            <text:p>10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65853658536585">
            <text:p>0,2658536585</text:p>
          </table:table-cell>
          <table:table-cell table:style-name="Default" office:value-type="float" office:value="40.1376146788991">
            <text:p>40,1376146789</text:p>
          </table:table-cell>
          <table:table-cell table:style-name="Default" office:value-type="float" office:value="0.018348623853211">
            <text:p>0,018348623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9">
            <text:p>10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48780487804878">
            <text:p>0,2487804878</text:p>
          </table:table-cell>
          <table:table-cell table:style-name="Default" office:value-type="float" office:value="39.9803921568627">
            <text:p>39,9803921569</text:p>
          </table:table-cell>
          <table:table-cell table:style-name="Default" office:value-type="float" office:value="0.0196078431372549">
            <text:p>0,01960784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2">
            <text:p>10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90243902439024">
            <text:p>0,1902439024</text:p>
          </table:table-cell>
          <table:table-cell table:style-name="Default" office:value-type="float" office:value="39.3846153846154">
            <text:p>39,38461538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78048780487805">
            <text:p>0,2780487805</text:p>
          </table:table-cell>
          <table:table-cell table:style-name="Default" office:value-type="float" office:value="40.2631578947368">
            <text:p>40,2631578947</text:p>
          </table:table-cell>
          <table:table-cell table:style-name="Default" office:value-type="float" office:value="0.0087719298245614">
            <text:p>0,00877192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1219512195122">
            <text:p>0,2512195122</text:p>
          </table:table-cell>
          <table:table-cell table:style-name="Default" office:value-type="float" office:value="41.504854368932">
            <text:p>41,504854368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1707317073171">
            <text:p>0,2317073171</text:p>
          </table:table-cell>
          <table:table-cell table:style-name="Default" office:value-type="float" office:value="44.621052631579">
            <text:p>44,62105263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42.1829268292683">
            <text:p>42,182926829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2">
            <text:p>8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34146341463415">
            <text:p>0,6341463415</text:p>
          </table:table-cell>
          <table:table-cell office:value-type="float" office:value="40.2615384615385">
            <text:p>40,2615384615</text:p>
          </table:table-cell>
          <table:table-cell office:value-type="float" office:value="0.0576923076923077">
            <text:p>0,0576923077</text:p>
          </table:table-cell>
          <table:table-cell office:value-type="float" office:value="0.037037037037037">
            <text:p>0,037037037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1951219512195">
            <text:p>0,5219512195</text:p>
          </table:table-cell>
          <table:table-cell office:value-type="float" office:value="40.5186915887851">
            <text:p>40,5186915888</text:p>
          </table:table-cell>
          <table:table-cell office:value-type="float" office:value="0.0186915887850467">
            <text:p>0,0186915888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95121951219512">
            <text:p>0,5951219512</text:p>
          </table:table-cell>
          <table:table-cell office:value-type="float" office:value="39.6311475409836">
            <text:p>39,631147541</text:p>
          </table:table-cell>
          <table:table-cell office:value-type="float" office:value="0.0532786885245902">
            <text:p>0,0532786885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68292682926829">
            <text:p>0,5682926829</text:p>
          </table:table-cell>
          <table:table-cell office:value-type="float" office:value="42.587982832618">
            <text:p>42,5879828326</text:p>
          </table:table-cell>
          <table:table-cell office:value-type="float" office:value="0.0343347639484979">
            <text:p>0,034334763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51219512195122">
            <text:p>0,5512195122</text:p>
          </table:table-cell>
          <table:table-cell office:value-type="float" office:value="44.141592920354">
            <text:p>44,1415929204</text:p>
          </table:table-cell>
          <table:table-cell office:value-type="float" office:value="0.0442477876106195">
            <text:p>0,0442477876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14634146341463">
            <text:p>0,5146341463</text:p>
          </table:table-cell>
          <table:table-cell office:value-type="float" office:value="41.8293838862559">
            <text:p>41,8293838863</text:p>
          </table:table-cell>
          <table:table-cell office:value-type="float" office:value="0.033175355450237">
            <text:p>0,0331753555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41.5925925925926">
            <text:p>41,5925925926</text:p>
          </table:table-cell>
          <table:table-cell office:value-type="float" office:value="0.171296296296296">
            <text:p>0,1712962963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14634146341463">
            <text:p>0,6146341463</text:p>
          </table:table-cell>
          <table:table-cell office:value-type="float" office:value="44.3650793650794">
            <text:p>44,3650793651</text:p>
          </table:table-cell>
          <table:table-cell office:value-type="float" office:value="0.0793650793650794">
            <text:p>0,0793650794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40.6875">
            <text:p>40,6875</text:p>
          </table:table-cell>
          <table:table-cell office:value-type="float" office:value="0.0401785714285714">
            <text:p>0,040178571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4390243902439">
            <text:p>0,543902439</text:p>
          </table:table-cell>
          <table:table-cell office:value-type="float" office:value="38.52466367713">
            <text:p>38,5246636771</text:p>
          </table:table-cell>
          <table:table-cell office:value-type="float" office:value="0.0134529147982063">
            <text:p>0,013452914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53658536585366">
            <text:p>0,5536585366</text:p>
          </table:table-cell>
          <table:table-cell office:value-type="float" office:value="40.8325991189427">
            <text:p>40,8325991189</text:p>
          </table:table-cell>
          <table:table-cell office:value-type="float" office:value="0.013215859030837">
            <text:p>0,013215859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1219512195122">
            <text:p>0,512195122</text:p>
          </table:table-cell>
          <table:table-cell office:value-type="float" office:value="41.5857142857143">
            <text:p>41,5857142857</text:p>
          </table:table-cell>
          <table:table-cell office:value-type="float" office:value="0.0142857142857143">
            <text:p>0,0142857143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26829268292683">
            <text:p>0,5268292683</text:p>
          </table:table-cell>
          <table:table-cell office:value-type="float" office:value="39.5740740740741">
            <text:p>39,5740740741</text:p>
          </table:table-cell>
          <table:table-cell office:value-type="float" office:value="0.0324074074074074">
            <text:p>0,0324074074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29268292682927">
            <text:p>0,6292682927</text:p>
          </table:table-cell>
          <table:table-cell office:value-type="float" office:value="40.0426356589147">
            <text:p>40,0426356589</text:p>
          </table:table-cell>
          <table:table-cell office:value-type="float" office:value="0.0930232558139535">
            <text:p>0,0930232558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24390243902439">
            <text:p>0,6243902439</text:p>
          </table:table-cell>
          <table:table-cell office:value-type="float" office:value="41.2265625">
            <text:p>41,2265625</text:p>
          </table:table-cell>
          <table:table-cell office:value-type="float" office:value="0.08984375">
            <text:p>0,0898437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85365853658537">
            <text:p>0,5853658537</text:p>
          </table:table-cell>
          <table:table-cell office:value-type="float" office:value="43.425">
            <text:p>43,425</text:p>
          </table:table-cell>
          <table:table-cell office:value-type="float" office:value="0.0583333333333333">
            <text:p>0,058333333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53658536585366">
            <text:p>0,5536585366</text:p>
          </table:table-cell>
          <table:table-cell office:value-type="float" office:value="45.2334801762115">
            <text:p>45,2334801762</text:p>
          </table:table-cell>
          <table:table-cell office:value-type="float" office:value="0.237885462555066">
            <text:p>0,2378854626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1219512195122">
            <text:p>0,512195122</text:p>
          </table:table-cell>
          <table:table-cell office:value-type="float" office:value="42.4190476190476">
            <text:p>42,419047619</text:p>
          </table:table-cell>
          <table:table-cell office:value-type="float" office:value="0.0761904761904762">
            <text:p>0,0761904762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40.6682926829268">
            <text:p>40,6682926829</text:p>
          </table:table-cell>
          <table:table-cell office:value-type="float" office:value="0.024390243902439">
            <text:p>0,0243902439</text:p>
          </table:table-cell>
          <table:table-cell office:value-type="float" office:value="0.032258064516129">
            <text:p>0,0322580645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534146341463415">
            <text:p>0,5341463415</text:p>
          </table:table-cell>
          <table:table-cell office:value-type="float" office:value="41.8630136986301">
            <text:p>41,8630136986</text:p>
          </table:table-cell>
          <table:table-cell office:value-type="float" office:value="0.0365296803652968">
            <text:p>0,0365296804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60975609756098">
            <text:p>0,7609756098</text:p>
          </table:table-cell>
          <table:table-cell table:style-name="Default" office:value-type="float" office:value="44.2179487179487">
            <text:p>44,2179487179</text:p>
          </table:table-cell>
          <table:table-cell table:style-name="Default" office:value-type="float" office:value="2.12179487179487">
            <text:p>2,1217948718</text:p>
          </table:table-cell>
          <table:table-cell table:style-name="Default" office:value-type="float" office:value="0.457446808510638">
            <text:p>0,4574468085</text:p>
          </table:table-cell>
          <table:table-cell table:style-name="Default" office:value-type="float" office:value="312">
            <text:p>31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3170731707317">
            <text:p>0,8731707317</text:p>
          </table:table-cell>
          <table:table-cell table:style-name="Default" office:value-type="float" office:value="40.1312849162011">
            <text:p>40,1312849162</text:p>
          </table:table-cell>
          <table:table-cell table:style-name="Default" office:value-type="float" office:value="0.206703910614525">
            <text:p>0,20670391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8">
            <text:p>35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31707317073171">
            <text:p>0,7317073171</text:p>
          </table:table-cell>
          <table:table-cell table:style-name="Default" office:value-type="float" office:value="43.5633333333333">
            <text:p>43,5633333333</text:p>
          </table:table-cell>
          <table:table-cell table:style-name="Default" office:value-type="float" office:value="0.4">
            <text:p>0,4</text:p>
          </table:table-cell>
          <table:table-cell table:style-name="Default" office:value-type="float" office:value="0.770642201834862">
            <text:p>0,7706422018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65853658536585">
            <text:p>0,8658536585</text:p>
          </table:table-cell>
          <table:table-cell table:style-name="Default" office:value-type="float" office:value="41.7154929577465">
            <text:p>41,7154929577</text:p>
          </table:table-cell>
          <table:table-cell table:style-name="Default" office:value-type="float" office:value="0.253521126760563">
            <text:p>0,25352112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5">
            <text:p>35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3170731707317">
            <text:p>0,8731707317</text:p>
          </table:table-cell>
          <table:table-cell table:style-name="Default" office:value-type="float" office:value="39.8743016759777">
            <text:p>39,874301676</text:p>
          </table:table-cell>
          <table:table-cell table:style-name="Default" office:value-type="float" office:value="0.14804469273743">
            <text:p>0,14804469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8">
            <text:p>35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5609756097561">
            <text:p>0,856097561</text:p>
          </table:table-cell>
          <table:table-cell table:style-name="Default" office:value-type="float" office:value="38.7150997150997">
            <text:p>38,7150997151</text:p>
          </table:table-cell>
          <table:table-cell table:style-name="Default" office:value-type="float" office:value="0.150997150997151">
            <text:p>0,15099715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1">
            <text:p>35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31707317073171">
            <text:p>0,8317073171</text:p>
          </table:table-cell>
          <table:table-cell table:style-name="Default" office:value-type="float" office:value="39.8387096774193">
            <text:p>39,8387096774</text:p>
          </table:table-cell>
          <table:table-cell table:style-name="Default" office:value-type="float" office:value="0.18475073313783">
            <text:p>0,1847507331</text:p>
          </table:table-cell>
          <table:table-cell table:style-name="Default" office:value-type="float" office:value="0.0444444444444445">
            <text:p>0,0444444444</text:p>
          </table:table-cell>
          <table:table-cell table:style-name="Default" office:value-type="float" office:value="341">
            <text:p>34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8780487804878">
            <text:p>0,887804878</text:p>
          </table:table-cell>
          <table:table-cell table:style-name="Default" office:value-type="float" office:value="44.771978021978">
            <text:p>44,771978022</text:p>
          </table:table-cell>
          <table:table-cell table:style-name="Default" office:value-type="float" office:value="1.25824175824176">
            <text:p>1,2582417582</text:p>
          </table:table-cell>
          <table:table-cell table:style-name="Default" office:value-type="float" office:value="0.03125">
            <text:p>0,03125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12195121951219">
            <text:p>0,812195122</text:p>
          </table:table-cell>
          <table:table-cell table:style-name="Default" office:value-type="float" office:value="42.8048048048048">
            <text:p>42,8048048048</text:p>
          </table:table-cell>
          <table:table-cell table:style-name="Default" office:value-type="float" office:value="0.366366366366366">
            <text:p>0,3663663664</text:p>
          </table:table-cell>
          <table:table-cell table:style-name="Default" office:value-type="float" office:value="0.0263157894736842">
            <text:p>0,0263157895</text:p>
          </table:table-cell>
          <table:table-cell table:style-name="Default" office:value-type="float" office:value="333">
            <text:p>333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92682926829268">
            <text:p>0,8926829268</text:p>
          </table:table-cell>
          <table:table-cell table:style-name="Default" office:value-type="float" office:value="41.1229508196721">
            <text:p>41,1229508197</text:p>
          </table:table-cell>
          <table:table-cell table:style-name="Default" office:value-type="float" office:value="0.289617486338798">
            <text:p>0,2896174863</text:p>
          </table:table-cell>
          <table:table-cell table:style-name="Default" office:value-type="float" office:value="0.04">
            <text:p>0,04</text:p>
          </table:table-cell>
          <table:table-cell table:style-name="Default" office:value-type="float" office:value="366">
            <text:p>36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5609756097561">
            <text:p>0,8756097561</text:p>
          </table:table-cell>
          <table:table-cell table:style-name="Default" office:value-type="float" office:value="41.0779944289694">
            <text:p>41,077994429</text:p>
          </table:table-cell>
          <table:table-cell table:style-name="Default" office:value-type="float" office:value="0.0974930362116992">
            <text:p>0,0974930362</text:p>
          </table:table-cell>
          <table:table-cell table:style-name="Default" office:value-type="float" office:value="0.0188679245283019">
            <text:p>0,0188679245</text:p>
          </table:table-cell>
          <table:table-cell table:style-name="Default" office:value-type="float" office:value="359">
            <text:p>359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51219512195122">
            <text:p>0,9512195122</text:p>
          </table:table-cell>
          <table:table-cell table:style-name="Default" office:value-type="float" office:value="43.5461538461539">
            <text:p>43,5461538462</text:p>
          </table:table-cell>
          <table:table-cell table:style-name="Default" office:value-type="float" office:value="0.451282051282051">
            <text:p>0,4512820513</text:p>
          </table:table-cell>
          <table:table-cell table:style-name="Default" office:value-type="float" office:value="0.0638297872340425">
            <text:p>0,0638297872</text:p>
          </table:table-cell>
          <table:table-cell table:style-name="Default" office:value-type="float" office:value="390">
            <text:p>39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46341463414634">
            <text:p>0,7463414634</text:p>
          </table:table-cell>
          <table:table-cell table:style-name="Default" office:value-type="float" office:value="43.4509803921569">
            <text:p>43,4509803922</text:p>
          </table:table-cell>
          <table:table-cell table:style-name="Default" office:value-type="float" office:value="1.01960784313725">
            <text:p>1,0196078431</text:p>
          </table:table-cell>
          <table:table-cell table:style-name="Default" office:value-type="float" office:value="0.80952380952381">
            <text:p>0,8095238095</text:p>
          </table:table-cell>
          <table:table-cell table:style-name="Default" office:value-type="float" office:value="306">
            <text:p>30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">
            <text:p>0,9</text:p>
          </table:table-cell>
          <table:table-cell table:style-name="Default" office:value-type="float" office:value="43.680216802168">
            <text:p>43,6802168022</text:p>
          </table:table-cell>
          <table:table-cell table:style-name="Default" office:value-type="float" office:value="0.40650406504065">
            <text:p>0,406504065</text:p>
          </table:table-cell>
          <table:table-cell table:style-name="Default" office:value-type="float" office:value="0.0869565217391304">
            <text:p>0,0869565217</text:p>
          </table:table-cell>
          <table:table-cell table:style-name="Default" office:value-type="float" office:value="369">
            <text:p>369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19512195121951">
            <text:p>0,7195121951</text:p>
          </table:table-cell>
          <table:table-cell table:style-name="Default" office:value-type="float" office:value="42.3593220338983">
            <text:p>42,3593220339</text:p>
          </table:table-cell>
          <table:table-cell table:style-name="Default" office:value-type="float" office:value="0.915254237288135">
            <text:p>0,9152542373</text:p>
          </table:table-cell>
          <table:table-cell table:style-name="Default" office:value-type="float" office:value="0.743362831858407">
            <text:p>0,7433628319</text:p>
          </table:table-cell>
          <table:table-cell table:style-name="Default" office:value-type="float" office:value="295">
            <text:p>29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8048780487805">
            <text:p>0,8780487805</text:p>
          </table:table-cell>
          <table:table-cell table:style-name="Default" office:value-type="float" office:value="41.8333333333333">
            <text:p>41,8333333333</text:p>
          </table:table-cell>
          <table:table-cell table:style-name="Default" office:value-type="float" office:value="0.0861111111111111">
            <text:p>0,0861111111</text:p>
          </table:table-cell>
          <table:table-cell table:style-name="Default" office:value-type="float" office:value="0.0512820512820513">
            <text:p>0,0512820513</text:p>
          </table:table-cell>
          <table:table-cell table:style-name="Default" office:value-type="float" office:value="360">
            <text:p>36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12195121951219">
            <text:p>0,712195122</text:p>
          </table:table-cell>
          <table:table-cell table:style-name="Default" office:value-type="float" office:value="43.7123287671233">
            <text:p>43,7123287671</text:p>
          </table:table-cell>
          <table:table-cell table:style-name="Default" office:value-type="float" office:value="2.08219178082192">
            <text:p>2,0821917808</text:p>
          </table:table-cell>
          <table:table-cell table:style-name="Default" office:value-type="float" office:value="0.731884057971014">
            <text:p>0,731884058</text:p>
          </table:table-cell>
          <table:table-cell table:style-name="Default" office:value-type="float" office:value="292">
            <text:p>29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07317073170732">
            <text:p>0,9073170732</text:p>
          </table:table-cell>
          <table:table-cell table:style-name="Default" office:value-type="float" office:value="41.0779569892473">
            <text:p>41,0779569892</text:p>
          </table:table-cell>
          <table:table-cell table:style-name="Default" office:value-type="float" office:value="0.147849462365591">
            <text:p>0,147849462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72">
            <text:p>37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95121951219512">
            <text:p>0,6951219512</text:p>
          </table:table-cell>
          <table:table-cell table:style-name="Default" office:value-type="float" office:value="38.4456140350877">
            <text:p>38,4456140351</text:p>
          </table:table-cell>
          <table:table-cell table:style-name="Default" office:value-type="float" office:value="0.48421052631579">
            <text:p>0,4842105263</text:p>
          </table:table-cell>
          <table:table-cell table:style-name="Default" office:value-type="float" office:value="0.700787401574803">
            <text:p>0,7007874016</text:p>
          </table:table-cell>
          <table:table-cell table:style-name="Default" office:value-type="float" office:value="285">
            <text:p>285</text:p>
          </table:table-cell>
        </table:table-row>
        <table:table-row table:style-name="ro2">
          <table:table-cell table:style-name="ce6" office:value-type="string">
            <text:p>1,0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741463414634146">
            <text:p>0,7414634146</text:p>
          </table:table-cell>
          <table:table-cell table:style-name="ce8" office:value-type="float" office:value="44.125">
            <text:p>44,125</text:p>
          </table:table-cell>
          <table:table-cell table:style-name="ce8" office:value-type="float" office:value="1.04934210526316">
            <text:p>1,0493421053</text:p>
          </table:table-cell>
          <table:table-cell table:style-name="ce8" office:value-type="float" office:value="0.779411764705882">
            <text:p>0,7794117647</text:p>
          </table:table-cell>
          <table:table-cell table:style-name="ce8" office:value-type="float" office:value="304">
            <text:p>3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0487804878049">
            <text:p>0,1804878049</text:p>
          </table:table-cell>
          <table:table-cell office:value-type="float" office:value="44.5675675675676">
            <text:p>44,5675675676</text:p>
          </table:table-cell>
          <table:table-cell office:value-type="float" office:value="0.027027027027027">
            <text:p>0,02702702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2.1">
            <text:p>42,1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0243902439024">
            <text:p>0,1902439024</text:p>
          </table:table-cell>
          <table:table-cell office:value-type="float" office:value="38.7435897435897">
            <text:p>38,7435897436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2682926829268">
            <text:p>0,1926829268</text:p>
          </table:table-cell>
          <table:table-cell office:value-type="float" office:value="41.0506329113924">
            <text:p>41,0506329114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42.9789473684211">
            <text:p>42,9789473684</text:p>
          </table:table-cell>
          <table:table-cell office:value-type="float" office:value="0.0315789473684211">
            <text:p>0,031578947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2682926829268">
            <text:p>0,1926829268</text:p>
          </table:table-cell>
          <table:table-cell office:value-type="float" office:value="40.3417721518987">
            <text:p>40,3417721519</text:p>
          </table:table-cell>
          <table:table-cell office:value-type="float" office:value="0.0253164556962025">
            <text:p>0,025316455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6.9325842696629">
            <text:p>36,9325842697</text:p>
          </table:table-cell>
          <table:table-cell office:value-type="float" office:value="0.0112359550561798">
            <text:p>0,011235955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39.6">
            <text:p>39,6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75609756097561">
            <text:p>0,2756097561</text:p>
          </table:table-cell>
          <table:table-cell office:value-type="float" office:value="41.9911504424779">
            <text:p>41,9911504425</text:p>
          </table:table-cell>
          <table:table-cell office:value-type="float" office:value="0.0088495575221239">
            <text:p>0,008849557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80487804878049">
            <text:p>0,1804878049</text:p>
          </table:table-cell>
          <table:table-cell office:value-type="float" office:value="36.1621621621622">
            <text:p>36,1621621622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39.125">
            <text:p>39,12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2.1777777777778">
            <text:p>42,177777777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40.5061728395062">
            <text:p>40,506172839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,1951219512</text:p>
          </table:table-cell>
          <table:table-cell office:value-type="float" office:value="44.175">
            <text:p>44,175</text:p>
          </table:table-cell>
          <table:table-cell office:value-type="float" office:value="0.0375">
            <text:p>0,037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9268292682927">
            <text:p>0,2292682927</text:p>
          </table:table-cell>
          <table:table-cell office:value-type="float" office:value="37.563829787234">
            <text:p>37,5638297872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7.7977528089888">
            <text:p>37,797752809</text:p>
          </table:table-cell>
          <table:table-cell office:value-type="float" office:value="0.0224719101123595">
            <text:p>0,022471910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4390243902439">
            <text:p>0,243902439</text:p>
          </table:table-cell>
          <table:table-cell office:value-type="float" office:value="38.8">
            <text:p>38,8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1219512195122">
            <text:p>0,2512195122</text:p>
          </table:table-cell>
          <table:table-cell office:value-type="float" office:value="41.621359223301">
            <text:p>41,6213592233</text:p>
          </table:table-cell>
          <table:table-cell table:number-columns-repeated="2"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7.3932584269663">
            <text:p>37,393258427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21951219512195">
            <text:p>0,2219512195</text:p>
          </table:table-cell>
          <table:table-cell office:value-type="float" office:value="40.3296703296703">
            <text:p>40,3296703297</text:p>
          </table:table-cell>
          <table:table-cell office:value-type="float" office:value="0.032967032967033">
            <text:p>0,032967033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7317073170732">
            <text:p>0,6073170732</text:p>
          </table:table-cell>
          <table:table-cell table:style-name="Default" office:value-type="float" office:value="40.5622489959839">
            <text:p>40,562248996</text:p>
          </table:table-cell>
          <table:table-cell table:style-name="Default" office:value-type="float" office:value="0.112449799196787">
            <text:p>0,11244979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9">
            <text:p>24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3414634146341">
            <text:p>0,5634146341</text:p>
          </table:table-cell>
          <table:table-cell table:style-name="Default" office:value-type="float" office:value="42.0476190476191">
            <text:p>42,0476190476</text:p>
          </table:table-cell>
          <table:table-cell table:style-name="Default" office:value-type="float" office:value="0.0303030303030303">
            <text:p>0,03030303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1">
            <text:p>23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4634146341463">
            <text:p>0,5146341463</text:p>
          </table:table-cell>
          <table:table-cell table:style-name="Default" office:value-type="float" office:value="38.3791469194313">
            <text:p>38,3791469194</text:p>
          </table:table-cell>
          <table:table-cell table:style-name="Default" office:value-type="float" office:value="0.014218009478673">
            <text:p>0,014218009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1">
            <text:p>21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1463414634146">
            <text:p>0,5414634146</text:p>
          </table:table-cell>
          <table:table-cell table:style-name="Default" office:value-type="float" office:value="40.2297297297297">
            <text:p>40,2297297297</text:p>
          </table:table-cell>
          <table:table-cell table:style-name="Default" office:value-type="float" office:value="0.126126126126126">
            <text:p>0,126126126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6829268292683">
            <text:p>0,5268292683</text:p>
          </table:table-cell>
          <table:table-cell table:style-name="Default" office:value-type="float" office:value="44.0046296296296">
            <text:p>44,0046296296</text:p>
          </table:table-cell>
          <table:table-cell table:style-name="Default" office:value-type="float" office:value="0.0601851851851852">
            <text:p>0,06018518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6">
            <text:p>21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7560975609756">
            <text:p>0,5975609756</text:p>
          </table:table-cell>
          <table:table-cell table:style-name="Default" office:value-type="float" office:value="39.0489795918367">
            <text:p>39,0489795918</text:p>
          </table:table-cell>
          <table:table-cell table:style-name="Default" office:value-type="float" office:value="0.0285714285714286">
            <text:p>0,028571428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5">
            <text:p>24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02439024390244">
            <text:p>0,6024390244</text:p>
          </table:table-cell>
          <table:table-cell table:style-name="Default" office:value-type="float" office:value="38.1052631578947">
            <text:p>38,1052631579</text:p>
          </table:table-cell>
          <table:table-cell table:style-name="Default" office:value-type="float" office:value="0.0242914979757085">
            <text:p>0,0242914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7">
            <text:p>24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51219512195122">
            <text:p>0,5512195122</text:p>
          </table:table-cell>
          <table:table-cell table:style-name="Default" office:value-type="float" office:value="40.783185840708">
            <text:p>40,7831858407</text:p>
          </table:table-cell>
          <table:table-cell table:style-name="Default" office:value-type="float" office:value="0.0442477876106195">
            <text:p>0,0442477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6">
            <text:p>22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53658536585366">
            <text:p>0,5536585366</text:p>
          </table:table-cell>
          <table:table-cell table:style-name="Default" office:value-type="float" office:value="43.1321585903084">
            <text:p>43,1321585903</text:p>
          </table:table-cell>
          <table:table-cell table:style-name="Default" office:value-type="float" office:value="0.0748898678414097">
            <text:p>0,074889867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7">
            <text:p>22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2682926829268">
            <text:p>0,5926829268</text:p>
          </table:table-cell>
          <table:table-cell table:style-name="Default" office:value-type="float" office:value="39.3127572016461">
            <text:p>39,3127572016</text:p>
          </table:table-cell>
          <table:table-cell table:style-name="Default" office:value-type="float" office:value="0.181069958847737">
            <text:p>0,181069958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3">
            <text:p>24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53658536585366">
            <text:p>0,4536585366</text:p>
          </table:table-cell>
          <table:table-cell table:style-name="Default" office:value-type="float" office:value="39.6881720430108">
            <text:p>39,688172043</text:p>
          </table:table-cell>
          <table:table-cell table:style-name="Default" office:value-type="float" office:value="0.0268817204301075">
            <text:p>0,02688172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86">
            <text:p>18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8292682926829">
            <text:p>0,5682926829</text:p>
          </table:table-cell>
          <table:table-cell table:style-name="Default" office:value-type="float" office:value="41.0128755364807">
            <text:p>41,0128755365</text:p>
          </table:table-cell>
          <table:table-cell table:style-name="Default" office:value-type="float" office:value="0.055793991416309">
            <text:p>0,05579399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3">
            <text:p>23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39.4975609756098">
            <text:p>39,4975609756</text:p>
          </table:table-cell>
          <table:table-cell table:style-name="Default" office:value-type="float" office:value="0.0341463414634146">
            <text:p>0,03414634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5">
            <text:p>20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4146341463415">
            <text:p>0,5341463415</text:p>
          </table:table-cell>
          <table:table-cell table:style-name="Default" office:value-type="float" office:value="39.5388127853881">
            <text:p>39,5388127854</text:p>
          </table:table-cell>
          <table:table-cell table:style-name="Default" office:value-type="float" office:value="0.0593607305936073">
            <text:p>0,05936073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9">
            <text:p>21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780487804878">
            <text:p>0,587804878</text:p>
          </table:table-cell>
          <table:table-cell table:style-name="Default" office:value-type="float" office:value="39.2157676348548">
            <text:p>39,2157676349</text:p>
          </table:table-cell>
          <table:table-cell table:style-name="Default" office:value-type="float" office:value="0.045643153526971">
            <text:p>0,045643153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4146341463415">
            <text:p>0,5341463415</text:p>
          </table:table-cell>
          <table:table-cell table:style-name="Default" office:value-type="float" office:value="39.0776255707763">
            <text:p>39,0776255708</text:p>
          </table:table-cell>
          <table:table-cell table:style-name="Default" office:value-type="float" office:value="0.0182648401826484">
            <text:p>0,01826484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9">
            <text:p>21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0487804878049">
            <text:p>0,5804878049</text:p>
          </table:table-cell>
          <table:table-cell table:style-name="Default" office:value-type="float" office:value="41.5924369747899">
            <text:p>41,5924369748</text:p>
          </table:table-cell>
          <table:table-cell table:style-name="Default" office:value-type="float" office:value="0.0294117647058824">
            <text:p>0,029411764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8">
            <text:p>238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8292682926829">
            <text:p>0,5682926829</text:p>
          </table:table-cell>
          <table:table-cell table:style-name="Default" office:value-type="float" office:value="37.8497854077253">
            <text:p>37,8497854077</text:p>
          </table:table-cell>
          <table:table-cell table:style-name="Default" office:value-type="float" office:value="0.0300429184549356">
            <text:p>0,030042918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3">
            <text:p>23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09756097560976">
            <text:p>0,5097560976</text:p>
          </table:table-cell>
          <table:table-cell table:style-name="Default" office:value-type="float" office:value="43.6411483253588">
            <text:p>43,6411483254</text:p>
          </table:table-cell>
          <table:table-cell table:style-name="Default" office:value-type="float" office:value="0.0478468899521531">
            <text:p>0,0478468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9">
            <text:p>20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0975609756098">
            <text:p>0,5609756098</text:p>
          </table:table-cell>
          <table:table-cell table:style-name="Default" office:value-type="float" office:value="38.9347826086956">
            <text:p>38,9347826087</text:p>
          </table:table-cell>
          <table:table-cell table:style-name="Default" office:value-type="float" office:value="0.0217391304347826">
            <text:p>0,02173913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0">
            <text:p>23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02439024390244">
            <text:p>0,9024390244</text:p>
          </table:table-cell>
          <table:table-cell office:value-type="float" office:value="40.7918918918919">
            <text:p>40,7918918919</text:p>
          </table:table-cell>
          <table:table-cell office:value-type="float" office:value="0.224324324324324">
            <text:p>0,2243243243</text:p>
          </table:table-cell>
          <table:table-cell office:value-type="float" office:value="0.0425531914893617">
            <text:p>0,042553191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04878048780488">
            <text:p>0,9048780488</text:p>
          </table:table-cell>
          <table:table-cell office:value-type="float" office:value="42.9541778975741">
            <text:p>42,9541778976</text:p>
          </table:table-cell>
          <table:table-cell office:value-type="float" office:value="0.320754716981132">
            <text:p>0,32075471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24390243902439">
            <text:p>0,8243902439</text:p>
          </table:table-cell>
          <table:table-cell office:value-type="float" office:value="41.8195266272189">
            <text:p>41,8195266272</text:p>
          </table:table-cell>
          <table:table-cell office:value-type="float" office:value="1.38461538461538">
            <text:p>1,3846153846</text:p>
          </table:table-cell>
          <table:table-cell office:value-type="float" office:value="0.511363636363636">
            <text:p>0,5113636364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4390243902439">
            <text:p>0,843902439</text:p>
          </table:table-cell>
          <table:table-cell office:value-type="float" office:value="41.0057803468208">
            <text:p>41,0057803468</text:p>
          </table:table-cell>
          <table:table-cell office:value-type="float" office:value="0.46242774566474">
            <text:p>0,4624277457</text:p>
          </table:table-cell>
          <table:table-cell office:value-type="float" office:value="0.554347826086957">
            <text:p>0,5543478261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73170731707317">
            <text:p>0,7731707317</text:p>
          </table:table-cell>
          <table:table-cell office:value-type="float" office:value="43.0599369085174">
            <text:p>43,0599369085</text:p>
          </table:table-cell>
          <table:table-cell office:value-type="float" office:value="0.192429022082019">
            <text:p>0,192429022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29268292682927">
            <text:p>0,8292682927</text:p>
          </table:table-cell>
          <table:table-cell office:value-type="float" office:value="43.7117647058824">
            <text:p>43,7117647059</text:p>
          </table:table-cell>
          <table:table-cell office:value-type="float" office:value="0.608823529411765">
            <text:p>0,6088235294</text:p>
          </table:table-cell>
          <table:table-cell office:value-type="float" office:value="0.377777777777778">
            <text:p>0,3777777778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97560975609756">
            <text:p>0,4975609756</text:p>
          </table:table-cell>
          <table:table-cell office:value-type="float" office:value="40.2254901960784">
            <text:p>40,2254901961</text:p>
          </table:table-cell>
          <table:table-cell office:value-type="float" office:value="2.3578431372549">
            <text:p>2,3578431373</text:p>
          </table:table-cell>
          <table:table-cell office:value-type="float" office:value="0.814432989690721">
            <text:p>0,8144329897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17073170731707">
            <text:p>0,8170731707</text:p>
          </table:table-cell>
          <table:table-cell office:value-type="float" office:value="39.0238805970149">
            <text:p>39,023880597</text:p>
          </table:table-cell>
          <table:table-cell office:value-type="float" office:value="0.0537313432835821">
            <text:p>0,0537313433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60975609756098">
            <text:p>0,7609756098</text:p>
          </table:table-cell>
          <table:table-cell office:value-type="float" office:value="42.5320512820513">
            <text:p>42,5320512821</text:p>
          </table:table-cell>
          <table:table-cell office:value-type="float" office:value="1.33333333333333">
            <text:p>1,3333333333</text:p>
          </table:table-cell>
          <table:table-cell office:value-type="float" office:value="0.577319587628866">
            <text:p>0,5773195876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07317073170732">
            <text:p>0,9073170732</text:p>
          </table:table-cell>
          <table:table-cell office:value-type="float" office:value="43.1102150537634">
            <text:p>43,1102150538</text:p>
          </table:table-cell>
          <table:table-cell office:value-type="float" office:value="0.220430107526882">
            <text:p>0,2204301075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48780487804878">
            <text:p>0,8487804878</text:p>
          </table:table-cell>
          <table:table-cell office:value-type="float" office:value="38.7413793103448">
            <text:p>38,7413793103</text:p>
          </table:table-cell>
          <table:table-cell office:value-type="float" office:value="0.0775862068965517">
            <text:p>0,0775862069</text:p>
          </table:table-cell>
          <table:table-cell office:value-type="float" office:value="0.0212765957446808">
            <text:p>0,0212765957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41.1138211382114">
            <text:p>41,1138211382</text:p>
          </table:table-cell>
          <table:table-cell office:value-type="float" office:value="0.560975609756098">
            <text:p>0,5609756098</text:p>
          </table:table-cell>
          <table:table-cell office:value-type="float" office:value="0.262295081967213">
            <text:p>0,262295082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63414634146341">
            <text:p>0,8634146341</text:p>
          </table:table-cell>
          <table:table-cell office:value-type="float" office:value="39.6525423728814">
            <text:p>39,6525423729</text:p>
          </table:table-cell>
          <table:table-cell office:value-type="float" office:value="0.166666666666667">
            <text:p>0,1666666667</text:p>
          </table:table-cell>
          <table:table-cell office:value-type="float" office:value="0.0222222222222222">
            <text:p>0,0222222222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09756097560975">
            <text:p>0,9097560976</text:p>
          </table:table-cell>
          <table:table-cell office:value-type="float" office:value="45.5951742627346">
            <text:p>45,5951742627</text:p>
          </table:table-cell>
          <table:table-cell office:value-type="float" office:value="0.793565683646113">
            <text:p>0,7935656836</text:p>
          </table:table-cell>
          <table:table-cell office:value-type="float" office:value="0.0491803278688525">
            <text:p>0,0491803279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5609756097561">
            <text:p>0,856097561</text:p>
          </table:table-cell>
          <table:table-cell office:value-type="float" office:value="47.1367521367521">
            <text:p>47,1367521368</text:p>
          </table:table-cell>
          <table:table-cell office:value-type="float" office:value="0.544159544159544">
            <text:p>0,5441595442</text:p>
          </table:table-cell>
          <table:table-cell office:value-type="float" office:value="0.025">
            <text:p>0,025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8780487804878">
            <text:p>0,887804878</text:p>
          </table:table-cell>
          <table:table-cell office:value-type="float" office:value="41.1016483516484">
            <text:p>41,1016483516</text:p>
          </table:table-cell>
          <table:table-cell office:value-type="float" office:value="0.197802197802198">
            <text:p>0,1978021978</text:p>
          </table:table-cell>
          <table:table-cell office:value-type="float" office:value="0.0181818181818182">
            <text:p>0,0181818182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02439024390244">
            <text:p>0,9024390244</text:p>
          </table:table-cell>
          <table:table-cell office:value-type="float" office:value="40.3783783783784">
            <text:p>40,3783783784</text:p>
          </table:table-cell>
          <table:table-cell office:value-type="float" office:value="0.248648648648649">
            <text:p>0,2486486486</text:p>
          </table:table-cell>
          <table:table-cell office:value-type="float" office:value="0.0185185185185185">
            <text:p>0,0185185185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39024390243902">
            <text:p>0,9390243902</text:p>
          </table:table-cell>
          <table:table-cell office:value-type="float" office:value="39.0571428571429">
            <text:p>39,0571428571</text:p>
          </table:table-cell>
          <table:table-cell office:value-type="float" office:value="0.0779220779220779">
            <text:p>0,0779220779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26829268292683">
            <text:p>0,9268292683</text:p>
          </table:table-cell>
          <table:table-cell office:value-type="float" office:value="41.6">
            <text:p>41,6</text:p>
          </table:table-cell>
          <table:table-cell office:value-type="float" office:value="0.368421052631579">
            <text:p>0,3684210526</text:p>
          </table:table-cell>
          <table:table-cell office:value-type="float" office:value="0.0625">
            <text:p>0,0625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21951219512195">
            <text:p>0,8219512195</text:p>
          </table:table-cell>
          <table:table-cell office:value-type="float" office:value="42.3620178041543">
            <text:p>42,3620178042</text:p>
          </table:table-cell>
          <table:table-cell office:value-type="float" office:value="0.142433234421365">
            <text:p>0,1424332344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2">
          <table:table-cell table:style-name="ce4" office:value-type="float" office:value="0.25">
            <text:p>0,25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182926829268293">
            <text:p>0,1829268293</text:p>
          </table:table-cell>
          <table:table-cell table:style-name="ce4" office:value-type="float" office:value="43.32">
            <text:p>43,32</text:p>
          </table:table-cell>
          <table:table-cell table:style-name="ce4" office:value-type="float" office:value="0.0266666666666667">
            <text:p>0,026666666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5">
            <text:p>7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60975609756098">
            <text:p>0,1609756098</text:p>
          </table:table-cell>
          <table:table-cell table:style-name="Default" office:value-type="float" office:value="37.9545454545455">
            <text:p>37,9545454545</text:p>
          </table:table-cell>
          <table:table-cell table:style-name="Default" office:value-type="float" office:value="0.0151515151515152">
            <text:p>0,01515151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6">
            <text:p>6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39.3846153846154">
            <text:p>39,3846153846</text:p>
          </table:table-cell>
          <table:table-cell table:style-name="Default" office:value-type="float" office:value="0.054945054945055">
            <text:p>0,054945054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09756097560976">
            <text:p>0,2097560976</text:p>
          </table:table-cell>
          <table:table-cell table:style-name="Default" office:value-type="float" office:value="40.5581395348837">
            <text:p>40,5581395349</text:p>
          </table:table-cell>
          <table:table-cell table:style-name="Default" office:value-type="float" office:value="0.0581395348837209">
            <text:p>0,058139534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40.8913043478261">
            <text:p>40,8913043478</text:p>
          </table:table-cell>
          <table:table-cell table:style-name="Default" office:value-type="float" office:value="0.0108695652173913">
            <text:p>0,01086956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51219512195122">
            <text:p>0,2512195122</text:p>
          </table:table-cell>
          <table:table-cell table:style-name="Default" office:value-type="float" office:value="37.873786407767">
            <text:p>37,8737864078</text:p>
          </table:table-cell>
          <table:table-cell table:style-name="Default" office:value-type="float" office:value="0.00970873786407767">
            <text:p>0,009708737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37.6847826086956">
            <text:p>37,6847826087</text:p>
          </table:table-cell>
          <table:table-cell table:style-name="Default" office:value-type="float" office:value="0.0326086956521739">
            <text:p>0,03260869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41.4347826086957">
            <text:p>41,4347826087</text:p>
          </table:table-cell>
          <table:table-cell table:style-name="Default" office:value-type="float" office:value="0.0978260869565217">
            <text:p>0,09782608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9268292682927">
            <text:p>0,2292682927</text:p>
          </table:table-cell>
          <table:table-cell table:style-name="Default" office:value-type="float" office:value="38.5531914893617">
            <text:p>38,5531914894</text:p>
          </table:table-cell>
          <table:table-cell table:style-name="Default" office:value-type="float" office:value="0.0319148936170213">
            <text:p>0,03191489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">
            <text:p>9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24390243902439">
            <text:p>0,2243902439</text:p>
          </table:table-cell>
          <table:table-cell table:style-name="Default" office:value-type="float" office:value="39.9891304347826">
            <text:p>39,9891304348</text:p>
          </table:table-cell>
          <table:table-cell table:style-name="Default" office:value-type="float" office:value="0.0217391304347826">
            <text:p>0,02173913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46341463414634">
            <text:p>0,2463414634</text:p>
          </table:table-cell>
          <table:table-cell table:style-name="Default" office:value-type="float" office:value="38.6732673267327">
            <text:p>38,6732673267</text:p>
          </table:table-cell>
          <table:table-cell table:style-name="Default" office:value-type="float" office:value="0.0297029702970297">
            <text:p>0,02970297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1">
            <text:p>10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90243902439024">
            <text:p>0,1902439024</text:p>
          </table:table-cell>
          <table:table-cell table:style-name="Default" office:value-type="float" office:value="35.9487179487179">
            <text:p>35,9487179487</text:p>
          </table:table-cell>
          <table:table-cell table:style-name="Default" office:value-type="float" office:value="0.0256410256410256">
            <text:p>0,025641025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90243902439024">
            <text:p>0,1902439024</text:p>
          </table:table-cell>
          <table:table-cell table:style-name="Default" office:value-type="float" office:value="42.1282051282051">
            <text:p>42,1282051282</text:p>
          </table:table-cell>
          <table:table-cell table:style-name="Default" office:value-type="float" office:value="0.0256410256410256">
            <text:p>0,025641025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8">
            <text:p>7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36585365853658">
            <text:p>0,2365853659</text:p>
          </table:table-cell>
          <table:table-cell table:style-name="Default" office:value-type="float" office:value="39.8969072164948">
            <text:p>39,896907216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04878048780488">
            <text:p>0,2048780488</text:p>
          </table:table-cell>
          <table:table-cell table:style-name="Default" office:value-type="float" office:value="38.0714285714286">
            <text:p>38,0714285714</text:p>
          </table:table-cell>
          <table:table-cell table:style-name="Default" office:value-type="float" office:value="0.0238095238095238">
            <text:p>0,02380952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04878048780488">
            <text:p>0,2048780488</text:p>
          </table:table-cell>
          <table:table-cell table:style-name="Default" office:value-type="float" office:value="38.1190476190476">
            <text:p>38,119047619</text:p>
          </table:table-cell>
          <table:table-cell table:style-name="Default" office:value-type="float" office:value="0.0238095238095238">
            <text:p>0,02380952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4">
            <text:p>8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07317073170732">
            <text:p>0,2073170732</text:p>
          </table:table-cell>
          <table:table-cell table:style-name="Default" office:value-type="float" office:value="41.9176470588235">
            <text:p>41,9176470588</text:p>
          </table:table-cell>
          <table:table-cell table:style-name="Default" office:value-type="float" office:value="0.0235294117647059">
            <text:p>0,02352941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09756097560976">
            <text:p>0,2097560976</text:p>
          </table:table-cell>
          <table:table-cell table:style-name="Default" office:value-type="float" office:value="41.0116279069767">
            <text:p>41,011627907</text:p>
          </table:table-cell>
          <table:table-cell table:style-name="Default" office:value-type="float" office:value="0.0348837209302326">
            <text:p>0,03488372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85365853658537">
            <text:p>0,1853658537</text:p>
          </table:table-cell>
          <table:table-cell table:style-name="Default" office:value-type="float" office:value="38.5131578947368">
            <text:p>38,5131578947</text:p>
          </table:table-cell>
          <table:table-cell table:style-name="Default" office:value-type="float" office:value="0.0526315789473684">
            <text:p>0,052631578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6">
            <text:p>7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251219512195122">
            <text:p>0,2512195122</text:p>
          </table:table-cell>
          <table:table-cell table:style-name="Default" office:value-type="float" office:value="42.3592233009709">
            <text:p>42,359223301</text:p>
          </table:table-cell>
          <table:table-cell table:style-name="Default" office:value-type="float" office:value="0.0388349514563107">
            <text:p>0,03883495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3">
            <text:p>10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48780487804878">
            <text:p>0,6487804878</text:p>
          </table:table-cell>
          <table:table-cell office:value-type="float" office:value="40.4398496240602">
            <text:p>40,4398496241</text:p>
          </table:table-cell>
          <table:table-cell office:value-type="float" office:value="0.165413533834586">
            <text:p>0,1654135338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46341463414634">
            <text:p>0,5463414634</text:p>
          </table:table-cell>
          <table:table-cell office:value-type="float" office:value="41.6696428571429">
            <text:p>41,6696428571</text:p>
          </table:table-cell>
          <table:table-cell office:value-type="float" office:value="0.0267857142857143">
            <text:p>0,0267857143</text:p>
          </table:table-cell>
          <table:table-cell office:value-type="float" office:value="0.0333333333333333">
            <text:p>0,0333333333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68292682926829">
            <text:p>0,5682926829</text:p>
          </table:table-cell>
          <table:table-cell office:value-type="float" office:value="39.8240343347639">
            <text:p>39,8240343348</text:p>
          </table:table-cell>
          <table:table-cell office:value-type="float" office:value="0.0515021459227468">
            <text:p>0,051502145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5365853658537">
            <text:p>0,5853658537</text:p>
          </table:table-cell>
          <table:table-cell office:value-type="float" office:value="40.4625">
            <text:p>40,4625</text:p>
          </table:table-cell>
          <table:table-cell office:value-type="float" office:value="0.108333333333333">
            <text:p>0,1083333333</text:p>
          </table:table-cell>
          <table:table-cell office:value-type="float" office:value="0.0454545454545455">
            <text:p>0,045454545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5121951219512">
            <text:p>0,5951219512</text:p>
          </table:table-cell>
          <table:table-cell office:value-type="float" office:value="41.4877049180328">
            <text:p>41,487704918</text:p>
          </table:table-cell>
          <table:table-cell office:value-type="float" office:value="0.118852459016393">
            <text:p>0,11885245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38.650406504065">
            <text:p>38,6504065041</text:p>
          </table:table-cell>
          <table:table-cell office:value-type="float" office:value="0.0691056910569106">
            <text:p>0,069105691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780487804878">
            <text:p>0,587804878</text:p>
          </table:table-cell>
          <table:table-cell office:value-type="float" office:value="39.9626556016597">
            <text:p>39,9626556017</text:p>
          </table:table-cell>
          <table:table-cell office:value-type="float" office:value="0.04149377593361">
            <text:p>0,0414937759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473170731707317">
            <text:p>0,4731707317</text:p>
          </table:table-cell>
          <table:table-cell office:value-type="float" office:value="37.5721649484536">
            <text:p>37,5721649485</text:p>
          </table:table-cell>
          <table:table-cell office:value-type="float" office:value="0.0360824742268041">
            <text:p>0,0360824742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5365853658537">
            <text:p>0,5853658537</text:p>
          </table:table-cell>
          <table:table-cell office:value-type="float" office:value="41.5291666666667">
            <text:p>41,5291666667</text:p>
          </table:table-cell>
          <table:table-cell office:value-type="float" office:value="0.0541666666666667">
            <text:p>0,05416666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70731707317073">
            <text:p>0,5707317073</text:p>
          </table:table-cell>
          <table:table-cell office:value-type="float" office:value="38.5683760683761">
            <text:p>38,5683760684</text:p>
          </table:table-cell>
          <table:table-cell office:value-type="float" office:value="0.0555555555555556">
            <text:p>0,0555555556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51219512195122">
            <text:p>0,5512195122</text:p>
          </table:table-cell>
          <table:table-cell office:value-type="float" office:value="38.9424778761062">
            <text:p>38,9424778761</text:p>
          </table:table-cell>
          <table:table-cell office:value-type="float" office:value="0.0619469026548673">
            <text:p>0,0619469027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,512195122</text:p>
          </table:table-cell>
          <table:table-cell office:value-type="float" office:value="40.5047619047619">
            <text:p>40,5047619048</text:p>
          </table:table-cell>
          <table:table-cell office:value-type="float" office:value="0.0476190476190476">
            <text:p>0,04761904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63414634146341">
            <text:p>0,5634146341</text:p>
          </table:table-cell>
          <table:table-cell office:value-type="float" office:value="41.1298701298701">
            <text:p>41,1298701299</text:p>
          </table:table-cell>
          <table:table-cell office:value-type="float" office:value="0.16017316017316">
            <text:p>0,1601731602</text:p>
          </table:table-cell>
          <table:table-cell office:value-type="float" office:value="0.756756756756757">
            <text:p>0,7567567568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41463414634146">
            <text:p>0,5414634146</text:p>
          </table:table-cell>
          <table:table-cell office:value-type="float" office:value="38.5315315315315">
            <text:p>38,5315315315</text:p>
          </table:table-cell>
          <table:table-cell office:value-type="float" office:value="0.0720720720720721">
            <text:p>0,072072072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26829268292683">
            <text:p>0,5268292683</text:p>
          </table:table-cell>
          <table:table-cell office:value-type="float" office:value="36.4907407407407">
            <text:p>36,4907407407</text:p>
          </table:table-cell>
          <table:table-cell office:value-type="float" office:value="0.0138888888888889">
            <text:p>0,0138888889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51219512195122">
            <text:p>0,5512195122</text:p>
          </table:table-cell>
          <table:table-cell office:value-type="float" office:value="37.8938053097345">
            <text:p>37,8938053097</text:p>
          </table:table-cell>
          <table:table-cell office:value-type="float" office:value="0.0530973451327434">
            <text:p>0,053097345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53658536585366">
            <text:p>0,5536585366</text:p>
          </table:table-cell>
          <table:table-cell office:value-type="float" office:value="41.1101321585903">
            <text:p>41,1101321586</text:p>
          </table:table-cell>
          <table:table-cell office:value-type="float" office:value="0.0220264317180617">
            <text:p>0,0220264317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82926829268293">
            <text:p>0,5829268293</text:p>
          </table:table-cell>
          <table:table-cell office:value-type="float" office:value="42.2887029288703">
            <text:p>42,2887029289</text:p>
          </table:table-cell>
          <table:table-cell office:value-type="float" office:value="0.213389121338912">
            <text:p>0,213389121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7560975609756">
            <text:p>0,5975609756</text:p>
          </table:table-cell>
          <table:table-cell office:value-type="float" office:value="40.7265306122449">
            <text:p>40,7265306122</text:p>
          </table:table-cell>
          <table:table-cell office:value-type="float" office:value="0.0693877551020408">
            <text:p>0,06938775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95121951219512">
            <text:p>0,5951219512</text:p>
          </table:table-cell>
          <table:table-cell office:value-type="float" office:value="41.5450819672131">
            <text:p>41,5450819672</text:p>
          </table:table-cell>
          <table:table-cell office:value-type="float" office:value="0.118852459016393">
            <text:p>0,11885245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739024390243902">
            <text:p>0,7390243902</text:p>
          </table:table-cell>
          <table:table-cell table:style-name="Default" office:value-type="float" office:value="44.3960396039604">
            <text:p>44,396039604</text:p>
          </table:table-cell>
          <table:table-cell table:style-name="Default" office:value-type="float" office:value="1.05940594059406">
            <text:p>1,0594059406</text:p>
          </table:table-cell>
          <table:table-cell table:style-name="Default" office:value-type="float" office:value="0.748299319727891">
            <text:p>0,7482993197</text:p>
          </table:table-cell>
          <table:table-cell table:style-name="Default" office:value-type="float" office:value="303">
            <text:p>303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78048780487805">
            <text:p>0,8780487805</text:p>
          </table:table-cell>
          <table:table-cell table:style-name="Default" office:value-type="float" office:value="40.2416666666667">
            <text:p>40,2416666667</text:p>
          </table:table-cell>
          <table:table-cell table:style-name="Default" office:value-type="float" office:value="0.180555555555556">
            <text:p>0,180555555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60">
            <text:p>36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58536585365854">
            <text:p>0,8585365854</text:p>
          </table:table-cell>
          <table:table-cell table:style-name="Default" office:value-type="float" office:value="43.4204545454545">
            <text:p>43,4204545455</text:p>
          </table:table-cell>
          <table:table-cell table:style-name="Default" office:value-type="float" office:value="0.215909090909091">
            <text:p>0,21590909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2">
            <text:p>35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795121951219512">
            <text:p>0,7951219512</text:p>
          </table:table-cell>
          <table:table-cell table:style-name="Default" office:value-type="float" office:value="39.0613496932515">
            <text:p>39,0613496933</text:p>
          </table:table-cell>
          <table:table-cell table:style-name="Default" office:value-type="float" office:value="0.0920245398773006">
            <text:p>0,0920245399</text:p>
          </table:table-cell>
          <table:table-cell table:style-name="Default" office:value-type="float" office:value="0.0294117647058824">
            <text:p>0,0294117647</text:p>
          </table:table-cell>
          <table:table-cell table:style-name="Default" office:value-type="float" office:value="326">
            <text:p>32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95609756097561">
            <text:p>0,956097561</text:p>
          </table:table-cell>
          <table:table-cell table:style-name="Default" office:value-type="float" office:value="41.2397959183673">
            <text:p>41,2397959184</text:p>
          </table:table-cell>
          <table:table-cell table:style-name="Default" office:value-type="float" office:value="0.36734693877551">
            <text:p>0,367346938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92">
            <text:p>39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904878048780488">
            <text:p>0,9048780488</text:p>
          </table:table-cell>
          <table:table-cell table:style-name="Default" office:value-type="float" office:value="39.8167115902965">
            <text:p>39,8167115903</text:p>
          </table:table-cell>
          <table:table-cell table:style-name="Default" office:value-type="float" office:value="0.23989218328841">
            <text:p>0,2398921833</text:p>
          </table:table-cell>
          <table:table-cell table:style-name="Default" office:value-type="float" office:value="0.228070175438596">
            <text:p>0,2280701754</text:p>
          </table:table-cell>
          <table:table-cell table:style-name="Default" office:value-type="float" office:value="371">
            <text:p>37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926829268292683">
            <text:p>0,9268292683</text:p>
          </table:table-cell>
          <table:table-cell table:style-name="Default" office:value-type="float" office:value="41.3894736842105">
            <text:p>41,3894736842</text:p>
          </table:table-cell>
          <table:table-cell table:style-name="Default" office:value-type="float" office:value="1.54736842105263">
            <text:p>1,5473684211</text:p>
          </table:table-cell>
          <table:table-cell table:style-name="Default" office:value-type="float" office:value="0.111111111111111">
            <text:p>0,1111111111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617073170731707">
            <text:p>0,6170731707</text:p>
          </table:table-cell>
          <table:table-cell table:style-name="Default" office:value-type="float" office:value="40.6877470355731">
            <text:p>40,6877470356</text:p>
          </table:table-cell>
          <table:table-cell table:style-name="Default" office:value-type="float" office:value="1.26877470355731">
            <text:p>1,2687747036</text:p>
          </table:table-cell>
          <table:table-cell table:style-name="Default" office:value-type="float" office:value="0.735294117647059">
            <text:p>0,7352941176</text:p>
          </table:table-cell>
          <table:table-cell table:style-name="Default" office:value-type="float" office:value="253">
            <text:p>253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590243902439024">
            <text:p>0,5902439024</text:p>
          </table:table-cell>
          <table:table-cell table:style-name="Default" office:value-type="float" office:value="42.4710743801653">
            <text:p>42,4710743802</text:p>
          </table:table-cell>
          <table:table-cell table:style-name="Default" office:value-type="float" office:value="1.20661157024793">
            <text:p>1,2066115702</text:p>
          </table:table-cell>
          <table:table-cell table:style-name="Default" office:value-type="float" office:value="0.815602836879433">
            <text:p>0,8156028369</text:p>
          </table:table-cell>
          <table:table-cell table:style-name="Default" office:value-type="float" office:value="242">
            <text:p>24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65853658536585">
            <text:p>0,8658536585</text:p>
          </table:table-cell>
          <table:table-cell table:style-name="Default" office:value-type="float" office:value="41.2591549295775">
            <text:p>41,2591549296</text:p>
          </table:table-cell>
          <table:table-cell table:style-name="Default" office:value-type="float" office:value="0.450704225352113">
            <text:p>0,4507042254</text:p>
          </table:table-cell>
          <table:table-cell table:style-name="Default" office:value-type="float" office:value="0.546666666666667">
            <text:p>0,5466666667</text:p>
          </table:table-cell>
          <table:table-cell table:style-name="Default" office:value-type="float" office:value="355">
            <text:p>35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709756097560976">
            <text:p>0,7097560976</text:p>
          </table:table-cell>
          <table:table-cell table:style-name="Default" office:value-type="float" office:value="43.0240549828179">
            <text:p>43,0240549828</text:p>
          </table:table-cell>
          <table:table-cell table:style-name="Default" office:value-type="float" office:value="2.45704467353952">
            <text:p>2,4570446735</text:p>
          </table:table-cell>
          <table:table-cell table:style-name="Default" office:value-type="float" office:value="0.773722627737226">
            <text:p>0,7737226277</text:p>
          </table:table-cell>
          <table:table-cell table:style-name="Default" office:value-type="float" office:value="291">
            <text:p>29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609756097560976">
            <text:p>0,6097560976</text:p>
          </table:table-cell>
          <table:table-cell table:style-name="Default" office:value-type="float" office:value="42.316">
            <text:p>42,316</text:p>
          </table:table-cell>
          <table:table-cell table:style-name="ce5" office:value-type="string">
            <text:p>1,972</text:p>
          </table:table-cell>
          <table:table-cell table:style-name="Default" office:value-type="float" office:value="0.707317073170732">
            <text:p>0,7073170732</text:p>
          </table:table-cell>
          <table:table-cell table:style-name="Default" office:value-type="float" office:value="250">
            <text:p>25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95121951219512">
            <text:p>0,8951219512</text:p>
          </table:table-cell>
          <table:table-cell table:style-name="Default" office:value-type="float" office:value="40.433242506812">
            <text:p>40,4332425068</text:p>
          </table:table-cell>
          <table:table-cell table:style-name="Default" office:value-type="float" office:value="0.11716621253406">
            <text:p>0,11716621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67">
            <text:p>36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24390243902439">
            <text:p>0,8243902439</text:p>
          </table:table-cell>
          <table:table-cell table:style-name="Default" office:value-type="float" office:value="44.0917159763314">
            <text:p>44,0917159763</text:p>
          </table:table-cell>
          <table:table-cell table:style-name="Default" office:value-type="float" office:value="0.20414201183432">
            <text:p>0,2041420118</text:p>
          </table:table-cell>
          <table:table-cell table:style-name="Default" office:value-type="float" office:value="0.0434782608695652">
            <text:p>0,0434782609</text:p>
          </table:table-cell>
          <table:table-cell table:style-name="Default" office:value-type="float" office:value="338">
            <text:p>33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12195121951219">
            <text:p>0,812195122</text:p>
          </table:table-cell>
          <table:table-cell table:style-name="Default" office:value-type="float" office:value="41.8648648648649">
            <text:p>41,8648648649</text:p>
          </table:table-cell>
          <table:table-cell table:style-name="Default" office:value-type="float" office:value="0.753753753753754">
            <text:p>0,7537537538</text:p>
          </table:table-cell>
          <table:table-cell table:style-name="Default" office:value-type="float" office:value="0.534246575342466">
            <text:p>0,5342465753</text:p>
          </table:table-cell>
          <table:table-cell table:style-name="Default" office:value-type="float" office:value="333">
            <text:p>333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926829268292683">
            <text:p>0,9268292683</text:p>
          </table:table-cell>
          <table:table-cell table:style-name="Default" office:value-type="float" office:value="40.7315789473684">
            <text:p>40,7315789474</text:p>
          </table:table-cell>
          <table:table-cell table:style-name="Default" office:value-type="float" office:value="0.207894736842105">
            <text:p>0,20789473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80">
            <text:p>38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92682926829268">
            <text:p>0,8926829268</text:p>
          </table:table-cell>
          <table:table-cell table:style-name="Default" office:value-type="float" office:value="44.068306010929">
            <text:p>44,0683060109</text:p>
          </table:table-cell>
          <table:table-cell table:style-name="Default" office:value-type="float" office:value="0.390710382513661">
            <text:p>0,3907103825</text:p>
          </table:table-cell>
          <table:table-cell table:style-name="Default" office:value-type="float" office:value="0.0634920634920635">
            <text:p>0,0634920635</text:p>
          </table:table-cell>
          <table:table-cell table:style-name="Default" office:value-type="float" office:value="366">
            <text:p>36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48780487804878">
            <text:p>0,8487804878</text:p>
          </table:table-cell>
          <table:table-cell table:style-name="Default" office:value-type="float" office:value="43.9109195402299">
            <text:p>43,9109195402</text:p>
          </table:table-cell>
          <table:table-cell table:style-name="Default" office:value-type="float" office:value="0.362068965517241">
            <text:p>0,3620689655</text:p>
          </table:table-cell>
          <table:table-cell table:style-name="Default" office:value-type="float" office:value="0.0416666666666667">
            <text:p>0,0416666667</text:p>
          </table:table-cell>
          <table:table-cell table:style-name="Default" office:value-type="float" office:value="348">
            <text:p>34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88780487804878">
            <text:p>0,887804878</text:p>
          </table:table-cell>
          <table:table-cell table:style-name="Default" office:value-type="float" office:value="44.4313186813187">
            <text:p>44,4313186813</text:p>
          </table:table-cell>
          <table:table-cell table:style-name="Default" office:value-type="float" office:value="0.491758241758242">
            <text:p>0,4917582418</text:p>
          </table:table-cell>
          <table:table-cell table:style-name="Default" office:value-type="float" office:value="0.025">
            <text:p>0,025</text:p>
          </table:table-cell>
          <table:table-cell table:style-name="Default" office:value-type="float" office:value="364">
            <text:p>364</text:p>
          </table:table-cell>
        </table:table-row>
        <table:table-row table:style-name="ro2">
          <table:table-cell table:style-name="ce6" office:value-type="string">
            <text:p>1,0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.863414634146341">
            <text:p>0,8634146341</text:p>
          </table:table-cell>
          <table:table-cell table:style-name="ce8" office:value-type="float" office:value="41.6694915254237">
            <text:p>41,6694915254</text:p>
          </table:table-cell>
          <table:table-cell table:style-name="ce8" office:value-type="float" office:value="0.858757062146893">
            <text:p>0,8587570621</text:p>
          </table:table-cell>
          <table:table-cell table:style-name="ce8" office:value-type="float" office:value="0.346938775510204">
            <text:p>0,3469387755</text:p>
          </table:table-cell>
          <table:table-cell table:style-name="ce8" office:value-type="float" office:value="354">
            <text:p>35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190243902439024">
            <text:p>0,1902439024</text:p>
          </table:table-cell>
          <table:table-cell office:value-type="float" office:value="43.474358974359">
            <text:p>43,4743589744</text:p>
          </table:table-cell>
          <table:table-cell office:value-type="float" office:value="0.0128205128205128">
            <text:p>0,0128205128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9756097560976">
            <text:p>0,2097560976</text:p>
          </table:table-cell>
          <table:table-cell office:value-type="float" office:value="44.0116279069767">
            <text:p>44,011627907</text:p>
          </table:table-cell>
          <table:table-cell office:value-type="float" office:value="0.0116279069767442">
            <text:p>0,011627907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1219512195122">
            <text:p>0,2512195122</text:p>
          </table:table-cell>
          <table:table-cell office:value-type="float" office:value="36.1165048543689">
            <text:p>36,1165048544</text:p>
          </table:table-cell>
          <table:table-cell office:value-type="float" office:value="0.0194174757281553">
            <text:p>0,0194174757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53658536585366">
            <text:p>0,2536585366</text:p>
          </table:table-cell>
          <table:table-cell office:value-type="float" office:value="41.0576923076923">
            <text:p>41,0576923077</text:p>
          </table:table-cell>
          <table:table-cell office:value-type="float" office:value="0.0384615384615385">
            <text:p>0,038461538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68292682926829">
            <text:p>0,2682926829</text:p>
          </table:table-cell>
          <table:table-cell office:value-type="float" office:value="40.9545454545455">
            <text:p>40,9545454545</text:p>
          </table:table-cell>
          <table:table-cell office:value-type="float" office:value="0.0272727272727273">
            <text:p>0,0272727273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2439024390244">
            <text:p>0,2024390244</text:p>
          </table:table-cell>
          <table:table-cell office:value-type="float" office:value="37.2771084337349">
            <text:p>37,2771084337</text:p>
          </table:table-cell>
          <table:table-cell office:value-type="float" office:value="0.036144578313253">
            <text:p>0,0361445783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7073170731707">
            <text:p>0,2170731707</text:p>
          </table:table-cell>
          <table:table-cell office:value-type="float" office:value="39.8426966292135">
            <text:p>39,8426966292</text:p>
          </table:table-cell>
          <table:table-cell office:value-type="float" office:value="0.0224719101123595">
            <text:p>0,022471910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75609756097561">
            <text:p>0,2756097561</text:p>
          </table:table-cell>
          <table:table-cell office:value-type="float" office:value="38.8672566371681">
            <text:p>38,8672566372</text:p>
          </table:table-cell>
          <table:table-cell office:value-type="float" office:value="0.0088495575221239">
            <text:p>0,008849557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24390243902439">
            <text:p>0,2243902439</text:p>
          </table:table-cell>
          <table:table-cell office:value-type="float" office:value="35.695652173913">
            <text:p>35,6956521739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34146341463415">
            <text:p>0,2341463415</text:p>
          </table:table-cell>
          <table:table-cell office:value-type="float" office:value="41.0208333333333">
            <text:p>41,0208333333</text:p>
          </table:table-cell>
          <table:table-cell office:value-type="float" office:value="0.0520833333333333">
            <text:p>0,052083333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2195121951219">
            <text:p>0,212195122</text:p>
          </table:table-cell>
          <table:table-cell office:value-type="float" office:value="37.0574712643678">
            <text:p>37,0574712644</text:p>
          </table:table-cell>
          <table:table-cell office:value-type="float" office:value="0.0229885057471264">
            <text:p>0,022988505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4634146341463">
            <text:p>0,2146341463</text:p>
          </table:table-cell>
          <table:table-cell office:value-type="float" office:value="43.9545454545455">
            <text:p>43,9545454545</text:p>
          </table:table-cell>
          <table:table-cell office:value-type="float" office:value="0.0340909090909091">
            <text:p>0,034090909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192682926829268">
            <text:p>0,1926829268</text:p>
          </table:table-cell>
          <table:table-cell office:value-type="float" office:value="39.8481012658228">
            <text:p>39,8481012658</text:p>
          </table:table-cell>
          <table:table-cell office:value-type="float" office:value="0.0126582278481013">
            <text:p>0,0126582278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7073170731707">
            <text:p>0,2170731707</text:p>
          </table:table-cell>
          <table:table-cell office:value-type="float" office:value="42.0224719101124">
            <text:p>42,0224719101</text:p>
          </table:table-cell>
          <table:table-cell office:value-type="float" office:value="0.0112359550561798">
            <text:p>0,0112359551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195121951219512">
            <text:p>0,1951219512</text:p>
          </table:table-cell>
          <table:table-cell office:value-type="float" office:value="37.175">
            <text:p>37,17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2439024390244">
            <text:p>0,2024390244</text:p>
          </table:table-cell>
          <table:table-cell office:value-type="float" office:value="38.0602409638554">
            <text:p>38,0602409639</text:p>
          </table:table-cell>
          <table:table-cell office:value-type="float" office:value="0.0602409638554217">
            <text:p>0,060240963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6341463414634">
            <text:p>0,2463414634</text:p>
          </table:table-cell>
          <table:table-cell office:value-type="float" office:value="38.990099009901">
            <text:p>38,9900990099</text:p>
          </table:table-cell>
          <table:table-cell office:value-type="float" office:value="0.0099009900990099">
            <text:p>0,009900990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17073170731707">
            <text:p>0,2170731707</text:p>
          </table:table-cell>
          <table:table-cell office:value-type="float" office:value="41.4719101123596">
            <text:p>41,4719101124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46341463414634">
            <text:p>0,2463414634</text:p>
          </table:table-cell>
          <table:table-cell office:value-type="float" office:value="43.7821782178218">
            <text:p>43,7821782178</text:p>
          </table:table-cell>
          <table:table-cell office:value-type="float" office:value="0.0297029702970297">
            <text:p>0,0297029703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209756097560976">
            <text:p>0,2097560976</text:p>
          </table:table-cell>
          <table:table-cell office:value-type="float" office:value="39.8953488372093">
            <text:p>39,895348837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26829268292683">
            <text:p>0,5268292683</text:p>
          </table:table-cell>
          <table:table-cell table:style-name="Default" office:value-type="float" office:value="37.8055555555556">
            <text:p>37,8055555556</text:p>
          </table:table-cell>
          <table:table-cell table:style-name="Default" office:value-type="float" office:value="0.12037037037037">
            <text:p>0,12037037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6">
            <text:p>216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24390243902439">
            <text:p>0,5243902439</text:p>
          </table:table-cell>
          <table:table-cell table:style-name="Default" office:value-type="float" office:value="39.8883720930233">
            <text:p>39,888372093</text:p>
          </table:table-cell>
          <table:table-cell table:style-name="Default" office:value-type="float" office:value="0.116279069767442">
            <text:p>0,1162790698</text:p>
          </table:table-cell>
          <table:table-cell table:style-name="Default" office:value-type="float" office:value="0.03125">
            <text:p>0,03125</text:p>
          </table:table-cell>
          <table:table-cell table:style-name="Default" office:value-type="float" office:value="215">
            <text:p>21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465853658536585">
            <text:p>0,4658536585</text:p>
          </table:table-cell>
          <table:table-cell table:style-name="Default" office:value-type="float" office:value="43.3612565445026">
            <text:p>43,3612565445</text:p>
          </table:table-cell>
          <table:table-cell table:style-name="Default" office:value-type="float" office:value="1.04188481675393">
            <text:p>1,0418848168</text:p>
          </table:table-cell>
          <table:table-cell table:style-name="Default" office:value-type="float" office:value="0.589041095890411">
            <text:p>0,5890410959</text:p>
          </table:table-cell>
          <table:table-cell table:style-name="Default" office:value-type="float" office:value="191">
            <text:p>19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58536585365854">
            <text:p>0,5585365854</text:p>
          </table:table-cell>
          <table:table-cell table:style-name="Default" office:value-type="float" office:value="45.2532751091703">
            <text:p>45,2532751092</text:p>
          </table:table-cell>
          <table:table-cell table:style-name="Default" office:value-type="float" office:value="0.139737991266376">
            <text:p>0,13973799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9">
            <text:p>22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602439024390244">
            <text:p>0,6024390244</text:p>
          </table:table-cell>
          <table:table-cell table:style-name="Default" office:value-type="float" office:value="38.4251012145749">
            <text:p>38,4251012146</text:p>
          </table:table-cell>
          <table:table-cell table:style-name="Default" office:value-type="float" office:value="0.0445344129554656">
            <text:p>0,0445344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7">
            <text:p>247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63414634146341">
            <text:p>0,5634146341</text:p>
          </table:table-cell>
          <table:table-cell table:style-name="Default" office:value-type="float" office:value="40.5064935064935">
            <text:p>40,5064935065</text:p>
          </table:table-cell>
          <table:table-cell table:style-name="Default" office:value-type="float" office:value="0.025974025974026">
            <text:p>0,02597402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1">
            <text:p>23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60975609756098">
            <text:p>0,5609756098</text:p>
          </table:table-cell>
          <table:table-cell table:style-name="Default" office:value-type="float" office:value="40.704347826087">
            <text:p>40,7043478261</text:p>
          </table:table-cell>
          <table:table-cell table:style-name="Default" office:value-type="float" office:value="0.0608695652173913">
            <text:p>0,06086956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0">
            <text:p>23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490243902439024">
            <text:p>0,4902439024</text:p>
          </table:table-cell>
          <table:table-cell table:style-name="Default" office:value-type="float" office:value="43.6616915422886">
            <text:p>43,6616915423</text:p>
          </table:table-cell>
          <table:table-cell table:style-name="Default" office:value-type="float" office:value="0.0497512437810945">
            <text:p>0,04975124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01">
            <text:p>20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4390243902439">
            <text:p>0,543902439</text:p>
          </table:table-cell>
          <table:table-cell table:style-name="Default" office:value-type="float" office:value="37.677130044843">
            <text:p>37,6771300448</text:p>
          </table:table-cell>
          <table:table-cell table:style-name="Default" office:value-type="float" office:value="0.0448430493273543">
            <text:p>0,044843049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3">
            <text:p>22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612195121951219">
            <text:p>0,612195122</text:p>
          </table:table-cell>
          <table:table-cell table:style-name="Default" office:value-type="float" office:value="43.5418326693227">
            <text:p>43,5418326693</text:p>
          </table:table-cell>
          <table:table-cell table:style-name="Default" office:value-type="float" office:value="0.051792828685259">
            <text:p>0,0517928287</text:p>
          </table:table-cell>
          <table:table-cell table:style-name="Default" office:value-type="float" office:value="0.0285714285714286">
            <text:p>0,0285714286</text:p>
          </table:table-cell>
          <table:table-cell table:style-name="Default" office:value-type="float" office:value="251">
            <text:p>25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92682926829268">
            <text:p>0,5926829268</text:p>
          </table:table-cell>
          <table:table-cell table:style-name="Default" office:value-type="float" office:value="40.9053497942387">
            <text:p>40,9053497942</text:p>
          </table:table-cell>
          <table:table-cell table:style-name="Default" office:value-type="float" office:value="0.0411522633744856">
            <text:p>0,041152263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3">
            <text:p>24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46341463414634">
            <text:p>0,5463414634</text:p>
          </table:table-cell>
          <table:table-cell table:style-name="Default" office:value-type="float" office:value="42.1116071428571">
            <text:p>42,1116071429</text:p>
          </table:table-cell>
          <table:table-cell table:style-name="Default" office:value-type="float" office:value="0.15625">
            <text:p>0,156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4">
            <text:p>22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65853658536585">
            <text:p>0,5658536585</text:p>
          </table:table-cell>
          <table:table-cell table:style-name="Default" office:value-type="float" office:value="39.625">
            <text:p>39,625</text:p>
          </table:table-cell>
          <table:table-cell table:style-name="Default" office:value-type="float" office:value="0.021551724137931">
            <text:p>0,021551724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2">
            <text:p>23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609756097560976">
            <text:p>0,6097560976</text:p>
          </table:table-cell>
          <table:table-cell table:style-name="Default" office:value-type="float" office:value="40.592">
            <text:p>40,592</text:p>
          </table:table-cell>
          <table:table-cell table:style-name="Default" office:value-type="float" office:value="0.104">
            <text:p>0,10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0">
            <text:p>25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41463414634146">
            <text:p>0,5414634146</text:p>
          </table:table-cell>
          <table:table-cell table:style-name="Default" office:value-type="float" office:value="40.2747747747748">
            <text:p>40,2747747748</text:p>
          </table:table-cell>
          <table:table-cell table:style-name="Default" office:value-type="float" office:value="0.036036036036036">
            <text:p>0,03603603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73170731707317">
            <text:p>0,5731707317</text:p>
          </table:table-cell>
          <table:table-cell table:style-name="Default" office:value-type="float" office:value="41.7744680851064">
            <text:p>41,7744680851</text:p>
          </table:table-cell>
          <table:table-cell table:style-name="Default" office:value-type="float" office:value="0.0808510638297872">
            <text:p>0,080851063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5">
            <text:p>23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617073170731707">
            <text:p>0,6170731707</text:p>
          </table:table-cell>
          <table:table-cell table:style-name="Default" office:value-type="float" office:value="41.99604743083">
            <text:p>41,9960474308</text:p>
          </table:table-cell>
          <table:table-cell table:style-name="Default" office:value-type="float" office:value="0.181818181818182">
            <text:p>0,18181818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3">
            <text:p>25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46341463414634">
            <text:p>0,5463414634</text:p>
          </table:table-cell>
          <table:table-cell table:style-name="Default" office:value-type="float" office:value="38.8482142857143">
            <text:p>38,8482142857</text:p>
          </table:table-cell>
          <table:table-cell table:style-name="Default" office:value-type="float" office:value="0.00446428571428571">
            <text:p>0,00446428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4">
            <text:p>22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65853658536585">
            <text:p>0,5658536585</text:p>
          </table:table-cell>
          <table:table-cell table:style-name="Default" office:value-type="float" office:value="39.7629310344828">
            <text:p>39,7629310345</text:p>
          </table:table-cell>
          <table:table-cell table:style-name="Default" office:value-type="float" office:value="0.120689655172414">
            <text:p>0,120689655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2">
            <text:p>23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number-columns-repeated="2" table:style-name="Default" office:value-type="float" office:value="12">
            <text:p>12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.585365853658537">
            <text:p>0,5853658537</text:p>
          </table:table-cell>
          <table:table-cell table:style-name="Default" office:value-type="float" office:value="42.425">
            <text:p>42,425</text:p>
          </table:table-cell>
          <table:table-cell table:style-name="Default" office:value-type="float" office:value="0.0166666666666667">
            <text:p>0,01666666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0">
            <text:p>24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51219512195122">
            <text:p>0,8512195122</text:p>
          </table:table-cell>
          <table:table-cell office:value-type="float" office:value="42.8137535816619">
            <text:p>42,8137535817</text:p>
          </table:table-cell>
          <table:table-cell office:value-type="float" office:value="0.174785100286533">
            <text:p>0,1747851003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53658536585366">
            <text:p>0,6536585366</text:p>
          </table:table-cell>
          <table:table-cell office:value-type="float" office:value="42.1492537313433">
            <text:p>42,1492537313</text:p>
          </table:table-cell>
          <table:table-cell office:value-type="float" office:value="1.41417910447761">
            <text:p>1,4141791045</text:p>
          </table:table-cell>
          <table:table-cell office:value-type="float" office:value="0.788321167883212">
            <text:p>0,7883211679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917073170731707">
            <text:p>0,9170731707</text:p>
          </table:table-cell>
          <table:table-cell office:value-type="float" office:value="39.4521276595745">
            <text:p>39,4521276596</text:p>
          </table:table-cell>
          <table:table-cell office:value-type="float" office:value="0.167553191489362">
            <text:p>0,1675531915</text:p>
          </table:table-cell>
          <table:table-cell office:value-type="float" office:value="0.0416666666666667">
            <text:p>0,0416666667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24390243902439">
            <text:p>0,8243902439</text:p>
          </table:table-cell>
          <table:table-cell office:value-type="float" office:value="40.8047337278107">
            <text:p>40,8047337278</text:p>
          </table:table-cell>
          <table:table-cell office:value-type="float" office:value="0.189349112426036">
            <text:p>0,1893491124</text:p>
          </table:table-cell>
          <table:table-cell office:value-type="float" office:value="0.0196078431372549">
            <text:p>0,0196078431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48780487804878">
            <text:p>0,8487804878</text:p>
          </table:table-cell>
          <table:table-cell office:value-type="float" office:value="40.7471264367816">
            <text:p>40,7471264368</text:p>
          </table:table-cell>
          <table:table-cell office:value-type="float" office:value="0.21551724137931">
            <text:p>0,2155172414</text:p>
          </table:table-cell>
          <table:table-cell office:value-type="float" office:value="0.037037037037037">
            <text:p>0,037037037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63414634146341">
            <text:p>0,8634146341</text:p>
          </table:table-cell>
          <table:table-cell office:value-type="float" office:value="44.7570621468927">
            <text:p>44,7570621469</text:p>
          </table:table-cell>
          <table:table-cell office:value-type="float" office:value="0.805084745762712">
            <text:p>0,8050847458</text:p>
          </table:table-cell>
          <table:table-cell office:value-type="float" office:value="0.638297872340426">
            <text:p>0,6382978723</text:p>
          </table:table-cell>
          <table:table-cell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953658536585366">
            <text:p>0,9536585366</text:p>
          </table:table-cell>
          <table:table-cell office:value-type="float" office:value="43.6547314578005">
            <text:p>43,6547314578</text:p>
          </table:table-cell>
          <table:table-cell office:value-type="float" office:value="0.498721227621483">
            <text:p>0,4987212276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34146341463415">
            <text:p>0,5341463415</text:p>
          </table:table-cell>
          <table:table-cell office:value-type="float" office:value="44.7442922374429">
            <text:p>44,7442922374</text:p>
          </table:table-cell>
          <table:table-cell office:value-type="float" office:value="2.0365296803653">
            <text:p>2,0365296804</text:p>
          </table:table-cell>
          <table:table-cell office:value-type="float" office:value="0.898395721925134">
            <text:p>0,8983957219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44390243902439">
            <text:p>0,443902439</text:p>
          </table:table-cell>
          <table:table-cell office:value-type="float" office:value="38.7967032967033">
            <text:p>38,7967032967</text:p>
          </table:table-cell>
          <table:table-cell office:value-type="float" office:value="1.19230769230769">
            <text:p>1,1923076923</text:p>
          </table:table-cell>
          <table:table-cell office:value-type="float" office:value="0.913875598086124">
            <text:p>0,9138755981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19512195121951">
            <text:p>0,8195121951</text:p>
          </table:table-cell>
          <table:table-cell office:value-type="float" office:value="41.1339285714286">
            <text:p>41,1339285714</text:p>
          </table:table-cell>
          <table:table-cell office:value-type="float" office:value="0.160714285714286">
            <text:p>0,1607142857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758536585365854">
            <text:p>0,7585365854</text:p>
          </table:table-cell>
          <table:table-cell office:value-type="float" office:value="40.2508038585209">
            <text:p>40,2508038585</text:p>
          </table:table-cell>
          <table:table-cell office:value-type="float" office:value="0.691318327974277">
            <text:p>0,691318328</text:p>
          </table:table-cell>
          <table:table-cell office:value-type="float" office:value="0.834586466165413">
            <text:p>0,8345864662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24390243902439">
            <text:p>0,8243902439</text:p>
          </table:table-cell>
          <table:table-cell office:value-type="float" office:value="43.1538461538462">
            <text:p>43,1538461538</text:p>
          </table:table-cell>
          <table:table-cell office:value-type="float" office:value="1.23372781065089">
            <text:p>1,2337278107</text:p>
          </table:table-cell>
          <table:table-cell office:value-type="float" office:value="0.370967741935484">
            <text:p>0,3709677419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46341463414634">
            <text:p>0,8463414634</text:p>
          </table:table-cell>
          <table:table-cell office:value-type="float" office:value="40.2622478386167">
            <text:p>40,2622478386</text:p>
          </table:table-cell>
          <table:table-cell office:value-type="float" office:value="0.213256484149856">
            <text:p>0,2132564841</text:p>
          </table:table-cell>
          <table:table-cell office:value-type="float" office:value="0.0731707317073171">
            <text:p>0,0731707317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39024390243903">
            <text:p>0,5390243902</text:p>
          </table:table-cell>
          <table:table-cell office:value-type="float" office:value="41.8371040723982">
            <text:p>41,8371040724</text:p>
          </table:table-cell>
          <table:table-cell office:value-type="float" office:value="2.27601809954751">
            <text:p>2,2760180995</text:p>
          </table:table-cell>
          <table:table-cell office:value-type="float" office:value="0.809045226130653">
            <text:p>0,8090452261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921951219512195">
            <text:p>0,9219512195</text:p>
          </table:table-cell>
          <table:table-cell office:value-type="float" office:value="42.6798941798942">
            <text:p>42,6798941799</text:p>
          </table:table-cell>
          <table:table-cell office:value-type="float" office:value="0.526455026455027">
            <text:p>0,5264550265</text:p>
          </table:table-cell>
          <table:table-cell office:value-type="float" office:value="0.0444444444444445">
            <text:p>0,0444444444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719512195121951">
            <text:p>0,7195121951</text:p>
          </table:table-cell>
          <table:table-cell office:value-type="float" office:value="48.7694915254237">
            <text:p>48,7694915254</text:p>
          </table:table-cell>
          <table:table-cell office:value-type="float" office:value="4.39322033898305">
            <text:p>4,393220339</text:p>
          </table:table-cell>
          <table:table-cell office:value-type="float" office:value="0.614583333333333">
            <text:p>0,6145833333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578048780487805">
            <text:p>0,5780487805</text:p>
          </table:table-cell>
          <table:table-cell office:value-type="float" office:value="44.5864978902954">
            <text:p>44,5864978903</text:p>
          </table:table-cell>
          <table:table-cell office:value-type="float" office:value="2.08438818565401">
            <text:p>2,0843881857</text:p>
          </table:table-cell>
          <table:table-cell office:value-type="float" office:value="0.803370786516854">
            <text:p>0,8033707865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858536585365854">
            <text:p>0,8585365854</text:p>
          </table:table-cell>
          <table:table-cell office:value-type="float" office:value="40.6136363636364">
            <text:p>40,6136363636</text:p>
          </table:table-cell>
          <table:table-cell office:value-type="float" office:value="0.181818181818182">
            <text:p>0,1818181818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397560975609756">
            <text:p>0,3975609756</text:p>
          </table:table-cell>
          <table:table-cell office:value-type="float" office:value="42.8343558282209">
            <text:p>42,8343558282</text:p>
          </table:table-cell>
          <table:table-cell office:value-type="float" office:value="2.07361963190184">
            <text:p>2,0736196319</text:p>
          </table:table-cell>
          <table:table-cell office:value-type="float" office:value="0.875">
            <text:p>0,875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.604878048780488">
            <text:p>0,6048780488</text:p>
          </table:table-cell>
          <table:table-cell office:value-type="float" office:value="42.0685483870968">
            <text:p>42,0685483871</text:p>
          </table:table-cell>
          <table:table-cell office:value-type="float" office:value="1.25403225806452">
            <text:p>1,2540322581</text:p>
          </table:table-cell>
          <table:table-cell office:value-type="float" office:value="0.793548387096774">
            <text:p>0,7935483871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table:style-name="ce4" office:value-type="float" office:value="0.25">
            <text:p>0,2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04878048780488">
            <text:p>0,2048780488</text:p>
          </table:table-cell>
          <table:table-cell table:style-name="ce4" office:value-type="float" office:value="43.2380952380952">
            <text:p>43,2380952381</text:p>
          </table:table-cell>
          <table:table-cell table:style-name="ce4" office:value-type="float" office:value="0.0119047619047619">
            <text:p>0,01190476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4">
            <text:p>8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92682926829268">
            <text:p>0,1926829268</text:p>
          </table:table-cell>
          <table:table-cell table:style-name="Default" office:value-type="float" office:value="38.3924050632911">
            <text:p>38,3924050633</text:p>
          </table:table-cell>
          <table:table-cell table:style-name="Default" office:value-type="float" office:value="0.0126582278481013">
            <text:p>0,012658227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1707317073171">
            <text:p>0,2317073171</text:p>
          </table:table-cell>
          <table:table-cell table:style-name="Default" office:value-type="float" office:value="36.9263157894737">
            <text:p>36,9263157895</text:p>
          </table:table-cell>
          <table:table-cell table:style-name="Default" office:value-type="float" office:value="0.0210526315789474">
            <text:p>0,02105263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5">
            <text:p>9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68292682926829">
            <text:p>0,2682926829</text:p>
          </table:table-cell>
          <table:table-cell table:style-name="Default" office:value-type="float" office:value="41.2545454545455">
            <text:p>41,2545454545</text:p>
          </table:table-cell>
          <table:table-cell table:style-name="Default" office:value-type="float" office:value="0.0181818181818182">
            <text:p>0,018181818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78048780487805">
            <text:p>0,2780487805</text:p>
          </table:table-cell>
          <table:table-cell table:style-name="Default" office:value-type="float" office:value="38.359649122807">
            <text:p>38,3596491228</text:p>
          </table:table-cell>
          <table:table-cell table:style-name="Default" office:value-type="float" office:value="0.0087719298245614">
            <text:p>0,00877192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14">
            <text:p>11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4634146341463">
            <text:p>0,2146341463</text:p>
          </table:table-cell>
          <table:table-cell table:style-name="Default" office:value-type="float" office:value="39.2386363636364">
            <text:p>39,2386363636</text:p>
          </table:table-cell>
          <table:table-cell table:style-name="Default" office:value-type="float" office:value="0.0113636363636364">
            <text:p>0,011363636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07317073170732">
            <text:p>0,2073170732</text:p>
          </table:table-cell>
          <table:table-cell table:style-name="Default" office:value-type="float" office:value="39.3411764705882">
            <text:p>39,3411764706</text:p>
          </table:table-cell>
          <table:table-cell table:style-name="Default" office:value-type="float" office:value="0.0352941176470588">
            <text:p>0,03529411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5">
            <text:p>85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92682926829268">
            <text:p>0,1926829268</text:p>
          </table:table-cell>
          <table:table-cell table:style-name="Default" office:value-type="float" office:value="39.0506329113924">
            <text:p>39,0506329114</text:p>
          </table:table-cell>
          <table:table-cell table:style-name="Default" office:value-type="float" office:value="0.0379746835443038">
            <text:p>0,037974683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79">
            <text:p>7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6829268292683">
            <text:p>0,2268292683</text:p>
          </table:table-cell>
          <table:table-cell table:style-name="Default" office:value-type="float" office:value="39.7956989247312">
            <text:p>39,7956989247</text:p>
          </table:table-cell>
          <table:table-cell table:style-name="Default" office:value-type="float" office:value="0.0430107526881721">
            <text:p>0,04301075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3">
            <text:p>93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4146341463415">
            <text:p>0,2341463415</text:p>
          </table:table-cell>
          <table:table-cell table:style-name="Default" office:value-type="float" office:value="41.34375">
            <text:p>41,3437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39.032967032967">
            <text:p>39,03296703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6585365853658">
            <text:p>0,2365853659</text:p>
          </table:table-cell>
          <table:table-cell table:style-name="Default" office:value-type="float" office:value="43.5876288659794">
            <text:p>43,5876288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97">
            <text:p>97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1951219512195">
            <text:p>0,2219512195</text:p>
          </table:table-cell>
          <table:table-cell table:style-name="Default" office:value-type="float" office:value="45.8901098901099">
            <text:p>45,8901098901</text:p>
          </table:table-cell>
          <table:table-cell table:style-name="Default" office:value-type="float" office:value="0.010989010989011">
            <text:p>0,01098901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">
            <text:p>9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7073170731707">
            <text:p>0,2170731707</text:p>
          </table:table-cell>
          <table:table-cell table:style-name="Default" office:value-type="float" office:value="40.0561797752809">
            <text:p>40,0561797753</text:p>
          </table:table-cell>
          <table:table-cell table:style-name="Default" office:value-type="float" office:value="0.0674157303370787">
            <text:p>0,067415730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9">
            <text:p>89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48780487804878">
            <text:p>0,1487804878</text:p>
          </table:table-cell>
          <table:table-cell table:style-name="Default" office:value-type="float" office:value="44.4262295081967">
            <text:p>44,4262295082</text:p>
          </table:table-cell>
          <table:table-cell table:style-name="Default" office:value-type="float" office:value="0.0163934426229508">
            <text:p>0,016393442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1">
            <text:p>61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2195121951219">
            <text:p>0,212195122</text:p>
          </table:table-cell>
          <table:table-cell table:style-name="Default" office:value-type="float" office:value="38.8045977011494">
            <text:p>38,804597701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34146341463415">
            <text:p>0,2341463415</text:p>
          </table:table-cell>
          <table:table-cell table:style-name="Default" office:value-type="float" office:value="36.6041666666667">
            <text:p>36,6041666667</text:p>
          </table:table-cell>
          <table:table-cell table:style-name="Default" office:value-type="float" office:value="0.0104166666666667">
            <text:p>0,01041666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6">
            <text:p>96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53658536585366">
            <text:p>0,2536585366</text:p>
          </table:table-cell>
          <table:table-cell table:style-name="Default" office:value-type="float" office:value="37.3173076923077">
            <text:p>37,317307692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104">
            <text:p>104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26829268292683">
            <text:p>0,2268292683</text:p>
          </table:table-cell>
          <table:table-cell table:style-name="Default" office:value-type="float" office:value="37.1720430107527">
            <text:p>37,1720430108</text:p>
          </table:table-cell>
          <table:table-cell table:style-name="Default" office:value-type="float" office:value="0.010752688172043">
            <text:p>0,0107526882</text:p>
          </table:table-cell>
          <table:table-cell table:style-name="Default" office:value-type="float" office:value="0.357142857142857">
            <text:p>0,3571428571</text:p>
          </table:table-cell>
          <table:table-cell table:style-name="Default" office:value-type="float" office:value="93">
            <text:p>93</text:p>
          </table:table-cell>
        </table:table-row>
        <table:table-row table:style-name="ro2">
          <table:table-cell table:style-name="Default" office:value-type="float" office:value="0.25">
            <text:p>0,25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214634146341463">
            <text:p>0,2146341463</text:p>
          </table:table-cell>
          <table:table-cell table:style-name="Default" office:value-type="float" office:value="45.5454545454546">
            <text:p>45,545454545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88">
            <text:p>8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40.6147186147186">
            <text:p>40,6147186147</text:p>
          </table:table-cell>
          <table:table-cell office:value-type="float" office:value="0.0735930735930736">
            <text:p>0,073593073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1219512195122">
            <text:p>0,5512195122</text:p>
          </table:table-cell>
          <table:table-cell office:value-type="float" office:value="43.287610619469">
            <text:p>43,2876106195</text:p>
          </table:table-cell>
          <table:table-cell office:value-type="float" office:value="0.0398230088495575">
            <text:p>0,039823008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07317073170732">
            <text:p>0,6073170732</text:p>
          </table:table-cell>
          <table:table-cell office:value-type="float" office:value="41.9036144578313">
            <text:p>41,9036144578</text:p>
          </table:table-cell>
          <table:table-cell office:value-type="float" office:value="0.0441767068273092">
            <text:p>0,0441767068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38.8701298701299">
            <text:p>38,8701298701</text:p>
          </table:table-cell>
          <table:table-cell office:value-type="float" office:value="0.00432900432900433">
            <text:p>0,004329004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8536585365854">
            <text:p>0,5585365854</text:p>
          </table:table-cell>
          <table:table-cell office:value-type="float" office:value="41.0524017467249">
            <text:p>41,0524017467</text:p>
          </table:table-cell>
          <table:table-cell office:value-type="float" office:value="0.0655021834061136">
            <text:p>0,065502183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0243902439024">
            <text:p>0,5902439024</text:p>
          </table:table-cell>
          <table:table-cell office:value-type="float" office:value="41.8057851239669">
            <text:p>41,805785124</text:p>
          </table:table-cell>
          <table:table-cell office:value-type="float" office:value="0.18595041322314">
            <text:p>0,1859504132</text:p>
          </table:table-cell>
          <table:table-cell office:value-type="float" office:value="0.0416666666666667">
            <text:p>0,0416666667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9024390243903">
            <text:p>0,5390243902</text:p>
          </table:table-cell>
          <table:table-cell office:value-type="float" office:value="39.9638009049774">
            <text:p>39,963800905</text:p>
          </table:table-cell>
          <table:table-cell office:value-type="float" office:value="0.0542986425339367">
            <text:p>0,0542986425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95121951219512">
            <text:p>0,4951219512</text:p>
          </table:table-cell>
          <table:table-cell office:value-type="float" office:value="41.6995073891626">
            <text:p>41,6995073892</text:p>
          </table:table-cell>
          <table:table-cell office:value-type="float" office:value="0.152709359605911">
            <text:p>0,1527093596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73170731707317">
            <text:p>0,4731707317</text:p>
          </table:table-cell>
          <table:table-cell office:value-type="float" office:value="39.639175257732">
            <text:p>39,6391752577</text:p>
          </table:table-cell>
          <table:table-cell office:value-type="float" office:value="0.0824742268041237">
            <text:p>0,0824742268</text:p>
          </table:table-cell>
          <table:table-cell office:value-type="float" office:value="0.0465116279069767">
            <text:p>0,0465116279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5609756097561">
            <text:p>0,556097561</text:p>
          </table:table-cell>
          <table:table-cell office:value-type="float" office:value="38.8157894736842">
            <text:p>38,8157894737</text:p>
          </table:table-cell>
          <table:table-cell office:value-type="float" office:value="0.0219298245614035">
            <text:p>0,0219298246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5853658536585">
            <text:p>0,5658536585</text:p>
          </table:table-cell>
          <table:table-cell office:value-type="float" office:value="41.1551724137931">
            <text:p>41,1551724138</text:p>
          </table:table-cell>
          <table:table-cell office:value-type="float" office:value="0.0431034482758621">
            <text:p>0,0431034483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63414634146341">
            <text:p>0,5634146341</text:p>
          </table:table-cell>
          <table:table-cell office:value-type="float" office:value="42.6796536796537">
            <text:p>42,6796536797</text:p>
          </table:table-cell>
          <table:table-cell office:value-type="float" office:value="0.0303030303030303">
            <text:p>0,030303030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9268292682927">
            <text:p>0,5292682927</text:p>
          </table:table-cell>
          <table:table-cell office:value-type="float" office:value="43.2304147465438">
            <text:p>43,2304147465</text:p>
          </table:table-cell>
          <table:table-cell office:value-type="float" office:value="0.0414746543778802">
            <text:p>0,0414746544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24390243902439">
            <text:p>0,5243902439</text:p>
          </table:table-cell>
          <table:table-cell office:value-type="float" office:value="40.5209302325581">
            <text:p>40,5209302326</text:p>
          </table:table-cell>
          <table:table-cell office:value-type="float" office:value="0.013953488372093">
            <text:p>0,0139534884</text:p>
          </table:table-cell>
          <table:table-cell office:value-type="float" office:value="0.0277777777777778">
            <text:p>0,0277777778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34146341463415">
            <text:p>0,5341463415</text:p>
          </table:table-cell>
          <table:table-cell office:value-type="float" office:value="38.7168949771689">
            <text:p>38,7168949772</text:p>
          </table:table-cell>
          <table:table-cell office:value-type="float" office:value="0.0045662100456621">
            <text:p>0,00456621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85365853658537">
            <text:p>0,5853658537</text:p>
          </table:table-cell>
          <table:table-cell office:value-type="float" office:value="42.0791666666667">
            <text:p>42,0791666667</text:p>
          </table:table-cell>
          <table:table-cell office:value-type="float" office:value="0.0625">
            <text:p>0,0625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46341463414634">
            <text:p>0,5463414634</text:p>
          </table:table-cell>
          <table:table-cell office:value-type="float" office:value="39.7767857142857">
            <text:p>39,7767857143</text:p>
          </table:table-cell>
          <table:table-cell office:value-type="float" office:value="0.0714285714285714">
            <text:p>0,0714285714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80487804878049">
            <text:p>0,5804878049</text:p>
          </table:table-cell>
          <table:table-cell office:value-type="float" office:value="41.5168067226891">
            <text:p>41,5168067227</text:p>
          </table:table-cell>
          <table:table-cell office:value-type="float" office:value="0.117647058823529">
            <text:p>0,1176470588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85365853658537">
            <text:p>0,5853658537</text:p>
          </table:table-cell>
          <table:table-cell office:value-type="float" office:value="42.4333333333333">
            <text:p>42,4333333333</text:p>
          </table:table-cell>
          <table:table-cell office:value-type="float" office:value="0.0666666666666667">
            <text:p>0,0666666667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0.625">
            <text:p>0,6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7560975609756">
            <text:p>0,5975609756</text:p>
          </table:table-cell>
          <table:table-cell office:value-type="float" office:value="40.6367346938776">
            <text:p>40,6367346939</text:p>
          </table:table-cell>
          <table:table-cell office:value-type="float" office:value="0.0489795918367347">
            <text:p>0,048979591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82926829268293">
            <text:p>0,8829268293</text:p>
          </table:table-cell>
          <table:table-cell table:style-name="Default" office:value-type="float" office:value="40.2182320441989">
            <text:p>40,2182320442</text:p>
          </table:table-cell>
          <table:table-cell table:style-name="Default" office:value-type="float" office:value="0.364640883977901">
            <text:p>0,364640884</text:p>
          </table:table-cell>
          <table:table-cell table:style-name="Default" office:value-type="float" office:value="0.313432835820896">
            <text:p>0,3134328358</text:p>
          </table:table-cell>
          <table:table-cell table:style-name="Default" office:value-type="float" office:value="362">
            <text:p>36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17073170731707">
            <text:p>0,9170731707</text:p>
          </table:table-cell>
          <table:table-cell table:style-name="Default" office:value-type="float" office:value="42.7154255319149">
            <text:p>42,7154255319</text:p>
          </table:table-cell>
          <table:table-cell table:style-name="Default" office:value-type="float" office:value="0.178191489361702">
            <text:p>0,1781914894</text:p>
          </table:table-cell>
          <table:table-cell table:style-name="Default" office:value-type="float" office:value="0.0238095238095238">
            <text:p>0,0238095238</text:p>
          </table:table-cell>
          <table:table-cell table:style-name="Default" office:value-type="float" office:value="376">
            <text:p>37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48780487804878">
            <text:p>0,7487804878</text:p>
          </table:table-cell>
          <table:table-cell table:style-name="Default" office:value-type="float" office:value="45.8045602605863">
            <text:p>45,8045602606</text:p>
          </table:table-cell>
          <table:table-cell table:style-name="Default" office:value-type="float" office:value="0.563517915309446">
            <text:p>0,5635179153</text:p>
          </table:table-cell>
          <table:table-cell table:style-name="Default" office:value-type="float" office:value="0.714285714285714">
            <text:p>0,7142857143</text:p>
          </table:table-cell>
          <table:table-cell table:style-name="Default" office:value-type="float" office:value="307">
            <text:p>30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5609756097561">
            <text:p>0,856097561</text:p>
          </table:table-cell>
          <table:table-cell table:style-name="Default" office:value-type="float" office:value="43.7578347578348">
            <text:p>43,7578347578</text:p>
          </table:table-cell>
          <table:table-cell table:style-name="Default" office:value-type="float" office:value="0.735042735042735">
            <text:p>0,735042735</text:p>
          </table:table-cell>
          <table:table-cell table:style-name="Default" office:value-type="float" office:value="0.4375">
            <text:p>0,4375</text:p>
          </table:table-cell>
          <table:table-cell table:style-name="Default" office:value-type="float" office:value="351">
            <text:p>35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390243902439024">
            <text:p>0,3902439024</text:p>
          </table:table-cell>
          <table:table-cell table:style-name="Default" office:value-type="float" office:value="45.125">
            <text:p>45,125</text:p>
          </table:table-cell>
          <table:table-cell table:style-name="ce5" office:value-type="string">
            <text:p>2,8375</text:p>
          </table:table-cell>
          <table:table-cell table:style-name="Default" office:value-type="float" office:value="0.900826446280992">
            <text:p>0,9008264463</text:p>
          </table:table-cell>
          <table:table-cell table:style-name="Default" office:value-type="float" office:value="160">
            <text:p>160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19512195121951">
            <text:p>0,7195121951</text:p>
          </table:table-cell>
          <table:table-cell table:style-name="Default" office:value-type="float" office:value="41.5084745762712">
            <text:p>41,5084745763</text:p>
          </table:table-cell>
          <table:table-cell table:style-name="Default" office:value-type="float" office:value="0.769491525423729">
            <text:p>0,7694915254</text:p>
          </table:table-cell>
          <table:table-cell table:style-name="Default" office:value-type="float" office:value="0.805369127516778">
            <text:p>0,8053691275</text:p>
          </table:table-cell>
          <table:table-cell table:style-name="Default" office:value-type="float" office:value="295">
            <text:p>295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0731707317073">
            <text:p>0,8707317073</text:p>
          </table:table-cell>
          <table:table-cell table:style-name="Default" office:value-type="float" office:value="43.8767507002801">
            <text:p>43,8767507003</text:p>
          </table:table-cell>
          <table:table-cell table:style-name="Default" office:value-type="float" office:value="0.582633053221289">
            <text:p>0,5826330532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357">
            <text:p>35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97560975609756">
            <text:p>0,8975609756</text:p>
          </table:table-cell>
          <table:table-cell table:style-name="Default" office:value-type="float" office:value="40.5896739130435">
            <text:p>40,589673913</text:p>
          </table:table-cell>
          <table:table-cell table:style-name="Default" office:value-type="float" office:value="0.0815217391304348">
            <text:p>0,081521739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68">
            <text:p>36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68292682926829">
            <text:p>0,8682926829</text:p>
          </table:table-cell>
          <table:table-cell table:style-name="Default" office:value-type="float" office:value="40.8988764044944">
            <text:p>40,8988764045</text:p>
          </table:table-cell>
          <table:table-cell table:style-name="Default" office:value-type="float" office:value="0.103932584269663">
            <text:p>0,10393258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56">
            <text:p>35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95121951219512">
            <text:p>0,8951219512</text:p>
          </table:table-cell>
          <table:table-cell table:style-name="Default" office:value-type="float" office:value="42.4931880108992">
            <text:p>42,4931880109</text:p>
          </table:table-cell>
          <table:table-cell table:style-name="Default" office:value-type="float" office:value="0.130790190735695">
            <text:p>0,1307901907</text:p>
          </table:table-cell>
          <table:table-cell table:style-name="Default" office:value-type="float" office:value="0.024390243902439">
            <text:p>0,0243902439</text:p>
          </table:table-cell>
          <table:table-cell table:style-name="Default" office:value-type="float" office:value="367">
            <text:p>36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4878048780488">
            <text:p>0,4048780488</text:p>
          </table:table-cell>
          <table:table-cell table:style-name="Default" office:value-type="float" office:value="41.8072289156626">
            <text:p>41,8072289157</text:p>
          </table:table-cell>
          <table:table-cell table:style-name="Default" office:value-type="float" office:value="3.05421686746988">
            <text:p>3,0542168675</text:p>
          </table:table-cell>
          <table:table-cell table:style-name="Default" office:value-type="float" office:value="0.852">
            <text:p>0,852</text:p>
          </table:table-cell>
          <table:table-cell table:style-name="Default" office:value-type="float" office:value="166">
            <text:p>16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46341463414634">
            <text:p>0,8463414634</text:p>
          </table:table-cell>
          <table:table-cell table:style-name="Default" office:value-type="float" office:value="42.4899135446686">
            <text:p>42,4899135447</text:p>
          </table:table-cell>
          <table:table-cell table:style-name="Default" office:value-type="float" office:value="0.475504322766571">
            <text:p>0,4755043228</text:p>
          </table:table-cell>
          <table:table-cell table:style-name="Default" office:value-type="float" office:value="0.0555555555555556">
            <text:p>0,0555555556</text:p>
          </table:table-cell>
          <table:table-cell table:style-name="Default" office:value-type="float" office:value="347">
            <text:p>347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09756097560976">
            <text:p>0,8097560976</text:p>
          </table:table-cell>
          <table:table-cell table:style-name="Default" office:value-type="float" office:value="40.7198795180723">
            <text:p>40,7198795181</text:p>
          </table:table-cell>
          <table:table-cell table:style-name="Default" office:value-type="float" office:value="0.180722891566265">
            <text:p>0,180722891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32">
            <text:p>332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3170731707317">
            <text:p>0,8731707317</text:p>
          </table:table-cell>
          <table:table-cell table:style-name="Default" office:value-type="float" office:value="42.2793296089385">
            <text:p>42,2793296089</text:p>
          </table:table-cell>
          <table:table-cell table:style-name="Default" office:value-type="float" office:value="0.349162011173184">
            <text:p>0,3491620112</text:p>
          </table:table-cell>
          <table:table-cell table:style-name="Default" office:value-type="float" office:value="0.0196078431372549">
            <text:p>0,0196078431</text:p>
          </table:table-cell>
          <table:table-cell table:style-name="Default" office:value-type="float" office:value="358">
            <text:p>35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5609756097561">
            <text:p>0,8756097561</text:p>
          </table:table-cell>
          <table:table-cell table:style-name="Default" office:value-type="float" office:value="42.7576601671309">
            <text:p>42,7576601671</text:p>
          </table:table-cell>
          <table:table-cell table:style-name="Default" office:value-type="float" office:value="0.855153203342618">
            <text:p>0,8551532033</text:p>
          </table:table-cell>
          <table:table-cell table:style-name="Default" office:value-type="float" office:value="0.0757575757575758">
            <text:p>0,0757575758</text:p>
          </table:table-cell>
          <table:table-cell table:style-name="Default" office:value-type="float" office:value="359">
            <text:p>359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41463414634146">
            <text:p>0,9414634146</text:p>
          </table:table-cell>
          <table:table-cell table:style-name="Default" office:value-type="float" office:value="42.4274611398964">
            <text:p>42,4274611399</text:p>
          </table:table-cell>
          <table:table-cell table:style-name="Default" office:value-type="float" office:value="0.191709844559586">
            <text:p>0,1917098446</text:p>
          </table:table-cell>
          <table:table-cell table:style-name="Default" office:value-type="float" office:value="0.0238095238095238">
            <text:p>0,0238095238</text:p>
          </table:table-cell>
          <table:table-cell table:style-name="Default" office:value-type="float" office:value="386">
            <text:p>386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24390243902439">
            <text:p>0,8243902439</text:p>
          </table:table-cell>
          <table:table-cell table:style-name="Default" office:value-type="float" office:value="45.1863905325444">
            <text:p>45,1863905325</text:p>
          </table:table-cell>
          <table:table-cell table:style-name="Default" office:value-type="float" office:value="0.822485207100592">
            <text:p>0,8224852071</text:p>
          </table:table-cell>
          <table:table-cell table:style-name="Default" office:value-type="float" office:value="0.565217391304348">
            <text:p>0,5652173913</text:p>
          </table:table-cell>
          <table:table-cell table:style-name="Default" office:value-type="float" office:value="338">
            <text:p>338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929268292682927">
            <text:p>0,9292682927</text:p>
          </table:table-cell>
          <table:table-cell table:style-name="Default" office:value-type="float" office:value="39.9816272965879">
            <text:p>39,9816272966</text:p>
          </table:table-cell>
          <table:table-cell table:style-name="Default" office:value-type="float" office:value="0.204724409448819">
            <text:p>0,2047244094</text:p>
          </table:table-cell>
          <table:table-cell table:style-name="Default" office:value-type="float" office:value="0.0196078431372549">
            <text:p>0,0196078431</text:p>
          </table:table-cell>
          <table:table-cell table:style-name="Default" office:value-type="float" office:value="381">
            <text:p>381</text:p>
          </table:table-cell>
        </table:table-row>
        <table:table-row table:style-name="ro2">
          <table:table-cell table:style-name="ce5" office:value-type="string">
            <text:p>1,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875609756097561">
            <text:p>0,8756097561</text:p>
          </table:table-cell>
          <table:table-cell table:style-name="Default" office:value-type="float" office:value="41.025069637883">
            <text:p>41,0250696379</text:p>
          </table:table-cell>
          <table:table-cell table:style-name="Default" office:value-type="float" office:value="0.713091922005571">
            <text:p>0,713091922</text:p>
          </table:table-cell>
          <table:table-cell table:style-name="Default" office:value-type="float" office:value="0.0204081632653061">
            <text:p>0,0204081633</text:p>
          </table:table-cell>
          <table:table-cell table:style-name="Default" office:value-type="float" office:value="359">
            <text:p>359</text:p>
          </table:table-cell>
        </table:table-row>
        <table:table-row table:style-name="ro2">
          <table:table-cell table:style-name="ce6" office:value-type="string">
            <text:p>1,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804878048780488">
            <text:p>0,8048780488</text:p>
          </table:table-cell>
          <table:table-cell table:style-name="ce8" office:value-type="float" office:value="41.2">
            <text:p>41,2</text:p>
          </table:table-cell>
          <table:table-cell table:style-name="ce8" office:value-type="float" office:value="0.0727272727272727">
            <text:p>0,0727272727</text:p>
          </table:table-cell>
          <table:table-cell table:style-name="ce8" office:value-type="float" office:value="0.024390243902439">
            <text:p>0,0243902439</text:p>
          </table:table-cell>
          <table:table-cell table:style-name="ce8" office:value-type="float" office:value="330">
            <text:p>33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42.0617283950617">
            <text:p>42,061728395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2926829268293">
            <text:p>0,1829268293</text:p>
          </table:table-cell>
          <table:table-cell office:value-type="float" office:value="50.2266666666667">
            <text:p>50,2266666667</text:p>
          </table:table-cell>
          <table:table-cell office:value-type="float" office:value="0.0133333333333333">
            <text:p>0,013333333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2926829268293">
            <text:p>0,1829268293</text:p>
          </table:table-cell>
          <table:table-cell office:value-type="float" office:value="38.9066666666667">
            <text:p>38,90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7073170731707">
            <text:p>0,2170731707</text:p>
          </table:table-cell>
          <table:table-cell office:value-type="float" office:value="34.3370786516854">
            <text:p>34,3370786517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,0769230769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73170731707317">
            <text:p>0,1731707317</text:p>
          </table:table-cell>
          <table:table-cell office:value-type="float" office:value="39.6338028169014">
            <text:p>39,6338028169</text:p>
          </table:table-cell>
          <table:table-cell office:value-type="float" office:value="0.0140845070422535">
            <text:p>0,01408450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58536585365854">
            <text:p>0,2585365854</text:p>
          </table:table-cell>
          <table:table-cell office:value-type="float" office:value="47.0660377358491">
            <text:p>47,0660377358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39.9285714285714">
            <text:p>39,9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42.5853658536585">
            <text:p>42,5853658537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7560975609756">
            <text:p>0,1975609756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36.5243902439024">
            <text:p>36,5243902439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4634146341463">
            <text:p>0,2146341463</text:p>
          </table:table-cell>
          <table:table-cell office:value-type="float" office:value="36.8409090909091">
            <text:p>36,8409090909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31707317073171">
            <text:p>0,2317073171</text:p>
          </table:table-cell>
          <table:table-cell office:value-type="float" office:value="37.8315789473684">
            <text:p>37,8315789474</text:p>
          </table:table-cell>
          <table:table-cell office:value-type="float" office:value="0.105263157894737">
            <text:p>0,105263157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65853658536585">
            <text:p>0,2658536585</text:p>
          </table:table-cell>
          <table:table-cell office:value-type="float" office:value="40.0550458715596">
            <text:p>40,0550458716</text:p>
          </table:table-cell>
          <table:table-cell table:number-columns-repeated="2"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80487804878049">
            <text:p>0,1804878049</text:p>
          </table:table-cell>
          <table:table-cell office:value-type="float" office:value="40.0540540540541">
            <text:p>40,0540540541</text:p>
          </table:table-cell>
          <table:table-cell office:value-type="float" office:value="0.027027027027027">
            <text:p>0,02702702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39.2738095238095">
            <text:p>39,2738095238</text:p>
          </table:table-cell>
          <table:table-cell office:value-type="float" office:value="0.0238095238095238">
            <text:p>0,0238095238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04878048780488">
            <text:p>0,2048780488</text:p>
          </table:table-cell>
          <table:table-cell office:value-type="float" office:value="39.5714285714286">
            <text:p>39,5714285714</text:p>
          </table:table-cell>
          <table:table-cell office:value-type="float" office:value="0.0119047619047619">
            <text:p>0,011904761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21951219512195">
            <text:p>0,2219512195</text:p>
          </table:table-cell>
          <table:table-cell office:value-type="float" office:value="40.7142857142857">
            <text:p>40,7142857143</text:p>
          </table:table-cell>
          <table:table-cell office:value-type="float" office:value="0.043956043956044">
            <text:p>0,04395604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,2195121951</text:p>
          </table:table-cell>
          <table:table-cell office:value-type="float" office:value="44.4777777777778">
            <text:p>44,4777777778</text:p>
          </table:table-cell>
          <table:table-cell office:value-type="float" office:value="0.0111111111111111">
            <text:p>0,011111111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241463414634146">
            <text:p>0,2414634146</text:p>
          </table:table-cell>
          <table:table-cell office:value-type="float" office:value="40.7171717171717">
            <text:p>40,7171717172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92682926829268">
            <text:p>0,1926829268</text:p>
          </table:table-cell>
          <table:table-cell office:value-type="float" office:value="40.0886075949367">
            <text:p>40,088607594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3414634146341">
            <text:p>0,5634146341</text:p>
          </table:table-cell>
          <table:table-cell table:style-name="Default" office:value-type="float" office:value="41.1255411255411">
            <text:p>41,1255411255</text:p>
          </table:table-cell>
          <table:table-cell table:style-name="Default" office:value-type="float" office:value="0.0346320346320346">
            <text:p>0,034632034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1">
            <text:p>23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2926829268293">
            <text:p>0,5829268293</text:p>
          </table:table-cell>
          <table:table-cell table:style-name="Default" office:value-type="float" office:value="43.7112970711297">
            <text:p>43,7112970711</text:p>
          </table:table-cell>
          <table:table-cell table:style-name="Default" office:value-type="float" office:value="0.0711297071129707">
            <text:p>0,071129707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9">
            <text:p>23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3170731707317">
            <text:p>0,5731707317</text:p>
          </table:table-cell>
          <table:table-cell table:style-name="Default" office:value-type="float" office:value="41.7446808510638">
            <text:p>41,7446808511</text:p>
          </table:table-cell>
          <table:table-cell table:style-name="Default" office:value-type="float" office:value="0.0765957446808511">
            <text:p>0,0765957447</text:p>
          </table:table-cell>
          <table:table-cell table:style-name="Default" office:value-type="float" office:value="0.0714285714285714">
            <text:p>0,0714285714</text:p>
          </table:table-cell>
          <table:table-cell table:style-name="Default" office:value-type="float" office:value="235">
            <text:p>235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0731707317073">
            <text:p>0,5707317073</text:p>
          </table:table-cell>
          <table:table-cell table:style-name="Default" office:value-type="float" office:value="39.8205128205128">
            <text:p>39,8205128205</text:p>
          </table:table-cell>
          <table:table-cell table:style-name="Default" office:value-type="float" office:value="0.0641025641025641">
            <text:p>0,0641025641</text:p>
          </table:table-cell>
          <table:table-cell table:style-name="Default" office:value-type="float" office:value="0.037037037037037">
            <text:p>0,037037037</text:p>
          </table:table-cell>
          <table:table-cell table:style-name="Default" office:value-type="float" office:value="234">
            <text:p>23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12195121951219">
            <text:p>0,612195122</text:p>
          </table:table-cell>
          <table:table-cell table:style-name="Default" office:value-type="float" office:value="41.8207171314741">
            <text:p>41,8207171315</text:p>
          </table:table-cell>
          <table:table-cell table:style-name="Default" office:value-type="float" office:value="0.0119521912350598">
            <text:p>0,01195219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1">
            <text:p>25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780487804878">
            <text:p>0,587804878</text:p>
          </table:table-cell>
          <table:table-cell table:style-name="Default" office:value-type="float" office:value="39.7676348547718">
            <text:p>39,7676348548</text:p>
          </table:table-cell>
          <table:table-cell table:style-name="Default" office:value-type="float" office:value="0.033195020746888">
            <text:p>0,033195020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1">
            <text:p>24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68292682926829">
            <text:p>0,4682926829</text:p>
          </table:table-cell>
          <table:table-cell table:style-name="Default" office:value-type="float" office:value="39.859375">
            <text:p>39,859375</text:p>
          </table:table-cell>
          <table:table-cell table:style-name="Default" office:value-type="float" office:value="0.0416666666666667">
            <text:p>0,04166666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92">
            <text:p>19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92682926829268">
            <text:p>0,5926829268</text:p>
          </table:table-cell>
          <table:table-cell table:style-name="Default" office:value-type="float" office:value="39.3045267489712">
            <text:p>39,304526749</text:p>
          </table:table-cell>
          <table:table-cell table:style-name="Default" office:value-type="float" office:value="0.0205761316872428">
            <text:p>0,020576131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3">
            <text:p>24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8292682926829">
            <text:p>0,5682926829</text:p>
          </table:table-cell>
          <table:table-cell table:style-name="Default" office:value-type="float" office:value="42.9699570815451">
            <text:p>42,9699570815</text:p>
          </table:table-cell>
          <table:table-cell table:style-name="Default" office:value-type="float" office:value="0.0772532188841202">
            <text:p>0,077253218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3">
            <text:p>23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8292682926829">
            <text:p>0,5682926829</text:p>
          </table:table-cell>
          <table:table-cell table:style-name="Default" office:value-type="float" office:value="41.6995708154506">
            <text:p>41,6995708155</text:p>
          </table:table-cell>
          <table:table-cell table:style-name="Default" office:value-type="float" office:value="0.0257510729613734">
            <text:p>0,0257510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33">
            <text:p>233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9024390243903">
            <text:p>0,5390243902</text:p>
          </table:table-cell>
          <table:table-cell table:style-name="Default" office:value-type="float" office:value="40.2533936651584">
            <text:p>40,2533936652</text:p>
          </table:table-cell>
          <table:table-cell table:style-name="Default" office:value-type="float" office:value="0.0226244343891403">
            <text:p>0,022624434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1">
            <text:p>22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85365853658537">
            <text:p>0,5853658537</text:p>
          </table:table-cell>
          <table:table-cell table:style-name="Default" office:value-type="float" office:value="38.3166666666667">
            <text:p>38,3166666667</text:p>
          </table:table-cell>
          <table:table-cell table:style-name="Default" office:value-type="float" office:value="0.220833333333333">
            <text:p>0,220833333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40">
            <text:p>24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7073170731707">
            <text:p>0,5170731707</text:p>
          </table:table-cell>
          <table:table-cell table:style-name="Default" office:value-type="float" office:value="39.3396226415094">
            <text:p>39,3396226415</text:p>
          </table:table-cell>
          <table:table-cell table:style-name="Default" office:value-type="float" office:value="0.0471698113207547">
            <text:p>0,047169811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2">
            <text:p>21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41463414634146">
            <text:p>0,5414634146</text:p>
          </table:table-cell>
          <table:table-cell table:style-name="Default" office:value-type="float" office:value="40.8018018018018">
            <text:p>40,8018018018</text:p>
          </table:table-cell>
          <table:table-cell table:style-name="Default" office:value-type="float" office:value="0.00900900900900901">
            <text:p>0,00900900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22">
            <text:p>222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4146341463415">
            <text:p>0,5341463415</text:p>
          </table:table-cell>
          <table:table-cell table:style-name="Default" office:value-type="float" office:value="40.3881278538813">
            <text:p>40,3881278539</text:p>
          </table:table-cell>
          <table:table-cell table:style-name="Default" office:value-type="float" office:value="0.242009132420091">
            <text:p>0,242009132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9">
            <text:p>219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36585365853659">
            <text:p>0,5365853659</text:p>
          </table:table-cell>
          <table:table-cell table:style-name="Default" office:value-type="float" office:value="40.1818181818182">
            <text:p>40,1818181818</text:p>
          </table:table-cell>
          <table:table-cell table:style-name="Default" office:value-type="float" office:value="0.0681818181818182">
            <text:p>0,0681818182</text:p>
          </table:table-cell>
          <table:table-cell table:style-name="Default" office:value-type="float" office:value="0.0384615384615385">
            <text:p>0,0384615385</text:p>
          </table:table-cell>
          <table:table-cell table:style-name="Default" office:value-type="float" office:value="220">
            <text:p>22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1219512195122">
            <text:p>0,512195122</text:p>
          </table:table-cell>
          <table:table-cell table:style-name="Default" office:value-type="float" office:value="39.3285714285714">
            <text:p>39,3285714286</text:p>
          </table:table-cell>
          <table:table-cell table:style-name="Default" office:value-type="float" office:value="0.0428571428571429">
            <text:p>0,04285714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0">
            <text:p>210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70731707317073">
            <text:p>0,5707317073</text:p>
          </table:table-cell>
          <table:table-cell table:style-name="Default" office:value-type="float" office:value="38.517094017094">
            <text:p>38,5170940171</text:p>
          </table:table-cell>
          <table:table-cell table:style-name="Default" office:value-type="float" office:value="0.106837606837607">
            <text:p>0,1068376068</text:p>
          </table:table-cell>
          <table:table-cell table:style-name="Default" office:value-type="float" office:value="0.0434782608695652">
            <text:p>0,0434782609</text:p>
          </table:table-cell>
          <table:table-cell table:style-name="Default" office:value-type="float" office:value="234">
            <text:p>234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63414634146341">
            <text:p>0,5634146341</text:p>
          </table:table-cell>
          <table:table-cell table:style-name="Default" office:value-type="float" office:value="38.4891774891775">
            <text:p>38,4891774892</text:p>
          </table:table-cell>
          <table:table-cell table:style-name="Default" office:value-type="float" office:value="0.0173160173160173">
            <text:p>0,0173160173</text:p>
          </table:table-cell>
          <table:table-cell table:style-name="Default" office:value-type="float" office:value="0.0416666666666667">
            <text:p>0,0416666667</text:p>
          </table:table-cell>
          <table:table-cell table:style-name="Default" office:value-type="float" office:value="231">
            <text:p>231</text:p>
          </table:table-cell>
        </table:table-row>
        <table:table-row table:style-name="ro2">
          <table:table-cell table:style-name="Default" office:value-type="float" office:value="0.625">
            <text:p>0,625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21951219512195">
            <text:p>0,5219512195</text:p>
          </table:table-cell>
          <table:table-cell table:style-name="Default" office:value-type="float" office:value="41.5280373831776">
            <text:p>41,5280373832</text:p>
          </table:table-cell>
          <table:table-cell table:style-name="Default" office:value-type="float" office:value="0.0233644859813084">
            <text:p>0,02336448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14">
            <text:p>21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1.4481792717087">
            <text:p>41,4481792717</text:p>
          </table:table-cell>
          <table:table-cell office:value-type="float" office:value="0.159663865546219">
            <text:p>0,1596638655</text:p>
          </table:table-cell>
          <table:table-cell office:value-type="float" office:value="0.0208333333333333">
            <text:p>0,0208333333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85365853658537">
            <text:p>0,7853658537</text:p>
          </table:table-cell>
          <table:table-cell office:value-type="float" office:value="41.0714285714286">
            <text:p>41,0714285714</text:p>
          </table:table-cell>
          <table:table-cell office:value-type="float" office:value="0.636645962732919">
            <text:p>0,6366459627</text:p>
          </table:table-cell>
          <table:table-cell office:value-type="float" office:value="0.717647058823529">
            <text:p>0,7176470588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36585365853659">
            <text:p>0,7365853659</text:p>
          </table:table-cell>
          <table:table-cell office:value-type="float" office:value="44.7748344370861">
            <text:p>44,7748344371</text:p>
          </table:table-cell>
          <table:table-cell office:value-type="float" office:value="3.04966887417219">
            <text:p>3,0496688742</text:p>
          </table:table-cell>
          <table:table-cell office:value-type="float" office:value="0.636363636363636">
            <text:p>0,6363636364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7317073170732">
            <text:p>0,9073170732</text:p>
          </table:table-cell>
          <table:table-cell office:value-type="float" office:value="42.9811827956989">
            <text:p>42,9811827957</text:p>
          </table:table-cell>
          <table:table-cell office:value-type="float" office:value="0.344086021505376">
            <text:p>0,3440860215</text:p>
          </table:table-cell>
          <table:table-cell office:value-type="float" office:value="0.0238095238095238">
            <text:p>0,0238095238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51219512195122">
            <text:p>0,9512195122</text:p>
          </table:table-cell>
          <table:table-cell office:value-type="float" office:value="43.1333333333333">
            <text:p>43,1333333333</text:p>
          </table:table-cell>
          <table:table-cell office:value-type="float" office:value="0.225641025641026">
            <text:p>0,2256410256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5853658536585">
            <text:p>0,6658536585</text:p>
          </table:table-cell>
          <table:table-cell office:value-type="float" office:value="42.7106227106227">
            <text:p>42,7106227106</text:p>
          </table:table-cell>
          <table:table-cell office:value-type="float" office:value="0.970695970695971">
            <text:p>0,9706959707</text:p>
          </table:table-cell>
          <table:table-cell office:value-type="float" office:value="0.764150943396226">
            <text:p>0,7641509434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0.7086834733894">
            <text:p>40,7086834734</text:p>
          </table:table-cell>
          <table:table-cell office:value-type="float" office:value="0.117647058823529">
            <text:p>0,1176470588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80487804878049">
            <text:p>0,8804878049</text:p>
          </table:table-cell>
          <table:table-cell office:value-type="float" office:value="42.6925207756233">
            <text:p>42,6925207756</text:p>
          </table:table-cell>
          <table:table-cell office:value-type="float" office:value="0.213296398891967">
            <text:p>0,2132963989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12195121951219">
            <text:p>0,912195122</text:p>
          </table:table-cell>
          <table:table-cell office:value-type="float" office:value="43.0401069518717">
            <text:p>43,0401069519</text:p>
          </table:table-cell>
          <table:table-cell office:value-type="float" office:value="0.283422459893048">
            <text:p>0,2834224599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97560975609756">
            <text:p>0,4975609756</text:p>
          </table:table-cell>
          <table:table-cell office:value-type="float" office:value="41.2450980392157">
            <text:p>41,2450980392</text:p>
          </table:table-cell>
          <table:table-cell office:value-type="float" office:value="1.69607843137255">
            <text:p>1,6960784314</text:p>
          </table:table-cell>
          <table:table-cell office:value-type="float" office:value="0.871111111111111">
            <text:p>0,8711111111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95121951219512">
            <text:p>0,5951219512</text:p>
          </table:table-cell>
          <table:table-cell office:value-type="float" office:value="43.7622950819672">
            <text:p>43,762295082</text:p>
          </table:table-cell>
          <table:table-cell office:value-type="float" office:value="3.2827868852459">
            <text:p>3,2827868852</text:p>
          </table:table-cell>
          <table:table-cell office:value-type="float" office:value="0.782608695652174">
            <text:p>0,7826086957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92682926829268">
            <text:p>0,8926829268</text:p>
          </table:table-cell>
          <table:table-cell office:value-type="float" office:value="43.2295081967213">
            <text:p>43,2295081967</text:p>
          </table:table-cell>
          <table:table-cell office:value-type="float" office:value="0.355191256830601">
            <text:p>0,3551912568</text:p>
          </table:table-cell>
          <table:table-cell office:value-type="float" office:value="0.025">
            <text:p>0,025</text:p>
          </table:table-cell>
          <table:table-cell office:value-type="float" office:value="366">
            <text:p>366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65853658536585">
            <text:p>0,8658536585</text:p>
          </table:table-cell>
          <table:table-cell office:value-type="float" office:value="40.8619718309859">
            <text:p>40,861971831</text:p>
          </table:table-cell>
          <table:table-cell office:value-type="float" office:value="0.123943661971831">
            <text:p>0,123943662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5609756097561">
            <text:p>0,8756097561</text:p>
          </table:table-cell>
          <table:table-cell office:value-type="float" office:value="43.2395543175487">
            <text:p>43,2395543175</text:p>
          </table:table-cell>
          <table:table-cell office:value-type="float" office:value="0.353760445682451">
            <text:p>0,3537604457</text:p>
          </table:table-cell>
          <table:table-cell office:value-type="float" office:value="0.0196078431372549">
            <text:p>0,0196078431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5609756097561">
            <text:p>0,8756097561</text:p>
          </table:table-cell>
          <table:table-cell office:value-type="float" office:value="42.08356545961">
            <text:p>42,0835654596</text:p>
          </table:table-cell>
          <table:table-cell office:value-type="float" office:value="0.373259052924791">
            <text:p>0,3732590529</text:p>
          </table:table-cell>
          <table:table-cell office:value-type="float" office:value="0.152173913043478">
            <text:p>0,152173913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41463414634146">
            <text:p>0,6414634146</text:p>
          </table:table-cell>
          <table:table-cell office:value-type="float" office:value="43.7832699619772">
            <text:p>43,783269962</text:p>
          </table:table-cell>
          <table:table-cell office:value-type="float" office:value="1.73764258555133">
            <text:p>1,7376425856</text:p>
          </table:table-cell>
          <table:table-cell office:value-type="float" office:value="0.787671232876712">
            <text:p>0,7876712329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85365853658537">
            <text:p>0,8853658537</text:p>
          </table:table-cell>
          <table:table-cell office:value-type="float" office:value="40.8154269972452">
            <text:p>40,8154269972</text:p>
          </table:table-cell>
          <table:table-cell office:value-type="float" office:value="0.154269972451791">
            <text:p>0,1542699725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4.7478991596639">
            <text:p>44,7478991597</text:p>
          </table:table-cell>
          <table:table-cell office:value-type="float" office:value="0.400560224089636">
            <text:p>0,4005602241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04878048780488">
            <text:p>0,9048780488</text:p>
          </table:table-cell>
          <table:table-cell office:value-type="float" office:value="40.4609164420485">
            <text:p>40,460916442</text:p>
          </table:table-cell>
          <table:table-cell office:value-type="float" office:value="0.142857142857143">
            <text:p>0,1428571429</text:p>
          </table:table-cell>
          <table:table-cell office:value-type="float" office:value="0.0227272727272727">
            <text:p>0,0227272727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table:style-name="ce2" office:value-type="string">
            <text:p>1,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870731707317073">
            <text:p>0,8707317073</text:p>
          </table:table-cell>
          <table:table-cell office:value-type="float" office:value="44.3109243697479">
            <text:p>44,3109243697</text:p>
          </table:table-cell>
          <table:table-cell office:value-type="float" office:value="0.386554621848739">
            <text:p>0,3865546218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</table:table-row>
      </table:table>
      <table:table table:name="formatted data" table:style-name="ta1">
        <office:forms form:automatic-focus="false" form:apply-design-mode="false"/>
        <table:shapes>
          <draw:frame draw:z-index="0" draw:style-name="gr1" svg:width="16.006cm" svg:height="8.996cm" svg:x="28.253cm" svg:y="0.134cm">
            <draw:object draw:notify-on-update-of-ranges="'formatted data'.C2:'formatted data'.C10 'formatted data'.D2:'formatted data'.D10 'formatted data'.E2:'formatted data'.E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006cm" svg:height="8.995cm" svg:x="45.79cm" svg:y="0.295cm">
            <draw:object draw:notify-on-update-of-ranges="'formatted data'.C13:'formatted data'.C21 'formatted data'.D13:'formatted data'.D21 'formatted data'.E13:'formatted data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006cm" svg:height="8.996cm" svg:x="28.309cm" svg:y="10.709cm">
            <draw:object draw:notify-on-update-of-ranges="'formatted data'.C24:'formatted data'.C32 'formatted data'.D24:'formatted data'.D32 'formatted data'.E24:'formatted data'.E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6.006cm" svg:height="8.996cm" svg:x="45.957cm" svg:y="10.897cm">
            <draw:object draw:notify-on-update-of-ranges="'formatted data'.C35:'formatted data'.C43 'formatted data'.D35:'formatted data'.D43 'formatted data'.E35:'formatted data'.E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ce10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row table:style-name="ro2">
          <table:table-cell/>
          <table:table-cell table:style-name="ce9" office:value-type="string">
            <text:p>Setup</text:p>
          </table:table-cell>
          <table:table-cell table:style-name="ce9" office:value-type="string">
            <text:p>Average-exits, density 0,25</text:p>
          </table:table-cell>
          <table:table-cell table:style-name="ce9" office:value-type="string">
            <text:p>Average-exits, density 0,625</text:p>
          </table:table-cell>
          <table:table-cell table:style-name="ce9" office:value-type="string">
            <text:p>Average-exits, density 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AVERAGE(['raw data'.$F$2:.$F$21])" office:value-type="float" office:value="0.220853658536585">
            <text:p>0,2208536585</text:p>
          </table:table-cell>
          <table:table-cell table:formula="of:=AVERAGE(['raw data'.$F$22:.$F$41])" office:value-type="float" office:value="0.563658536585366">
            <text:p>0,5636585366</text:p>
          </table:table-cell>
          <table:table-cell table:formula="of:=AVERAGE(['raw data'.$F$42:.$F$61])" office:value-type="float" office:value="0.844024390243902">
            <text:p>0,84402439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AVERAGE(['raw data'.$F$62:.$F$81])" office:value-type="float" office:value="0.230243902439024">
            <text:p>0,2302439024</text:p>
          </table:table-cell>
          <table:table-cell table:formula="of:=AVERAGE(['raw data'.$F$82:.$F$101])" office:value-type="float" office:value="0.562926829268293">
            <text:p>0,5629268293</text:p>
          </table:table-cell>
          <table:table-cell table:formula="of:=AVERAGE(['raw data'.$F$102:.$F$121])" office:value-type="float" office:value="0.880975609756098">
            <text:p>0,8809756098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AVERAGE(['raw data'.$F$122:.$F$141])" office:value-type="float" office:value="0.225">
            <text:p>0,225</text:p>
          </table:table-cell>
          <table:table-cell table:formula="of:=AVERAGE(['raw data'.$F$142:.$F$161])" office:value-type="float" office:value="0.555731707317073">
            <text:p>0,5557317073</text:p>
          </table:table-cell>
          <table:table-cell table:formula="of:=AVERAGE(['raw data'.$F$162:.$F$181])" office:value-type="float" office:value="0.895243902439025">
            <text:p>0,89524390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AVERAGE(['raw data'.$F$182:.$F$201])" office:value-type="float" office:value="0.230487804878049">
            <text:p>0,2304878049</text:p>
          </table:table-cell>
          <table:table-cell table:formula="of:=AVERAGE(['raw data'.$F$202:.$F$221])" office:value-type="float" office:value="0.557439024390244">
            <text:p>0,5574390244</text:p>
          </table:table-cell>
          <table:table-cell table:formula="of:=AVERAGE(['raw data'.$F$222:.$F$241])" office:value-type="float" office:value="0.825609756097561">
            <text:p>0,8256097561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AVERAGE(['raw data'.$F$242:.$F$261])" office:value-type="float" office:value="0.215365853658536">
            <text:p>0,2153658537</text:p>
          </table:table-cell>
          <table:table-cell table:formula="of:=AVERAGE(['raw data'.$F$262:.$F$281])" office:value-type="float" office:value="0.552439024390244">
            <text:p>0,5524390244</text:p>
          </table:table-cell>
          <table:table-cell table:formula="of:=AVERAGE(['raw data'.$F$282:.$F$301])" office:value-type="float" office:value="0.845853658536585">
            <text:p>0,845853658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AVERAGE(['raw data'.$F$302:.$F$321])" office:value-type="float" office:value="0.214024390243903">
            <text:p>0,2140243902</text:p>
          </table:table-cell>
          <table:table-cell table:formula="of:=AVERAGE(['raw data'.$F$322:.$F$341])" office:value-type="float" office:value="0.566829268292683">
            <text:p>0,5668292683</text:p>
          </table:table-cell>
          <table:table-cell table:formula="of:=AVERAGE(['raw data'.$F$342:.$F$361])" office:value-type="float" office:value="0.820121951219512">
            <text:p>0,82012195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AVERAGE(['raw data'.$F$362:.$F$381])" office:value-type="float" office:value="0.224024390243902">
            <text:p>0,2240243902</text:p>
          </table:table-cell>
          <table:table-cell table:formula="of:=AVERAGE(['raw data'.$F$382:.$F$401])" office:value-type="float" office:value="0.559634146341463">
            <text:p>0,5596341463</text:p>
          </table:table-cell>
          <table:table-cell table:formula="of:=AVERAGE(['raw data'.$F$402:.$F$421])" office:value-type="float" office:value="0.737926829268293">
            <text:p>0,7379268293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AVERAGE(['raw data'.$F$422:.$F$441])" office:value-type="float" office:value="0.221951219512195">
            <text:p>0,2219512195</text:p>
          </table:table-cell>
          <table:table-cell table:formula="of:=AVERAGE(['raw data'.$F$442:.$F$461])" office:value-type="float" office:value="0.555487804878049">
            <text:p>0,5554878049</text:p>
          </table:table-cell>
          <table:table-cell table:formula="of:=AVERAGE(['raw data'.$F$462:.$F$481])" office:value-type="float" office:value="0.811585365853659">
            <text:p>0,8115853659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AVERAGE(['raw data'.$F$482:.$F$501])" office:value-type="float" office:value="0.209634146341463">
            <text:p>0,2096341463</text:p>
          </table:table-cell>
          <table:table-cell table:formula="of:=AVERAGE(['raw data'.$F$502:.$F$521])" office:value-type="float" office:value="0.555487804878049">
            <text:p>0,5554878049</text:p>
          </table:table-cell>
          <table:table-cell table:formula="of:=AVERAGE(['raw data'.$F$522:.$F$541])" office:value-type="float" office:value="0.81780487804878">
            <text:p>0,817804878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9" office:value-type="string">
            <text:p>Setup</text:p>
          </table:table-cell>
          <table:table-cell table:style-name="ce9" office:value-type="string">
            <text:p>Average-age, density 0,25</text:p>
          </table:table-cell>
          <table:table-cell table:style-name="ce9" office:value-type="string">
            <text:p>Average-age, density 0,625</text:p>
          </table:table-cell>
          <table:table-cell table:style-name="ce9" office:value-type="string">
            <text:p>Average-age, density 1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formula="of:=AVERAGE(['raw data'.$G$2:.$G$21])" office:value-type="float" office:value="39.6830199998056">
            <text:p>39,6830199998</text:p>
          </table:table-cell>
          <table:table-cell table:formula="of:=AVERAGE(['raw data'.$G$22:.$G$41])" office:value-type="float" office:value="40.7018454288442">
            <text:p>40,7018454288</text:p>
          </table:table-cell>
          <table:table-cell table:style-name="ce13" table:formula="of:=AVERAGE(['raw data'.$G$42:.$G$61])" office:value-type="float" office:value="42.0226126284742">
            <text:p>42,0226126285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2">
            <text:p>2</text:p>
          </table:table-cell>
          <table:table-cell table:formula="of:=AVERAGE(['raw data'.$G$62:.$G$81])" office:value-type="float" office:value="39.3570867208561">
            <text:p>39,3570867209</text:p>
          </table:table-cell>
          <table:table-cell table:formula="of:=AVERAGE(['raw data'.$G$82:.$G$101])" office:value-type="float" office:value="41.3214454719636">
            <text:p>41,321445472</text:p>
          </table:table-cell>
          <table:table-cell table:style-name="ce13" table:formula="of:=AVERAGE(['raw data'.$G$102:.$G$121])" office:value-type="float" office:value="41.534615874144">
            <text:p>41,5346158741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3">
            <text:p>3</text:p>
          </table:table-cell>
          <table:table-cell table:formula="of:=AVERAGE(['raw data'.$G$122:.$G$141])" office:value-type="float" office:value="39.644974231088">
            <text:p>39,6449742311</text:p>
          </table:table-cell>
          <table:table-cell table:formula="of:=AVERAGE(['raw data'.$G$142:.$G$161])" office:value-type="float" office:value="40.9233462703388">
            <text:p>40,9233462703</text:p>
          </table:table-cell>
          <table:table-cell table:style-name="ce13" table:formula="of:=AVERAGE(['raw data'.$G$162:.$G$181])" office:value-type="float" office:value="41.5789740519255">
            <text:p>41,5789740519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4">
            <text:p>4</text:p>
          </table:table-cell>
          <table:table-cell table:formula="of:=AVERAGE(['raw data'.$G$182:.$G$201])" office:value-type="float" office:value="40.1835954061216">
            <text:p>40,1835954061</text:p>
          </table:table-cell>
          <table:table-cell table:formula="of:=AVERAGE(['raw data'.$G$202:.$G$221])" office:value-type="float" office:value="41.5505296339899">
            <text:p>41,550529634</text:p>
          </table:table-cell>
          <table:table-cell table:style-name="ce13" table:formula="of:=AVERAGE(['raw data'.$G$222:.$G$241])" office:value-type="float" office:value="42.003240263416">
            <text:p>42,0032402634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5">
            <text:p>5</text:p>
          </table:table-cell>
          <table:table-cell table:formula="of:=AVERAGE(['raw data'.$G$242:.$G$261])" office:value-type="float" office:value="40.1979113905308">
            <text:p>40,1979113905</text:p>
          </table:table-cell>
          <table:table-cell table:formula="of:=AVERAGE(['raw data'.$G$262:.$G$281])" office:value-type="float" office:value="40.2827343283739">
            <text:p>40,2827343284</text:p>
          </table:table-cell>
          <table:table-cell table:style-name="ce13" table:formula="of:=AVERAGE(['raw data'.$G$282:.$G$301])" office:value-type="float" office:value="41.7486786059531">
            <text:p>41,748678606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6">
            <text:p>6</text:p>
          </table:table-cell>
          <table:table-cell table:formula="of:=AVERAGE(['raw data'.$G$302:.$G$321])" office:value-type="float" office:value="39.7141754121654">
            <text:p>39,7141754122</text:p>
          </table:table-cell>
          <table:table-cell table:formula="of:=AVERAGE(['raw data'.$G$322:.$G$341])" office:value-type="float" office:value="39.9665068341442">
            <text:p>39,9665068341</text:p>
          </table:table-cell>
          <table:table-cell table:style-name="ce13" table:formula="of:=AVERAGE(['raw data'.$G$342:.$G$361])" office:value-type="float" office:value="42.026248054181">
            <text:p>42,0262480542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7">
            <text:p>7</text:p>
          </table:table-cell>
          <table:table-cell table:formula="of:=AVERAGE(['raw data'.$G$362:.$G$381])" office:value-type="float" office:value="40.028782187065">
            <text:p>40,0287821871</text:p>
          </table:table-cell>
          <table:table-cell table:formula="of:=AVERAGE(['raw data'.$G$382:.$G$401])" office:value-type="float" office:value="40.9570224326933">
            <text:p>40,9570224327</text:p>
          </table:table-cell>
          <table:table-cell table:style-name="ce13" table:formula="of:=AVERAGE(['raw data'.$G$402:.$G$421])" office:value-type="float" office:value="42.3055069472695">
            <text:p>42,3055069473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8">
            <text:p>8</text:p>
          </table:table-cell>
          <table:table-cell table:formula="of:=AVERAGE(['raw data'.$G$422:.$G$441])" office:value-type="float" office:value="40.2688795013713">
            <text:p>40,2688795014</text:p>
          </table:table-cell>
          <table:table-cell table:formula="of:=AVERAGE(['raw data'.$G$442:.$G$461])" office:value-type="float" office:value="41.0199213319483">
            <text:p>41,0199213319</text:p>
          </table:table-cell>
          <table:table-cell table:style-name="ce13" table:formula="of:=AVERAGE(['raw data'.$G$462:.$G$481])" office:value-type="float" office:value="42.3431288280454">
            <text:p>42,343128828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9">
            <text:p>9</text:p>
          </table:table-cell>
          <table:table-cell table:formula="of:=AVERAGE(['raw data'.$G$482:.$G$501])" office:value-type="float" office:value="40.3447488661132">
            <text:p>40,3447488661</text:p>
          </table:table-cell>
          <table:table-cell table:formula="of:=AVERAGE(['raw data'.$G$502:.$G$521])" office:value-type="float" office:value="40.4484062314658">
            <text:p>40,4484062315</text:p>
          </table:table-cell>
          <table:table-cell table:style-name="ce13" table:formula="of:=AVERAGE(['raw data'.$G$522:.$G$541])" office:value-type="float" office:value="42.5550661088747">
            <text:p>42,5550661089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9" office:value-type="string">
            <text:p>Setup</text:p>
          </table:table-cell>
          <table:table-cell table:style-name="ce9" office:value-type="string">
            <text:p>Average-waiting-time, density 0,25</text:p>
          </table:table-cell>
          <table:table-cell table:style-name="ce9" office:value-type="string">
            <text:p>Average-waiting-time, density 0,625</text:p>
          </table:table-cell>
          <table:table-cell table:style-name="ce9" office:value-type="string">
            <text:p>Average-waiting-time, density 1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formula="of:=AVERAGE(['raw data'.$H$2:.$H$21])" office:value-type="float" office:value="0.0286175407015361">
            <text:p>0,0286175407</text:p>
          </table:table-cell>
          <table:table-cell table:formula="of:=AVERAGE(['raw data'.$H$22:.$H$41])" office:value-type="float" office:value="0.0696210974973819">
            <text:p>0,0696210975</text:p>
          </table:table-cell>
          <table:table-cell table:style-name="ce13" table:formula="of:=AVERAGE(['raw data'.$H$42:.$H$61])" office:value-type="float" office:value="0.497571186690968">
            <text:p>0,4975711867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2">
            <text:p>2</text:p>
          </table:table-cell>
          <table:table-cell table:formula="of:=AVERAGE(['raw data'.$H$62:.$H$81])" office:value-type="float" office:value="0.028649560528842">
            <text:p>0,0286495605</text:p>
          </table:table-cell>
          <table:table-cell table:formula="of:=AVERAGE(['raw data'.$H$82:.$H$101])" office:value-type="float" office:value="0.0418060016524432">
            <text:p>0,0418060017</text:p>
          </table:table-cell>
          <table:table-cell table:style-name="ce13" table:formula="of:=AVERAGE(['raw data'.$H$102:.$H$121])" office:value-type="float" office:value="0.20721419402266">
            <text:p>0,207214194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3">
            <text:p>3</text:p>
          </table:table-cell>
          <table:table-cell table:formula="of:=AVERAGE(['raw data'.$H$122:.$H$141])" office:value-type="float" office:value="0.0232477012555522">
            <text:p>0,0232477013</text:p>
          </table:table-cell>
          <table:table-cell table:formula="of:=AVERAGE(['raw data'.$H$142:.$H$161])" office:value-type="float" office:value="0.0251967343980342">
            <text:p>0,0251967344</text:p>
          </table:table-cell>
          <table:table-cell table:style-name="ce13" table:formula="of:=AVERAGE(['raw data'.$H$162:.$H$181])" office:value-type="float" office:value="0.0811609435639867">
            <text:p>0,0811609436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4">
            <text:p>4</text:p>
          </table:table-cell>
          <table:table-cell table:formula="of:=AVERAGE(['raw data'.$H$182:.$H$201])" office:value-type="float" office:value="0.00547602501005951">
            <text:p>0,005476025</text:p>
          </table:table-cell>
          <table:table-cell table:formula="of:=AVERAGE(['raw data'.$H$202:.$H$221])" office:value-type="float" office:value="0.0610909268391988">
            <text:p>0,0610909268</text:p>
          </table:table-cell>
          <table:table-cell table:style-name="ce13" table:formula="of:=AVERAGE(['raw data'.$H$222:.$H$241])" office:value-type="float" office:value="0.605994215791332">
            <text:p>0,6059942158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5">
            <text:p>5</text:p>
          </table:table-cell>
          <table:table-cell table:formula="of:=AVERAGE(['raw data'.$H$242:.$H$261])" office:value-type="float" office:value="0.00984734428746734">
            <text:p>0,0098473443</text:p>
          </table:table-cell>
          <table:table-cell table:formula="of:=AVERAGE(['raw data'.$H$262:.$H$281])" office:value-type="float" office:value="0.0532742086148758">
            <text:p>0,0532742086</text:p>
          </table:table-cell>
          <table:table-cell table:style-name="ce13" table:formula="of:=AVERAGE(['raw data'.$H$282:.$H$301])" office:value-type="float" office:value="0.516844678351445">
            <text:p>0,5168446784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6">
            <text:p>6</text:p>
          </table:table-cell>
          <table:table-cell table:formula="of:=AVERAGE(['raw data'.$H$302:.$H$321])" office:value-type="float" office:value="0.0319026806842836">
            <text:p>0,0319026807</text:p>
          </table:table-cell>
          <table:table-cell table:formula="of:=AVERAGE(['raw data'.$H$322:.$H$341])" office:value-type="float" office:value="0.0779872266774254">
            <text:p>0,0779872267</text:p>
          </table:table-cell>
          <table:table-cell table:style-name="ce13" table:formula="of:=AVERAGE(['raw data'.$H$342:.$H$361])" office:value-type="float" office:value="0.656415221560511">
            <text:p>0,6564152216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7">
            <text:p>7</text:p>
          </table:table-cell>
          <table:table-cell table:formula="of:=AVERAGE(['raw data'.$H$362:.$H$381])" office:value-type="float" office:value="0.0204984031267263">
            <text:p>0,0204984031</text:p>
          </table:table-cell>
          <table:table-cell table:formula="of:=AVERAGE(['raw data'.$H$382:.$H$401])" office:value-type="float" office:value="0.122975862542425">
            <text:p>0,1229758625</text:p>
          </table:table-cell>
          <table:table-cell table:style-name="ce13" table:formula="of:=AVERAGE(['raw data'.$H$402:.$H$421])" office:value-type="float" office:value="1.08912978635147">
            <text:p>1,0891297864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8">
            <text:p>8</text:p>
          </table:table-cell>
          <table:table-cell table:formula="of:=AVERAGE(['raw data'.$H$422:.$H$441])" office:value-type="float" office:value="0.0158090049184556">
            <text:p>0,0158090049</text:p>
          </table:table-cell>
          <table:table-cell table:formula="of:=AVERAGE(['raw data'.$H$442:.$H$461])" office:value-type="float" office:value="0.0612704581931801">
            <text:p>0,0612704582</text:p>
          </table:table-cell>
          <table:table-cell table:style-name="ce13" table:formula="of:=AVERAGE(['raw data'.$H$462:.$H$481])" office:value-type="float" office:value="0.548908424664892">
            <text:p>0,5489084247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float" office:value="9">
            <text:p>9</text:p>
          </table:table-cell>
          <table:table-cell table:formula="of:=AVERAGE(['raw data'.$H$482:.$H$501])" office:value-type="float" office:value="0.0125244733039396">
            <text:p>0,0125244733</text:p>
          </table:table-cell>
          <table:table-cell table:formula="of:=AVERAGE(['raw data'.$H$502:.$H$521])" office:value-type="float" office:value="0.0628528572177997">
            <text:p>0,0628528572</text:p>
          </table:table-cell>
          <table:table-cell table:style-name="ce13" table:formula="of:=AVERAGE(['raw data'.$H$522:.$H$541])" office:value-type="float" office:value="0.75038359593645">
            <text:p>0,7503835959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9" office:value-type="string">
            <text:p>Setup</text:p>
          </table:table-cell>
          <table:table-cell table:style-name="ce9" office:value-type="string">
            <text:p>Exits-count-cumulative, density 0,25</text:p>
          </table:table-cell>
          <table:table-cell table:style-name="ce9" office:value-type="string">
            <text:p>Exits-count-cumulative, density 0,625</text:p>
          </table:table-cell>
          <table:table-cell table:style-name="ce9" office:value-type="string">
            <text:p>Exits-count-cumulative, density 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AVERAGE(['raw data'.$J$2:.$J$21])" office:value-type="float" office:value="90.55">
            <text:p>90,55</text:p>
          </table:table-cell>
          <table:table-cell table:formula="of:=AVERAGE(['raw data'.$J$22:.$J$41])" office:value-type="float" office:value="231.1">
            <text:p>231,1</text:p>
          </table:table-cell>
          <table:table-cell table:formula="of:=AVERAGE(['raw data'.$J$42:.$J$61])" office:value-type="float" office:value="346.05">
            <text:p>346,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AVERAGE(['raw data'.$J$62:.$J$81])" office:value-type="float" office:value="94.4">
            <text:p>94,4</text:p>
          </table:table-cell>
          <table:table-cell table:formula="of:=AVERAGE(['raw data'.$J$82:.$J$101])" office:value-type="float" office:value="230.8">
            <text:p>230,8</text:p>
          </table:table-cell>
          <table:table-cell table:formula="of:=AVERAGE(['raw data'.$J$102:.$J$121])" office:value-type="float" office:value="361.2">
            <text:p>361,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AVERAGE(['raw data'.$J$122:.$J$141])" office:value-type="float" office:value="92.25">
            <text:p>92,25</text:p>
          </table:table-cell>
          <table:table-cell table:formula="of:=AVERAGE(['raw data'.$J$142:.$J$161])" office:value-type="float" office:value="227.85">
            <text:p>227,85</text:p>
          </table:table-cell>
          <table:table-cell table:formula="of:=AVERAGE(['raw data'.$J$162:.$J$181])" office:value-type="float" office:value="367.05">
            <text:p>367,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AVERAGE(['raw data'.$J$182:.$J$201])" office:value-type="float" office:value="94.5">
            <text:p>94,5</text:p>
          </table:table-cell>
          <table:table-cell table:formula="of:=AVERAGE(['raw data'.$J$202:.$J$221])" office:value-type="float" office:value="228.55">
            <text:p>228,55</text:p>
          </table:table-cell>
          <table:table-cell table:formula="of:=AVERAGE(['raw data'.$J$222:.$J$241])" office:value-type="float" office:value="338.5">
            <text:p>338,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AVERAGE(['raw data'.$J$242:.$J$261])" office:value-type="float" office:value="88.3">
            <text:p>88,3</text:p>
          </table:table-cell>
          <table:table-cell table:formula="of:=AVERAGE(['raw data'.$J$262:.$J$281])" office:value-type="float" office:value="226.5">
            <text:p>226,5</text:p>
          </table:table-cell>
          <table:table-cell table:formula="of:=AVERAGE(['raw data'.$J$282:.$J$301])" office:value-type="float" office:value="346.8">
            <text:p>346,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AVERAGE(['raw data'.$J$302:.$J$321])" office:value-type="float" office:value="87.75">
            <text:p>87,75</text:p>
          </table:table-cell>
          <table:table-cell table:formula="of:=AVERAGE(['raw data'.$J$322:.$J$341])" office:value-type="float" office:value="232.4">
            <text:p>232,4</text:p>
          </table:table-cell>
          <table:table-cell table:formula="of:=AVERAGE(['raw data'.$J$342:.$J$361])" office:value-type="float" office:value="336.25">
            <text:p>336,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AVERAGE(['raw data'.$J$362:.$J$381])" office:value-type="float" office:value="91.85">
            <text:p>91,85</text:p>
          </table:table-cell>
          <table:table-cell table:formula="of:=AVERAGE(['raw data'.$J$382:.$J$401])" office:value-type="float" office:value="229.45">
            <text:p>229,45</text:p>
          </table:table-cell>
          <table:table-cell table:formula="of:=AVERAGE(['raw data'.$J$402:.$J$421])" office:value-type="float" office:value="302.55">
            <text:p>302,55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AVERAGE(['raw data'.$J$422:.$J$441])" office:value-type="float" office:value="91">
            <text:p>91</text:p>
          </table:table-cell>
          <table:table-cell table:formula="of:=AVERAGE(['raw data'.$J$442:.$J$461])" office:value-type="float" office:value="227.75">
            <text:p>227,75</text:p>
          </table:table-cell>
          <table:table-cell table:formula="of:=AVERAGE(['raw data'.$J$462:.$J$481])" office:value-type="float" office:value="332.75">
            <text:p>332,75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AVERAGE(['raw data'.$J$482:.$J$501])" office:value-type="float" office:value="85.95">
            <text:p>85,95</text:p>
          </table:table-cell>
          <table:table-cell table:formula="of:=AVERAGE(['raw data'.$J$502:.$J$521])" office:value-type="float" office:value="227.75">
            <text:p>227,75</text:p>
          </table:table-cell>
          <table:table-cell table:formula="of:=AVERAGE(['raw data'.$J$522:.$J$541])" office:value-type="float" office:value="335.3">
            <text:p>335,3</text:p>
          </table:table-cell>
          <table:table-cell table:number-columns-repeated="6"/>
        </table:table-row>
        <table:table-row table:style-name="ro2" table:number-rows-repeated="5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4" office:value-type="string">
            <text:p>setup/variable</text:p>
          </table:table-cell>
          <table:table-cell table:style-name="ce14" office:value-type="string">
            <text:p>Door-width</text:p>
          </table:table-cell>
          <table:table-cell table:style-name="ce14" office:value-type="string">
            <text:p>Sensor-range</text:p>
          </table:table-cell>
          <table:table-cell table:style-name="ce14" office:value-type="string">
            <text:p>Time-to-close</text:p>
          </table:table-cell>
          <table:table-cell table:style-name="ce14" office:value-type="string">
            <text:p>Delay-before-closing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1">
            <text:p>1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2">
            <text:p>2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3">
            <text:p>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4">
            <text:p>4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5">
            <text:p>5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6">
            <text:p>6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2">
            <text:p>2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7">
            <text:p>7</text:p>
          </table:table-cell>
          <table:table-cell table:number-columns-repeated="2" table:style-name="ce16" office:value-type="float" office:value="12">
            <text:p>12</text:p>
          </table:table-cell>
          <table:table-cell table:number-columns-repeated="2" table:style-name="ce16" office:value-type="float" office:value="6">
            <text:p>6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8">
            <text:p>8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ce15" office:value-type="float" office:value="9">
            <text:p>9</text:p>
          </table:table-cell>
          <table:table-cell table:style-name="ce16" office:value-type="float" office:value="24">
            <text:p>2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8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7T00:09:27.70</dc:date>
    <meta:generator>LibreOffice/3.5$Windows_x86 LibreOffice_project/165a79a-7059095-e13bb37-fef39a4-9503d18</meta:generator>
    <meta:editing-duration>PT1M57S</meta:editing-duration>
    <meta:editing-cycles>3</meta:editing-cycles>
    <meta:document-statistic meta:table-count="2" meta:cell-count="5620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3.744cm" svg:y="3.662cm" style:legend-expansion="high" chart:style-name="ch2"/>
        <chart:plot-area chart:style-name="ch3" table:cell-range-address="'formatted data'.C2:'formatted data'.E10" svg:x="1.358cm" svg:y="0.851cm" svg:width="11.746cm" svg:height="6.959cm">
          <chartooo:coordinate-region svg:x="2.085cm" svg:y="1.063cm" svg:width="11.019cm" svg:height="6.074cm"/>
          <chart:axis chart:dimension="x" chart:name="primary-x" chart:style-name="ch4">
            <chart:title svg:x="6.75cm" svg:y="7.99cm" chart:style-name="ch5">
              <text:p>Setup</text:p>
            </chart:title>
          </chart:axis>
          <chart:axis chart:dimension="y" chart:name="primary-y" chart:style-name="ch6">
            <chart:title svg:x="0.451cm" svg:y="5.353cm" chart:style-name="ch7">
              <text:p>Average-exits</text:p>
            </chart:title>
            <chart:grid chart:style-name="ch8" chart:class="major"/>
          </chart:axis>
          <chart:series chart:style-name="ch9" chart:values-cell-range-address="'formatted data'.C2:'formatted data'.C10" chart:class="chart:bar">
            <chart:data-point chart:repeated="9"/>
          </chart:series>
          <chart:series chart:style-name="ch10" chart:values-cell-range-address="'formatted data'.D2:'formatted data'.D10" chart:class="chart:bar">
            <chart:data-point chart:repeated="9"/>
          </chart:series>
          <chart:series chart:style-name="ch11" chart:values-cell-range-address="'formatted data'.E2:'formatted data'.E10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0853658536585">
                <text:p>0.220853658536585</text:p>
                <draw:g>
                  <svg:desc>'formatted data'.C2:'formatted data'.C10</svg:desc>
                </draw:g>
              </table:table-cell>
              <table:table-cell office:value-type="float" office:value="0.563658536585366">
                <text:p>0.563658536585366</text:p>
                <draw:g>
                  <svg:desc>'formatted data'.D2:'formatted data'.D10</svg:desc>
                </draw:g>
              </table:table-cell>
              <table:table-cell office:value-type="float" office:value="0.844024390243902">
                <text:p>0.844024390243902</text:p>
                <draw:g>
                  <svg:desc>'formatted data'.E2:'formatted data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0243902439024">
                <text:p>0.230243902439024</text:p>
              </table:table-cell>
              <table:table-cell office:value-type="float" office:value="0.562926829268293">
                <text:p>0.562926829268293</text:p>
              </table:table-cell>
              <table:table-cell office:value-type="float" office:value="0.880975609756098">
                <text:p>0.880975609756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5">
                <text:p>0.225</text:p>
              </table:table-cell>
              <table:table-cell office:value-type="float" office:value="0.555731707317073">
                <text:p>0.555731707317073</text:p>
              </table:table-cell>
              <table:table-cell office:value-type="float" office:value="0.895243902439025">
                <text:p>0.89524390243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0487804878049">
                <text:p>0.230487804878049</text:p>
              </table:table-cell>
              <table:table-cell office:value-type="float" office:value="0.557439024390244">
                <text:p>0.557439024390244</text:p>
              </table:table-cell>
              <table:table-cell office:value-type="float" office:value="0.825609756097561">
                <text:p>0.825609756097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5365853658536">
                <text:p>0.215365853658536</text:p>
              </table:table-cell>
              <table:table-cell office:value-type="float" office:value="0.552439024390244">
                <text:p>0.552439024390244</text:p>
              </table:table-cell>
              <table:table-cell office:value-type="float" office:value="0.845853658536585">
                <text:p>0.845853658536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024390243903">
                <text:p>0.214024390243903</text:p>
              </table:table-cell>
              <table:table-cell office:value-type="float" office:value="0.566829268292683">
                <text:p>0.566829268292683</text:p>
              </table:table-cell>
              <table:table-cell office:value-type="float" office:value="0.820121951219512">
                <text:p>0.820121951219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024390243902">
                <text:p>0.224024390243902</text:p>
              </table:table-cell>
              <table:table-cell office:value-type="float" office:value="0.559634146341463">
                <text:p>0.559634146341463</text:p>
              </table:table-cell>
              <table:table-cell office:value-type="float" office:value="0.737926829268293">
                <text:p>0.737926829268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951219512195">
                <text:p>0.221951219512195</text:p>
              </table:table-cell>
              <table:table-cell office:value-type="float" office:value="0.555487804878049">
                <text:p>0.555487804878049</text:p>
              </table:table-cell>
              <table:table-cell office:value-type="float" office:value="0.811585365853659">
                <text:p>0.811585365853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9634146341463">
                <text:p>0.209634146341463</text:p>
              </table:table-cell>
              <table:table-cell office:value-type="float" office:value="0.555487804878049">
                <text:p>0.555487804878049</text:p>
              </table:table-cell>
              <table:table-cell office:value-type="float" office:value="0.81780487804878">
                <text:p>0.81780487804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bar" chart:style-name="ch1">
        <chart:legend chart:legend-position="end" svg:x="13.744cm" svg:y="3.662cm" style:legend-expansion="high" chart:style-name="ch2"/>
        <chart:plot-area chart:style-name="ch3" table:cell-range-address="'formatted data'.C13:'formatted data'.E21" svg:x="1.358cm" svg:y="0.851cm" svg:width="11.746cm" svg:height="6.958cm">
          <chartooo:coordinate-region svg:x="1.979cm" svg:y="1.063cm" svg:width="11.125cm" svg:height="6.073cm"/>
          <chart:axis chart:dimension="x" chart:name="primary-x" chart:style-name="ch4">
            <chart:title svg:x="6.75cm" svg:y="7.989cm" chart:style-name="ch5">
              <text:p>Setup</text:p>
            </chart:title>
          </chart:axis>
          <chart:axis chart:dimension="y" chart:name="primary-y" chart:style-name="ch6">
            <chart:title svg:x="0.451cm" svg:y="5.3cm" chart:style-name="ch7">
              <text:p>Average-age</text:p>
            </chart:title>
            <chart:grid chart:style-name="ch8" chart:class="major"/>
          </chart:axis>
          <chart:series chart:style-name="ch9" chart:values-cell-range-address="'formatted data'.C13:'formatted data'.C21" chart:class="chart:bar">
            <chart:data-point chart:repeated="9"/>
          </chart:series>
          <chart:series chart:style-name="ch10" chart:values-cell-range-address="'formatted data'.D13:'formatted data'.D21" chart:class="chart:bar">
            <chart:data-point chart:repeated="9"/>
          </chart:series>
          <chart:series chart:style-name="ch11" chart:values-cell-range-address="'formatted data'.E13:'formatted data'.E2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6830199998056">
                <text:p>39.6830199998056</text:p>
                <draw:g>
                  <svg:desc>'formatted data'.C13:'formatted data'.C21</svg:desc>
                </draw:g>
              </table:table-cell>
              <table:table-cell office:value-type="float" office:value="40.7018454288442">
                <text:p>40.7018454288442</text:p>
                <draw:g>
                  <svg:desc>'formatted data'.D13:'formatted data'.D21</svg:desc>
                </draw:g>
              </table:table-cell>
              <table:table-cell office:value-type="float" office:value="42.0226126284742">
                <text:p>42.0226126284742</text:p>
                <draw:g>
                  <svg:desc>'formatted data'.E13:'formatted data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3570867208561">
                <text:p>39.3570867208561</text:p>
              </table:table-cell>
              <table:table-cell office:value-type="float" office:value="41.3214454719636">
                <text:p>41.3214454719636</text:p>
              </table:table-cell>
              <table:table-cell office:value-type="float" office:value="41.534615874144">
                <text:p>41.534615874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644974231088">
                <text:p>39.644974231088</text:p>
              </table:table-cell>
              <table:table-cell office:value-type="float" office:value="40.9233462703388">
                <text:p>40.9233462703388</text:p>
              </table:table-cell>
              <table:table-cell office:value-type="float" office:value="41.5789740519255">
                <text:p>41.5789740519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1835954061216">
                <text:p>40.1835954061216</text:p>
              </table:table-cell>
              <table:table-cell office:value-type="float" office:value="41.5505296339899">
                <text:p>41.5505296339899</text:p>
              </table:table-cell>
              <table:table-cell office:value-type="float" office:value="42.003240263416">
                <text:p>42.003240263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1979113905308">
                <text:p>40.1979113905308</text:p>
              </table:table-cell>
              <table:table-cell office:value-type="float" office:value="40.2827343283739">
                <text:p>40.2827343283739</text:p>
              </table:table-cell>
              <table:table-cell office:value-type="float" office:value="41.7486786059531">
                <text:p>41.7486786059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7141754121654">
                <text:p>39.7141754121654</text:p>
              </table:table-cell>
              <table:table-cell office:value-type="float" office:value="39.9665068341442">
                <text:p>39.9665068341442</text:p>
              </table:table-cell>
              <table:table-cell office:value-type="float" office:value="42.026248054181">
                <text:p>42.026248054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028782187065">
                <text:p>40.028782187065</text:p>
              </table:table-cell>
              <table:table-cell office:value-type="float" office:value="40.9570224326933">
                <text:p>40.9570224326933</text:p>
              </table:table-cell>
              <table:table-cell office:value-type="float" office:value="42.3055069472695">
                <text:p>42.3055069472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2688795013713">
                <text:p>40.2688795013713</text:p>
              </table:table-cell>
              <table:table-cell office:value-type="float" office:value="41.0199213319483">
                <text:p>41.0199213319483</text:p>
              </table:table-cell>
              <table:table-cell office:value-type="float" office:value="42.3431288280454">
                <text:p>42.3431288280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3447488661132">
                <text:p>40.3447488661132</text:p>
              </table:table-cell>
              <table:table-cell office:value-type="float" office:value="40.4484062314658">
                <text:p>40.4484062314658</text:p>
              </table:table-cell>
              <table:table-cell office:value-type="float" office:value="42.5550661088747">
                <text:p>42.5550661088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3.744cm" svg:y="3.662cm" style:legend-expansion="high" chart:style-name="ch2"/>
        <chart:plot-area chart:style-name="ch3" table:cell-range-address="'formatted data'.C24:'formatted data'.E32" svg:x="1.358cm" svg:y="0.851cm" svg:width="11.746cm" svg:height="6.959cm">
          <chartooo:coordinate-region svg:x="2.085cm" svg:y="1.064cm" svg:width="11.019cm" svg:height="6.073cm"/>
          <chart:axis chart:dimension="x" chart:name="primary-x" chart:style-name="ch4">
            <chart:title svg:x="6.75cm" svg:y="7.99cm" chart:style-name="ch5">
              <text:p>Setup</text:p>
            </chart:title>
          </chart:axis>
          <chart:axis chart:dimension="y" chart:name="primary-y" chart:style-name="ch6">
            <chart:title svg:x="0.451cm" svg:y="5.909cm" chart:style-name="ch7">
              <text:p>Average-waiting-time</text:p>
            </chart:title>
            <chart:grid chart:style-name="ch8" chart:class="major"/>
          </chart:axis>
          <chart:series chart:style-name="ch9" chart:values-cell-range-address="'formatted data'.C24:'formatted data'.C32" chart:class="chart:bar">
            <chart:data-point chart:repeated="9"/>
          </chart:series>
          <chart:series chart:style-name="ch10" chart:values-cell-range-address="'formatted data'.D24:'formatted data'.D32" chart:class="chart:bar">
            <chart:data-point chart:repeated="9"/>
          </chart:series>
          <chart:series chart:style-name="ch11" chart:values-cell-range-address="'formatted data'.E24:'formatted data'.E3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175407015361">
                <text:p>0.0286175407015361</text:p>
                <draw:g>
                  <svg:desc>'formatted data'.C24:'formatted data'.C32</svg:desc>
                </draw:g>
              </table:table-cell>
              <table:table-cell office:value-type="float" office:value="0.0696210974973819">
                <text:p>0.0696210974973819</text:p>
                <draw:g>
                  <svg:desc>'formatted data'.D24:'formatted data'.D32</svg:desc>
                </draw:g>
              </table:table-cell>
              <table:table-cell office:value-type="float" office:value="0.497571186690968">
                <text:p>0.497571186690968</text:p>
                <draw:g>
                  <svg:desc>'formatted data'.E24:'formatted data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649560528842">
                <text:p>0.028649560528842</text:p>
              </table:table-cell>
              <table:table-cell office:value-type="float" office:value="0.0418060016524432">
                <text:p>0.0418060016524432</text:p>
              </table:table-cell>
              <table:table-cell office:value-type="float" office:value="0.20721419402266">
                <text:p>0.2072141940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2477012555522">
                <text:p>0.0232477012555522</text:p>
              </table:table-cell>
              <table:table-cell office:value-type="float" office:value="0.0251967343980342">
                <text:p>0.0251967343980342</text:p>
              </table:table-cell>
              <table:table-cell office:value-type="float" office:value="0.0811609435639867">
                <text:p>0.0811609435639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47602501005951">
                <text:p>0.00547602501005951</text:p>
              </table:table-cell>
              <table:table-cell office:value-type="float" office:value="0.0610909268391988">
                <text:p>0.0610909268391988</text:p>
              </table:table-cell>
              <table:table-cell office:value-type="float" office:value="0.605994215791332">
                <text:p>0.60599421579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84734428746734">
                <text:p>0.00984734428746734</text:p>
              </table:table-cell>
              <table:table-cell office:value-type="float" office:value="0.0532742086148758">
                <text:p>0.0532742086148758</text:p>
              </table:table-cell>
              <table:table-cell office:value-type="float" office:value="0.516844678351445">
                <text:p>0.51684467835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9026806842836">
                <text:p>0.0319026806842836</text:p>
              </table:table-cell>
              <table:table-cell office:value-type="float" office:value="0.0779872266774254">
                <text:p>0.0779872266774254</text:p>
              </table:table-cell>
              <table:table-cell office:value-type="float" office:value="0.656415221560511">
                <text:p>0.656415221560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4984031267263">
                <text:p>0.0204984031267263</text:p>
              </table:table-cell>
              <table:table-cell office:value-type="float" office:value="0.122975862542425">
                <text:p>0.122975862542425</text:p>
              </table:table-cell>
              <table:table-cell office:value-type="float" office:value="1.08912978635147">
                <text:p>1.08912978635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8090049184556">
                <text:p>0.0158090049184556</text:p>
              </table:table-cell>
              <table:table-cell office:value-type="float" office:value="0.0612704581931801">
                <text:p>0.0612704581931801</text:p>
              </table:table-cell>
              <table:table-cell office:value-type="float" office:value="0.548908424664892">
                <text:p>0.548908424664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244733039396">
                <text:p>0.0125244733039396</text:p>
              </table:table-cell>
              <table:table-cell office:value-type="float" office:value="0.0628528572177997">
                <text:p>0.0628528572177997</text:p>
              </table:table-cell>
              <table:table-cell office:value-type="float" office:value="0.75038359593645">
                <text:p>0.7503835959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bar" chart:style-name="ch1">
        <chart:legend chart:legend-position="end" svg:x="13.744cm" svg:y="3.662cm" style:legend-expansion="high" chart:style-name="ch2"/>
        <chart:plot-area chart:style-name="ch3" table:cell-range-address="'formatted data'.C35:'formatted data'.E43" svg:x="1.358cm" svg:y="0.851cm" svg:width="11.746cm" svg:height="6.959cm">
          <chartooo:coordinate-region svg:x="2.165cm" svg:y="1.063cm" svg:width="10.939cm" svg:height="6.074cm"/>
          <chart:axis chart:dimension="x" chart:name="primary-x" chart:style-name="ch4">
            <chart:title svg:x="6.75cm" svg:y="7.99cm" chart:style-name="ch5">
              <text:p>Setup</text:p>
            </chart:title>
          </chart:axis>
          <chart:axis chart:dimension="y" chart:name="primary-y" chart:style-name="ch6">
            <chart:title svg:x="0.451cm" svg:y="6.014cm" chart:style-name="ch7">
              <text:p>Exits-count-cumulative</text:p>
            </chart:title>
            <chart:grid chart:style-name="ch8" chart:class="major"/>
          </chart:axis>
          <chart:series chart:style-name="ch9" chart:values-cell-range-address="'formatted data'.C35:'formatted data'.C43" chart:class="chart:bar">
            <chart:data-point chart:repeated="9"/>
          </chart:series>
          <chart:series chart:style-name="ch10" chart:values-cell-range-address="'formatted data'.D35:'formatted data'.D43" chart:class="chart:bar">
            <chart:data-point chart:repeated="9"/>
          </chart:series>
          <chart:series chart:style-name="ch11" chart:values-cell-range-address="'formatted data'.E35:'formatted data'.E4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55">
                <text:p>90.55</text:p>
                <draw:g>
                  <svg:desc>'formatted data'.C35:'formatted data'.C43</svg:desc>
                </draw:g>
              </table:table-cell>
              <table:table-cell office:value-type="float" office:value="231.1">
                <text:p>231.1</text:p>
                <draw:g>
                  <svg:desc>'formatted data'.D35:'formatted data'.D43</svg:desc>
                </draw:g>
              </table:table-cell>
              <table:table-cell office:value-type="float" office:value="346.05">
                <text:p>346.05</text:p>
                <draw:g>
                  <svg:desc>'formatted data'.E35:'formatted data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4">
                <text:p>94.4</text:p>
              </table:table-cell>
              <table:table-cell office:value-type="float" office:value="230.8">
                <text:p>230.8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.25">
                <text:p>92.25</text:p>
              </table:table-cell>
              <table:table-cell office:value-type="float" office:value="227.85">
                <text:p>227.85</text:p>
              </table:table-cell>
              <table:table-cell office:value-type="float" office:value="367.05">
                <text:p>367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5">
                <text:p>94.5</text:p>
              </table:table-cell>
              <table:table-cell office:value-type="float" office:value="228.55">
                <text:p>228.55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3">
                <text:p>88.3</text:p>
              </table:table-cell>
              <table:table-cell office:value-type="float" office:value="226.5">
                <text:p>226.5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75">
                <text:p>87.75</text:p>
              </table:table-cell>
              <table:table-cell office:value-type="float" office:value="232.4">
                <text:p>232.4</text:p>
              </table:table-cell>
              <table:table-cell office:value-type="float" office:value="336.25">
                <text:p>33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85">
                <text:p>91.85</text:p>
              </table:table-cell>
              <table:table-cell office:value-type="float" office:value="229.45">
                <text:p>229.45</text:p>
              </table:table-cell>
              <table:table-cell office:value-type="float" office:value="302.55">
                <text:p>30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227.75">
                <text:p>227.75</text:p>
              </table:table-cell>
              <table:table-cell office:value-type="float" office:value="332.75">
                <text:p>332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95">
                <text:p>85.95</text:p>
              </table:table-cell>
              <table:table-cell office:value-type="float" office:value="227.75">
                <text:p>227.75</text:p>
              </table:table-cell>
              <table:table-cell office:value-type="float" office:value="335.3">
                <text:p>335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